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7.87mm"/>
    </style:style>
    <style:style style:name="co6" style:family="table-column">
      <style:table-column-properties fo:break-before="auto" style:column-width="65.95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style:font-name="Liberation Mono" fo:font-size="9pt" style:font-size-asian="9pt" style:font-size-complex="9pt"/>
    </style:style>
    <style:style style:name="ce4" style:family="table-cell" style:parent-style-name="Defaul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9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 fo:font-size="10pt" style:font-size-asian="10pt" style:font-size-complex="10pt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66cc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66ff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cc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cc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cc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cc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4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cc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42" style:family="table-cell" style:parent-style-name="Default" style:data-style-name="N11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43" style:family="table-cell" style:parent-style-name="Default" style:data-style-name="N11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50" style:family="table-cell" style:parent-style-name="Default" style:data-style-name="N2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51" style:family="table-cell" style:parent-style-name="Default" style:data-style-name="N2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53" style:family="table-cell" style:parent-style-name="Default">
      <style:table-cell-properties fo:wrap-option="wrap"/>
      <style:text-properties style:font-name="Liberation Mono" fo:font-size="10pt" style:font-size-asian="10pt" style:font-size-complex="10pt"/>
    </style:style>
    <style:style style:name="ce54" style:family="table-cell" style:parent-style-name="Default" style:data-style-name="N135">
      <style:text-properties style:font-name="Liberation Mono" fo:font-size="9pt" style:font-size-asian="9pt" style:font-size-complex="9pt"/>
    </style:style>
    <style:style style:name="ce55" style:family="table-cell" style:parent-style-name="Default" style:data-style-name="N135"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fo:wrap-option="wrap"/>
      <style:text-properties style:font-name="Liberation Mono" fo:font-size="16pt" style:font-size-asian="16pt" style:font-size-complex="16pt"/>
    </style:style>
    <style:style style:name="ce57" style:family="table-cell" style:parent-style-name="Default">
      <style:table-cell-properties fo:wrap-option="wrap"/>
      <style:text-properties style:font-name="Liberation Mono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2" table:number-columns-repeated="10" table:default-cell-style-name="ce6"/>
        <table:table-column table:style-name="co4" table:default-cell-style-name="ce6"/>
        <table:table-column table:style-name="co2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2" table:number-columns-repeated="1001" table:default-cell-style-name="ce6"/>
        <table:table-row table:style-name="ro1">
          <table:table-cell table:style-name="ce1"/>
          <table:table-cell table:style-name="ce7" table:number-columns-repeated="4"/>
          <table:table-cell table:style-name="ce23"/>
          <table:table-cell table:style-name="ce26"/>
          <table:table-cell table:style-name="ce29"/>
          <table:table-cell table:style-name="ce32"/>
          <table:table-cell table:style-name="ce35"/>
          <table:table-cell table:style-name="ce38" table:number-columns-repeated="4"/>
          <table:table-cell table:style-name="ce48"/>
          <table:table-cell table:style-name="ce53" table:number-columns-repeated="1007"/>
        </table:table-row>
        <table:table-row table:style-name="ro2">
          <table:table-cell table:style-name="ce1"/>
          <table:table-cell table:style-name="ce8" office:value-type="string" calcext:value-type="string" table:number-columns-spanned="14" table:number-rows-spanned="1">
            <text:p>Result summary</text:p>
          </table:table-cell>
          <table:covered-table-cell table:number-columns-repeated="3" table:style-name="ce20"/>
          <table:covered-table-cell table:style-name="ce24"/>
          <table:covered-table-cell table:style-name="ce27"/>
          <table:covered-table-cell table:style-name="ce30"/>
          <table:covered-table-cell table:style-name="ce33"/>
          <table:covered-table-cell table:style-name="ce36"/>
          <table:covered-table-cell table:number-columns-repeated="4" table:style-name="ce39"/>
          <table:covered-table-cell table:style-name="ce49"/>
          <table:table-cell table:style-name="ce8" office:value-type="string" calcext:value-type="string" table:number-columns-spanned="4" table:number-rows-spanned="1">
            <text:p>Rates</text:p>
          </table:table-cell>
          <table:covered-table-cell table:number-columns-repeated="3" table:style-name="ce56"/>
          <table:table-cell table:style-name="ce56"/>
          <table:table-cell table:style-name="ce53" table:number-columns-repeated="1002"/>
        </table:table-row>
        <table:table-row table:style-name="ro1">
          <table:table-cell table:style-name="ce1"/>
          <table:table-cell table:style-name="ce9"/>
          <table:table-cell table:style-name="ce7" table:number-columns-repeated="3"/>
          <table:table-cell table:style-name="ce23"/>
          <table:table-cell table:style-name="ce26"/>
          <table:table-cell table:style-name="ce29"/>
          <table:table-cell table:style-name="ce32"/>
          <table:table-cell table:style-name="ce35"/>
          <table:table-cell table:style-name="ce38" table:number-columns-repeated="4"/>
          <table:table-cell table:style-name="ce48"/>
          <table:table-cell table:style-name="ce53" table:number-columns-repeated="1007"/>
        </table:table-row>
        <table:table-row table:style-name="ro3">
          <table:table-cell table:style-name="ce2" office:value-type="string" calcext:value-type="string">
            <text:p>Species or LCA name</text:p>
          </table:table-cell>
          <table:table-cell table:style-name="ce10" office:value-type="string" calcext:value-type="string">
            <text:p>node code</text:p>
          </table:table-cell>
          <table:table-cell table:style-name="ce10" office:value-type="string" calcext:value-type="string">
            <text:p>node order</text:p>
          </table:table-cell>
          <table:table-cell table:style-name="ce10" office:value-type="string" calcext:value-type="string">
            <text:p>Ancestor? (0/1)</text:p>
          </table:table-cell>
          <table:table-cell table:style-name="ce10" office:value-type="string" calcext:value-type="string">
            <text:p>node age (order)</text:p>
          </table:table-cell>
          <table:table-cell table:style-name="ce25" office:value-type="string" calcext:value-type="string">
            <text:p>contraction</text:p>
          </table:table-cell>
          <table:table-cell table:style-name="ce28" office:value-type="string" calcext:value-type="string">
            <text:p>expansion</text:p>
          </table:table-cell>
          <table:table-cell table:style-name="ce31" office:value-type="string" calcext:value-type="string">
            <text:p>gain</text:p>
          </table:table-cell>
          <table:table-cell table:style-name="ce34" office:value-type="string" calcext:value-type="string">
            <text:p>loss</text:p>
          </table:table-cell>
          <table:table-cell table:style-name="ce37" office:value-type="string" calcext:value-type="string">
            <text:p>multi</text:p>
          </table:table-cell>
          <table:table-cell table:style-name="ce40" office:value-type="string" calcext:value-type="string">
            <text:p>present</text:p>
          </table:table-cell>
          <table:table-cell table:style-name="ce41" office:value-type="string" calcext:value-type="string">
            <text:p>percentage gain</text:p>
          </table:table-cell>
          <table:table-cell table:style-name="ce44" office:value-type="string" calcext:value-type="string">
            <text:p>percentage loss</text:p>
          </table:table-cell>
          <table:table-cell table:style-name="ce45" office:value-type="string" calcext:value-type="string">
            <text:p>log(gain/loss)</text:p>
          </table:table-cell>
          <table:table-cell table:style-name="ce45" office:value-type="string" calcext:value-type="string">
            <text:p>gain-loss</text:p>
          </table:table-cell>
          <table:table-cell table:style-name="ce2" office:value-type="string" calcext:value-type="string">
            <text:p>Gain (t)</text:p>
          </table:table-cell>
          <table:table-cell table:style-name="ce2" office:value-type="string" calcext:value-type="string">
            <text:p>Duplication (lambda)</text:p>
          </table:table-cell>
          <table:table-cell table:style-name="ce2" office:value-type="string" calcext:value-type="string">
            <text:p>Loss (mu)</text:p>
          </table:table-cell>
          <table:table-cell table:style-name="ce2" office:value-type="string" calcext:value-type="string">
            <text:p>Transfer (kappa)</text:p>
          </table:table-cell>
          <table:table-cell table:style-name="ce2"/>
          <table:table-cell table:style-name="ce57" office:value-type="string" calcext:value-type="string">
            <text:p>Note: gains, duplications and transfers normalized to loss=1</text:p>
          </table:table-cell>
          <table:table-cell table:style-name="ce1" table:number-columns-repeated="1001"/>
        </table:table-row>
        <table:table-row table:style-name="ro4">
          <table:table-cell table:style-name="ce3" office:value-type="string" calcext:value-type="string">
            <text:p>Homo sapiens</text:p>
          </table:table-cell>
          <table:table-cell table:style-name="ce11" office:value-type="string" calcext:value-type="string">
            <text:p>Hsap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E5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95.708" calcext:value-type="float">
            <text:p>95.708</text:p>
          </table:table-cell>
          <table:table-cell table:style-name="ce11" office:value-type="float" office:value="1934.67" calcext:value-type="float">
            <text:p>1934.67</text:p>
          </table:table-cell>
          <table:table-cell table:style-name="ce11" office:value-type="float" office:value="2825.92" calcext:value-type="float">
            <text:p>2825.92</text:p>
          </table:table-cell>
          <table:table-cell table:style-name="ce11" office:value-type="float" office:value="633.621" calcext:value-type="float">
            <text:p>633.621</text:p>
          </table:table-cell>
          <table:table-cell table:style-name="ce11" office:value-type="float" office:value="3551" calcext:value-type="float">
            <text:p>3551</text:p>
          </table:table-cell>
          <table:table-cell table:style-name="ce11" office:value-type="float" office:value="8770" calcext:value-type="float">
            <text:p>8770</text:p>
          </table:table-cell>
          <table:table-cell table:style-name="ce42" table:formula="of:=[.H5]/[.K5]" office:value-type="percentage" office:value="0.322225769669327" calcext:value-type="percentage">
            <text:p>32.22%</text:p>
          </table:table-cell>
          <table:table-cell table:style-name="ce42" table:formula="of:=[.I5]/[.K5]" office:value-type="percentage" office:value="0.0722486887115165" calcext:value-type="percentage">
            <text:p>7.22%</text:p>
          </table:table-cell>
          <table:table-cell table:style-name="ce46" table:formula="of:=LOG([.H5]/[.I5])" office:value-type="float" office:value="0.649330300512782" calcext:value-type="float">
            <text:p>0.6493303005</text:p>
          </table:table-cell>
          <table:table-cell table:style-name="ce50" table:formula="of:=[.H5]-[.I5]" office:value-type="float" office:value="2192.299" calcext:value-type="float">
            <text:p>2192.30</text:p>
          </table:table-cell>
          <table:table-cell table:style-name="ce54" office:value-type="float" office:value="0.213685634594597" calcext:value-type="float">
            <text:p>2.137E-01</text:p>
          </table:table-cell>
          <table:table-cell table:style-name="ce54" office:value-type="float" office:value="3.19791019855731" calcext:value-type="float">
            <text:p>3.198E+00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115925746142716" calcext:value-type="float">
            <text:p>1.159E-01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Ciona intestinalis</text:p>
          </table:table-cell>
          <table:table-cell table:style-name="ce11" office:value-type="string" calcext:value-type="string">
            <text:p>Cint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E6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74.117" calcext:value-type="float">
            <text:p>374.117</text:p>
          </table:table-cell>
          <table:table-cell table:style-name="ce11" office:value-type="float" office:value="115.726" calcext:value-type="float">
            <text:p>115.726</text:p>
          </table:table-cell>
          <table:table-cell table:style-name="ce11" office:value-type="float" office:value="374.762" calcext:value-type="float">
            <text:p>374.762</text:p>
          </table:table-cell>
          <table:table-cell table:style-name="ce11" office:value-type="float" office:value="2713.47" calcext:value-type="float">
            <text:p>2713.47</text:p>
          </table:table-cell>
          <table:table-cell table:style-name="ce11" office:value-type="float" office:value="749" calcext:value-type="float">
            <text:p>749</text:p>
          </table:table-cell>
          <table:table-cell table:style-name="ce11" office:value-type="float" office:value="4239" calcext:value-type="float">
            <text:p>4239</text:p>
          </table:table-cell>
          <table:table-cell table:style-name="ce42" table:formula="of:=[.H6]/[.K6]" office:value-type="percentage" office:value="0.0884081151214909" calcext:value-type="percentage">
            <text:p>8.84%</text:p>
          </table:table-cell>
          <table:table-cell table:style-name="ce42" table:formula="of:=[.I6]/[.K6]" office:value-type="percentage" office:value="0.640120311394197" calcext:value-type="percentage">
            <text:p>64.01%</text:p>
          </table:table-cell>
          <table:table-cell table:style-name="ce46" table:formula="of:=LOG([.H6]/[.I6])" office:value-type="float" office:value="-0.859769476409926" calcext:value-type="float">
            <text:p>-0.8597694764</text:p>
          </table:table-cell>
          <table:table-cell table:style-name="ce50" table:formula="of:=[.H6]-[.I6]" office:value-type="float" office:value="-2338.708" calcext:value-type="float">
            <text:p>-2338.71</text:p>
          </table:table-cell>
          <table:table-cell table:style-name="ce54" office:value-type="float" office:value="0.651458761244201" calcext:value-type="float">
            <text:p>6.515E-01</text:p>
          </table:table-cell>
          <table:table-cell table:style-name="ce54" office:value-type="float" office:value="0.22213598203193" calcext:value-type="float">
            <text:p>2.221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615429339215022" calcext:value-type="float">
            <text:p>6.154E-03</text:p>
          </table:table-cell>
          <table:table-cell table:style-name="ce54"/>
          <table:table-cell table:style-name="ce3" office:value-type="string" calcext:value-type="string">
            <text:p>|variation</text:p>
          </table:table-cell>
          <table:table-cell table:style-name="ce3" office:value-type="string" calcext:value-type="string">
            <text:p>duplicatio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3" office:value-type="string" calcext:value-type="string">
            <text:p>Chordata</text:p>
          </table:table-cell>
          <table:table-cell table:style-name="ce11" office:value-type="string" calcext:value-type="string">
            <text:p>CHORD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IF([.E7]&lt;2;0;1)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0.567" calcext:value-type="float">
            <text:p>150.567</text:p>
          </table:table-cell>
          <table:table-cell table:style-name="ce11" office:value-type="float" office:value="7.43118" calcext:value-type="float">
            <text:p>7.43118</text:p>
          </table:table-cell>
          <table:table-cell table:style-name="ce11" office:value-type="float" office:value="192.787" calcext:value-type="float">
            <text:p>192.787</text:p>
          </table:table-cell>
          <table:table-cell table:style-name="ce11" office:value-type="float" office:value="576.756" calcext:value-type="float">
            <text:p>576.756</text:p>
          </table:table-cell>
          <table:table-cell table:style-name="ce11" office:value-type="float" office:value="1107.92" calcext:value-type="float">
            <text:p>1107.92</text:p>
          </table:table-cell>
          <table:table-cell table:style-name="ce11" office:value-type="float" office:value="6577.71" calcext:value-type="float">
            <text:p>6577.71</text:p>
          </table:table-cell>
          <table:table-cell table:style-name="ce42" table:formula="of:=[.H7]/[.K7]" office:value-type="percentage" office:value="0.0293091364623858" calcext:value-type="percentage">
            <text:p>2.93%</text:p>
          </table:table-cell>
          <table:table-cell table:style-name="ce42" table:formula="of:=[.I7]/[.K7]" office:value-type="percentage" office:value="0.0876834034945292" calcext:value-type="percentage">
            <text:p>8.77%</text:p>
          </table:table-cell>
          <table:table-cell table:style-name="ce46" table:formula="of:=LOG([.H7]/[.I7])" office:value-type="float" office:value="-0.475914375949752" calcext:value-type="float">
            <text:p>-0.4759143759</text:p>
          </table:table-cell>
          <table:table-cell table:style-name="ce50" table:formula="of:=[.H7]-[.I7]" office:value-type="float" office:value="-383.969" calcext:value-type="float">
            <text:p>-383.97</text:p>
          </table:table-cell>
          <table:table-cell table:style-name="ce54" office:value-type="float" office:value="0.121714099327599" calcext:value-type="float">
            <text:p>1.217E-01</text:p>
          </table:table-cell>
          <table:table-cell table:style-name="ce54" office:value-type="float" office:value="0.00221150805010558" calcext:value-type="float">
            <text:p>2.212E-03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41523701616856" calcext:value-type="float">
            <text:p>1.415E-02</text:p>
          </table:table-cell>
          <table:table-cell table:style-name="ce54"/>
          <table:table-cell table:style-name="ce3" office:value-type="string" calcext:value-type="string">
            <text:p>|variation</text:p>
          </table:table-cell>
          <table:table-cell table:style-name="ce3" office:value-type="string" calcext:value-type="string">
            <text:p>los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3" office:value-type="string" calcext:value-type="string">
            <text:p>Saccoglossus kowalevskii</text:p>
          </table:table-cell>
          <table:table-cell table:style-name="ce12" office:value-type="string" calcext:value-type="string">
            <text:p>Skow</text:p>
          </table:table-cell>
          <table:table-cell table:style-name="ce12" office:value-type="float" office:value="4" calcext:value-type="float">
            <text:p>4</text:p>
          </table:table-cell>
          <table:table-cell table:style-name="ce11" table:formula="of:=IF([.E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51.869" calcext:value-type="float">
            <text:p>351.869</text:p>
          </table:table-cell>
          <table:table-cell table:style-name="ce12" office:value-type="float" office:value="410.736" calcext:value-type="float">
            <text:p>410.736</text:p>
          </table:table-cell>
          <table:table-cell table:style-name="ce12" office:value-type="float" office:value="2436.73" calcext:value-type="float">
            <text:p>2436.73</text:p>
          </table:table-cell>
          <table:table-cell table:style-name="ce12" office:value-type="float" office:value="2035.4" calcext:value-type="float">
            <text:p>2035.4</text:p>
          </table:table-cell>
          <table:table-cell table:style-name="ce12" office:value-type="float" office:value="1551" calcext:value-type="float">
            <text:p>1551</text:p>
          </table:table-cell>
          <table:table-cell table:style-name="ce12" office:value-type="float" office:value="7363" calcext:value-type="float">
            <text:p>7363</text:p>
          </table:table-cell>
          <table:table-cell table:style-name="ce42" table:formula="of:=[.H8]/[.K8]" office:value-type="percentage" office:value="0.330942550590792" calcext:value-type="percentage">
            <text:p>33.09%</text:p>
          </table:table-cell>
          <table:table-cell table:style-name="ce42" table:formula="of:=[.I8]/[.K8]" office:value-type="percentage" office:value="0.276436235230205" calcext:value-type="percentage">
            <text:p>27.64%</text:p>
          </table:table-cell>
          <table:table-cell table:style-name="ce46" table:formula="of:=LOG([.H8]/[.I8])" office:value-type="float" office:value="0.078157640001986" calcext:value-type="float">
            <text:p>0.07815764</text:p>
          </table:table-cell>
          <table:table-cell table:style-name="ce50" table:formula="of:=[.H8]-[.I8]" office:value-type="float" office:value="401.33" calcext:value-type="float">
            <text:p>401.33</text:p>
          </table:table-cell>
          <table:table-cell table:style-name="ce54" office:value-type="float" office:value="0.515945248885553" calcext:value-type="float">
            <text:p>5.159E-01</text:p>
          </table:table-cell>
          <table:table-cell table:style-name="ce54" office:value-type="float" office:value="0.882504504663832" calcext:value-type="float">
            <text:p>8.825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468263229171017" calcext:value-type="float">
            <text:p>4.683E-02</text:p>
          </table:table-cell>
          <table:table-cell table:style-name="ce54"/>
          <table:table-cell table:style-name="ce3" office:value-type="string" calcext:value-type="string">
            <text:p>|variation</text:p>
          </table:table-cell>
          <table:table-cell table:style-name="ce3" office:value-type="string" calcext:value-type="string">
            <text:p>transfe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3" office:value-type="string" calcext:value-type="string">
            <text:p>Deuterostomia</text:p>
          </table:table-cell>
          <table:table-cell table:style-name="ce13" office:value-type="string" calcext:value-type="string">
            <text:p>DEUTERO</text:p>
          </table:table-cell>
          <table:table-cell table:style-name="ce12" office:value-type="float" office:value="5" calcext:value-type="float">
            <text:p>5</text:p>
          </table:table-cell>
          <table:table-cell table:style-name="ce11" table:formula="of:=IF([.E9]&lt;2;0;1)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12" office:value-type="float" office:value="4.21795" calcext:value-type="float">
            <text:p>4.21795</text:p>
          </table:table-cell>
          <table:table-cell table:style-name="ce12" office:value-type="float" office:value="7.44694" calcext:value-type="float">
            <text:p>7.44694</text:p>
          </table:table-cell>
          <table:table-cell table:style-name="ce12" office:value-type="float" office:value="269.02" calcext:value-type="float">
            <text:p>269.02</text:p>
          </table:table-cell>
          <table:table-cell table:style-name="ce12" office:value-type="float" office:value="15.4037" calcext:value-type="float">
            <text:p>15.4037</text:p>
          </table:table-cell>
          <table:table-cell table:style-name="ce12" office:value-type="float" office:value="1261.2" calcext:value-type="float">
            <text:p>1261.2</text:p>
          </table:table-cell>
          <table:table-cell table:style-name="ce12" office:value-type="float" office:value="6961.67" calcext:value-type="float">
            <text:p>6961.67</text:p>
          </table:table-cell>
          <table:table-cell table:style-name="ce42" table:formula="of:=[.H9]/[.K9]" office:value-type="percentage" office:value="0.0386430267450195" calcext:value-type="percentage">
            <text:p>3.86%</text:p>
          </table:table-cell>
          <table:table-cell table:style-name="ce42" table:formula="of:=[.I9]/[.K9]" office:value-type="percentage" office:value="0.00221264437986862" calcext:value-type="percentage">
            <text:p>0.22%</text:p>
          </table:table-cell>
          <table:table-cell table:style-name="ce46" table:formula="of:=LOG([.H9]/[.I9])" office:value-type="float" office:value="1.24215951657155" calcext:value-type="float">
            <text:p>1.2421595166</text:p>
          </table:table-cell>
          <table:table-cell table:style-name="ce50" table:formula="of:=[.H9]-[.I9]" office:value-type="float" office:value="253.6163" calcext:value-type="float">
            <text:p>253.62</text:p>
          </table:table-cell>
          <table:table-cell table:style-name="ce54" office:value-type="float" office:value="0.00305008930992887" calcext:value-type="float">
            <text:p>3.050E-03</text:p>
          </table:table-cell>
          <table:table-cell table:style-name="ce54" office:value-type="float" office:value="0.000010102764607185" calcext:value-type="float">
            <text:p>1.010E-05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731611348054305" calcext:value-type="float">
            <text:p>7.316E-01</text:p>
          </table:table-cell>
          <table:table-cell table:style-name="ce54"/>
          <table:table-cell table:style-name="ce3" office:value-type="string" calcext:value-type="string">
            <text:p>|variation</text:p>
          </table:table-cell>
          <table:table-cell table:style-name="ce3" office:value-type="string" calcext:value-type="string">
            <text:p>length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3" office:value-type="string" calcext:value-type="string">
            <text:p>Drosophila melanogaster</text:p>
          </table:table-cell>
          <table:table-cell table:style-name="ce12" office:value-type="string" calcext:value-type="string">
            <text:p>Dmel</text:p>
          </table:table-cell>
          <table:table-cell table:style-name="ce12" office:value-type="float" office:value="6" calcext:value-type="float">
            <text:p>6</text:p>
          </table:table-cell>
          <table:table-cell table:style-name="ce11" table:formula="of:=IF([.E10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94.168" calcext:value-type="float">
            <text:p>294.168</text:p>
          </table:table-cell>
          <table:table-cell table:style-name="ce12" office:value-type="float" office:value="245.182" calcext:value-type="float">
            <text:p>245.182</text:p>
          </table:table-cell>
          <table:table-cell table:style-name="ce12" office:value-type="float" office:value="609.36" calcext:value-type="float">
            <text:p>609.36</text:p>
          </table:table-cell>
          <table:table-cell table:style-name="ce12" office:value-type="float" office:value="1964.77" calcext:value-type="float">
            <text:p>1964.77</text:p>
          </table:table-cell>
          <table:table-cell table:style-name="ce12" office:value-type="float" office:value="1039" calcext:value-type="float">
            <text:p>1039</text:p>
          </table:table-cell>
          <table:table-cell table:style-name="ce12" office:value-type="float" office:value="5014" calcext:value-type="float">
            <text:p>5014</text:p>
          </table:table-cell>
          <table:table-cell table:style-name="ce42" table:formula="of:=[.H10]/[.K10]" office:value-type="percentage" office:value="0.121531711208616" calcext:value-type="percentage">
            <text:p>12.15%</text:p>
          </table:table-cell>
          <table:table-cell table:style-name="ce42" table:formula="of:=[.I10]/[.K10]" office:value-type="percentage" office:value="0.391856800957319" calcext:value-type="percentage">
            <text:p>39.19%</text:p>
          </table:table-cell>
          <table:table-cell table:style-name="ce46" table:formula="of:=LOG([.H10]/[.I10])" office:value-type="float" office:value="-0.508437775700091" calcext:value-type="float">
            <text:p>-0.5084377757</text:p>
          </table:table-cell>
          <table:table-cell table:style-name="ce50" table:formula="of:=[.H10]-[.I10]" office:value-type="float" office:value="-1355.41" calcext:value-type="float">
            <text:p>-1355.41</text:p>
          </table:table-cell>
          <table:table-cell table:style-name="ce54" office:value-type="float" office:value="0.512298640783131" calcext:value-type="float">
            <text:p>5.123E-01</text:p>
          </table:table-cell>
          <table:table-cell table:style-name="ce54" office:value-type="float" office:value="0.378356517764791" calcext:value-type="float">
            <text:p>3.784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19286532846956" calcext:value-type="float">
            <text:p>1.193E-02</text:p>
          </table:table-cell>
          <table:table-cell table:style-name="ce54"/>
          <table:table-cell table:style-name="ce3" office:value-type="string" calcext:value-type="string">
            <text:p>|root</text:p>
          </table:table-cell>
          <table:table-cell table:style-name="ce3" office:value-type="string" calcext:value-type="string">
            <text:p>Poisson</text:p>
          </table:table-cell>
          <table:table-cell table:style-name="ce3" office:value-type="float" office:value="0.0263302771428369" calcext:value-type="float">
            <text:p>0.0263302771</text:p>
          </table:table-cell>
          <table:table-cell table:style-name="ce3"/>
          <table:table-cell table:number-columns-repeated="998"/>
        </table:table-row>
        <table:table-row table:style-name="ro4">
          <table:table-cell table:style-name="ce3" office:value-type="string" calcext:value-type="string">
            <text:p>Lottia gigantea</text:p>
          </table:table-cell>
          <table:table-cell table:style-name="ce12" office:value-type="string" calcext:value-type="string">
            <text:p>Lgig</text:p>
          </table:table-cell>
          <table:table-cell table:style-name="ce12" office:value-type="float" office:value="7" calcext:value-type="float">
            <text:p>7</text:p>
          </table:table-cell>
          <table:table-cell table:style-name="ce11" table:formula="of:=IF([.E1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56.538" calcext:value-type="float">
            <text:p>256.538</text:p>
          </table:table-cell>
          <table:table-cell table:style-name="ce12" office:value-type="float" office:value="232.668" calcext:value-type="float">
            <text:p>232.668</text:p>
          </table:table-cell>
          <table:table-cell table:style-name="ce12" office:value-type="float" office:value="686.385" calcext:value-type="float">
            <text:p>686.385</text:p>
          </table:table-cell>
          <table:table-cell table:style-name="ce12" office:value-type="float" office:value="1616.79" calcext:value-type="float">
            <text:p>1616.79</text:p>
          </table:table-cell>
          <table:table-cell table:style-name="ce12" office:value-type="float" office:value="1136" calcext:value-type="float">
            <text:p>1136</text:p>
          </table:table-cell>
          <table:table-cell table:style-name="ce12" office:value-type="float" office:value="5439" calcext:value-type="float">
            <text:p>5439</text:p>
          </table:table-cell>
          <table:table-cell table:style-name="ce42" table:formula="of:=[.H11]/[.K11]" office:value-type="percentage" office:value="0.126196911196911" calcext:value-type="percentage">
            <text:p>12.62%</text:p>
          </table:table-cell>
          <table:table-cell table:style-name="ce42" table:formula="of:=[.I11]/[.K11]" office:value-type="percentage" office:value="0.297258687258687" calcext:value-type="percentage">
            <text:p>29.73%</text:p>
          </table:table-cell>
          <table:table-cell table:style-name="ce46" table:formula="of:=LOG([.H11]/[.I11])" office:value-type="float" office:value="-0.372085830327001" calcext:value-type="float">
            <text:p>-0.3720858303</text:p>
          </table:table-cell>
          <table:table-cell table:style-name="ce50" table:formula="of:=[.H11]-[.I11]" office:value-type="float" office:value="-930.405" calcext:value-type="float">
            <text:p>-930.41</text:p>
          </table:table-cell>
          <table:table-cell table:style-name="ce54" office:value-type="float" office:value="0.378732968784442" calcext:value-type="float">
            <text:p>3.787E-01</text:p>
          </table:table-cell>
          <table:table-cell table:style-name="ce54" office:value-type="float" office:value="0.662272727850651" calcext:value-type="float">
            <text:p>6.623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69730997354841" calcext:value-type="float">
            <text:p>1.697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Protostomia</text:p>
          </table:table-cell>
          <table:table-cell table:style-name="ce12" office:value-type="string" calcext:value-type="string">
            <text:p>PROTOS</text:p>
          </table:table-cell>
          <table:table-cell table:style-name="ce12" office:value-type="float" office:value="8" calcext:value-type="float">
            <text:p>8</text:p>
          </table:table-cell>
          <table:table-cell table:style-name="ce11" table:formula="of:=IF([.E12]&lt;2;0;1)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88.4595" calcext:value-type="float">
            <text:p>88.4595</text:p>
          </table:table-cell>
          <table:table-cell table:style-name="ce12" office:value-type="float" office:value="1.0182" calcext:value-type="float">
            <text:p>1.0182</text:p>
          </table:table-cell>
          <table:table-cell table:style-name="ce12" office:value-type="float" office:value="41.7384" calcext:value-type="float">
            <text:p>41.7384</text:p>
          </table:table-cell>
          <table:table-cell table:style-name="ce12" office:value-type="float" office:value="380.389" calcext:value-type="float">
            <text:p>380.389</text:p>
          </table:table-cell>
          <table:table-cell table:style-name="ce12" office:value-type="float" office:value="1166.72" calcext:value-type="float">
            <text:p>1166.72</text:p>
          </table:table-cell>
          <table:table-cell table:style-name="ce12" office:value-type="float" office:value="6369.41" calcext:value-type="float">
            <text:p>6369.41</text:p>
          </table:table-cell>
          <table:table-cell table:style-name="ce42" table:formula="of:=[.H12]/[.K12]" office:value-type="percentage" office:value="0.00655294603424807" calcext:value-type="percentage">
            <text:p>0.66%</text:p>
          </table:table-cell>
          <table:table-cell table:style-name="ce42" table:formula="of:=[.I12]/[.K12]" office:value-type="percentage" office:value="0.0597212300668351" calcext:value-type="percentage">
            <text:p>5.97%</text:p>
          </table:table-cell>
          <table:table-cell table:style-name="ce46" table:formula="of:=LOG([.H12]/[.I12])" office:value-type="float" office:value="-0.95969215281882" calcext:value-type="float">
            <text:p>-0.9596921528</text:p>
          </table:table-cell>
          <table:table-cell table:style-name="ce50" table:formula="of:=[.H12]-[.I12]" office:value-type="float" office:value="-338.6506" calcext:value-type="float">
            <text:p>-338.65</text:p>
          </table:table-cell>
          <table:table-cell table:style-name="ce54" office:value-type="float" office:value="0.0731041021015831" calcext:value-type="float">
            <text:p>7.310E-02</text:p>
          </table:table-cell>
          <table:table-cell table:style-name="ce54" office:value-type="float" office:value="0.000010156521185641" calcext:value-type="float">
            <text:p>1.016E-05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505609317256233" calcext:value-type="float">
            <text:p>5.056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Bilateria</text:p>
          </table:table-cell>
          <table:table-cell table:style-name="ce14" office:value-type="string" calcext:value-type="string">
            <text:p>BILATERIA</text:p>
          </table:table-cell>
          <table:table-cell table:style-name="ce12" office:value-type="float" office:value="9" calcext:value-type="float">
            <text:p>9</text:p>
          </table:table-cell>
          <table:table-cell table:style-name="ce11" table:formula="of:=IF([.E13]&lt;2;0;1)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33.9988" calcext:value-type="float">
            <text:p>33.9988</text:p>
          </table:table-cell>
          <table:table-cell table:style-name="ce12" office:value-type="float" office:value="71.4206" calcext:value-type="float">
            <text:p>71.4206</text:p>
          </table:table-cell>
          <table:table-cell table:style-name="ce12" office:value-type="float" office:value="726.672" calcext:value-type="float">
            <text:p>726.672</text:p>
          </table:table-cell>
          <table:table-cell table:style-name="ce12" office:value-type="float" office:value="101.251" calcext:value-type="float">
            <text:p>101.251</text:p>
          </table:table-cell>
          <table:table-cell table:style-name="ce12" office:value-type="float" office:value="1257.66" calcext:value-type="float">
            <text:p>1257.66</text:p>
          </table:table-cell>
          <table:table-cell table:style-name="ce12" office:value-type="float" office:value="6708.06" calcext:value-type="float">
            <text:p>6708.06</text:p>
          </table:table-cell>
          <table:table-cell table:style-name="ce42" table:formula="of:=[.H13]/[.K13]" office:value-type="percentage" office:value="0.108328190266634" calcext:value-type="percentage">
            <text:p>10.83%</text:p>
          </table:table-cell>
          <table:table-cell table:style-name="ce42" table:formula="of:=[.I13]/[.K13]" office:value-type="percentage" office:value="0.0150939317775929" calcext:value-type="percentage">
            <text:p>1.51%</text:p>
          </table:table-cell>
          <table:table-cell table:style-name="ce46" table:formula="of:=LOG([.H13]/[.I13])" office:value-type="float" office:value="0.85593910516194" calcext:value-type="float">
            <text:p>0.8559391052</text:p>
          </table:table-cell>
          <table:table-cell table:style-name="ce50" table:formula="of:=[.H13]-[.I13]" office:value-type="float" office:value="625.421" calcext:value-type="float">
            <text:p>625.42</text:p>
          </table:table-cell>
          <table:table-cell table:style-name="ce54" office:value-type="float" office:value="0.0228934135753141" calcext:value-type="float">
            <text:p>2.289E-02</text:p>
          </table:table-cell>
          <table:table-cell table:style-name="ce54" office:value-type="float" office:value="1.16290055378073" calcext:value-type="float">
            <text:p>1.163E+00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254634499102413" calcext:value-type="float">
            <text:p>2.546E-01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Nematostella vectensis</text:p>
          </table:table-cell>
          <table:table-cell table:style-name="ce12" office:value-type="string" calcext:value-type="string">
            <text:p>Nvec</text:p>
          </table:table-cell>
          <table:table-cell table:style-name="ce12" office:value-type="float" office:value="10" calcext:value-type="float">
            <text:p>10</text:p>
          </table:table-cell>
          <table:table-cell table:style-name="ce11" table:formula="of:=IF([.E14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91.703" calcext:value-type="float">
            <text:p>291.703</text:p>
          </table:table-cell>
          <table:table-cell table:style-name="ce12" office:value-type="float" office:value="264.015" calcext:value-type="float">
            <text:p>264.015</text:p>
          </table:table-cell>
          <table:table-cell table:style-name="ce12" office:value-type="float" office:value="967.208" calcext:value-type="float">
            <text:p>967.208</text:p>
          </table:table-cell>
          <table:table-cell table:style-name="ce12" office:value-type="float" office:value="1949.21" calcext:value-type="float">
            <text:p>1949.21</text:p>
          </table:table-cell>
          <table:table-cell table:style-name="ce12" office:value-type="float" office:value="1067" calcext:value-type="float">
            <text:p>1067</text:p>
          </table:table-cell>
          <table:table-cell table:style-name="ce12" office:value-type="float" office:value="5216" calcext:value-type="float">
            <text:p>5216</text:p>
          </table:table-cell>
          <table:table-cell table:style-name="ce42" table:formula="of:=[.H14]/[.K14]" office:value-type="percentage" office:value="0.185430981595092" calcext:value-type="percentage">
            <text:p>18.54%</text:p>
          </table:table-cell>
          <table:table-cell table:style-name="ce42" table:formula="of:=[.I14]/[.K14]" office:value-type="percentage" office:value="0.373698236196319" calcext:value-type="percentage">
            <text:p>37.37%</text:p>
          </table:table-cell>
          <table:table-cell table:style-name="ce46" table:formula="of:=LOG([.H14]/[.I14])" office:value-type="float" office:value="-0.304338750751612" calcext:value-type="float">
            <text:p>-0.3043387508</text:p>
          </table:table-cell>
          <table:table-cell table:style-name="ce50" table:formula="of:=[.H14]-[.I14]" office:value-type="float" office:value="-982.002" calcext:value-type="float">
            <text:p>-982.00</text:p>
          </table:table-cell>
          <table:table-cell table:style-name="ce54" office:value-type="float" office:value="0.489963974594597" calcext:value-type="float">
            <text:p>4.900E-01</text:p>
          </table:table-cell>
          <table:table-cell table:style-name="ce54" office:value-type="float" office:value="0.497422950765475" calcext:value-type="float">
            <text:p>4.974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95596874450404" calcext:value-type="float">
            <text:p>1.956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Aiptasia sp.</text:p>
          </table:table-cell>
          <table:table-cell table:style-name="ce12" office:value-type="string" calcext:value-type="string">
            <text:p>Aipt</text:p>
          </table:table-cell>
          <table:table-cell table:style-name="ce12" office:value-type="float" office:value="11" calcext:value-type="float">
            <text:p>11</text:p>
          </table:table-cell>
          <table:table-cell table:style-name="ce11" table:formula="of:=IF([.E15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26.383" calcext:value-type="float">
            <text:p>226.383</text:p>
          </table:table-cell>
          <table:table-cell table:style-name="ce12" office:value-type="float" office:value="850.085" calcext:value-type="float">
            <text:p>850.085</text:p>
          </table:table-cell>
          <table:table-cell table:style-name="ce12" office:value-type="float" office:value="4045.05" calcext:value-type="float">
            <text:p>4045.05</text:p>
          </table:table-cell>
          <table:table-cell table:style-name="ce12" office:value-type="float" office:value="1306.05" calcext:value-type="float">
            <text:p>1306.05</text:p>
          </table:table-cell>
          <table:table-cell table:style-name="ce12" office:value-type="float" office:value="2495" calcext:value-type="float">
            <text:p>2495</text:p>
          </table:table-cell>
          <table:table-cell table:style-name="ce12" office:value-type="float" office:value="8937" calcext:value-type="float">
            <text:p>8937</text:p>
          </table:table-cell>
          <table:table-cell table:style-name="ce42" table:formula="of:=[.H15]/[.K15]" office:value-type="percentage" office:value="0.452618328298087" calcext:value-type="percentage">
            <text:p>45.26%</text:p>
          </table:table-cell>
          <table:table-cell table:style-name="ce42" table:formula="of:=[.I15]/[.K15]" office:value-type="percentage" office:value="0.146139644175898" calcext:value-type="percentage">
            <text:p>14.61%</text:p>
          </table:table-cell>
          <table:table-cell table:style-name="ce46" table:formula="of:=LOG([.H15]/[.I15])" office:value-type="float" office:value="0.490964090687708" calcext:value-type="float">
            <text:p>0.4909640907</text:p>
          </table:table-cell>
          <table:table-cell table:style-name="ce50" table:formula="of:=[.H15]-[.I15]" office:value-type="float" office:value="2739" calcext:value-type="float">
            <text:p>2739.00</text:p>
          </table:table-cell>
          <table:table-cell table:style-name="ce54" office:value-type="float" office:value="0.458918526184138" calcext:value-type="float">
            <text:p>4.589E-01</text:p>
          </table:table-cell>
          <table:table-cell table:style-name="ce54" office:value-type="float" office:value="1.55987951210306" calcext:value-type="float">
            <text:p>1.560E+00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848461133857366" calcext:value-type="float">
            <text:p>8.485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Cnidaria</text:p>
          </table:table-cell>
          <table:table-cell table:style-name="ce13" office:value-type="string" calcext:value-type="string">
            <text:p>CNIDARIA</text:p>
          </table:table-cell>
          <table:table-cell table:style-name="ce12" office:value-type="float" office:value="12" calcext:value-type="float">
            <text:p>12</text:p>
          </table:table-cell>
          <table:table-cell table:style-name="ce11" table:formula="of:=IF([.E16]&lt;2;0;1)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2" office:value-type="float" office:value="122.547" calcext:value-type="float">
            <text:p>122.547</text:p>
          </table:table-cell>
          <table:table-cell table:style-name="ce12" office:value-type="float" office:value="88.1613" calcext:value-type="float">
            <text:p>88.1613</text:p>
          </table:table-cell>
          <table:table-cell table:style-name="ce12" office:value-type="float" office:value="546.91" calcext:value-type="float">
            <text:p>546.91</text:p>
          </table:table-cell>
          <table:table-cell table:style-name="ce12" office:value-type="float" office:value="431.548" calcext:value-type="float">
            <text:p>431.548</text:p>
          </table:table-cell>
          <table:table-cell table:style-name="ce12" office:value-type="float" office:value="1184.26" calcext:value-type="float">
            <text:p>1184.26</text:p>
          </table:table-cell>
          <table:table-cell table:style-name="ce12" office:value-type="float" office:value="6198" calcext:value-type="float">
            <text:p>6198</text:p>
          </table:table-cell>
          <table:table-cell table:style-name="ce42" table:formula="of:=[.H16]/[.K16]" office:value-type="percentage" office:value="0.0882397547595999" calcext:value-type="percentage">
            <text:p>8.82%</text:p>
          </table:table-cell>
          <table:table-cell table:style-name="ce42" table:formula="of:=[.I16]/[.K16]" office:value-type="percentage" office:value="0.0696269764440142" calcext:value-type="percentage">
            <text:p>6.96%</text:p>
          </table:table-cell>
          <table:table-cell table:style-name="ce46" table:formula="of:=LOG([.H16]/[.I16])" office:value-type="float" office:value="0.102886756101674" calcext:value-type="float">
            <text:p>0.1028867561</text:p>
          </table:table-cell>
          <table:table-cell table:style-name="ce50" table:formula="of:=[.H16]-[.I16]" office:value-type="float" office:value="115.362" calcext:value-type="float">
            <text:p>115.36</text:p>
          </table:table-cell>
          <table:table-cell table:style-name="ce54" office:value-type="float" office:value="0.0973902478663853" calcext:value-type="float">
            <text:p>9.739E-02</text:p>
          </table:table-cell>
          <table:table-cell table:style-name="ce54" office:value-type="float" office:value="0.300732968129764" calcext:value-type="float">
            <text:p>3.007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501396009066445" calcext:value-type="float">
            <text:p>5.014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Bilateria+Cnidaria</text:p>
          </table:table-cell>
          <table:table-cell table:style-name="ce13" office:value-type="string" calcext:value-type="string">
            <text:p>EUMET</text:p>
          </table:table-cell>
          <table:table-cell table:style-name="ce12" office:value-type="float" office:value="13" calcext:value-type="float">
            <text:p>13</text:p>
          </table:table-cell>
          <table:table-cell table:style-name="ce11" table:formula="of:=IF([.E17]&lt;2;0;1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2" office:value-type="float" office:value="14.6554" calcext:value-type="float">
            <text:p>14.6554</text:p>
          </table:table-cell>
          <table:table-cell table:style-name="ce12" office:value-type="float" office:value="182.706" calcext:value-type="float">
            <text:p>182.706</text:p>
          </table:table-cell>
          <table:table-cell table:style-name="ce12" office:value-type="float" office:value="593.133" calcext:value-type="float">
            <text:p>593.133</text:p>
          </table:table-cell>
          <table:table-cell table:style-name="ce12" office:value-type="float" office:value="45.1727" calcext:value-type="float">
            <text:p>45.1727</text:p>
          </table:table-cell>
          <table:table-cell table:style-name="ce12" office:value-type="float" office:value="1210.91" calcext:value-type="float">
            <text:p>1210.91</text:p>
          </table:table-cell>
          <table:table-cell table:style-name="ce12" office:value-type="float" office:value="6082.64" calcext:value-type="float">
            <text:p>6082.64</text:p>
          </table:table-cell>
          <table:table-cell table:style-name="ce42" table:formula="of:=[.H17]/[.K17]" office:value-type="percentage" office:value="0.0975124288138045" calcext:value-type="percentage">
            <text:p>9.75%</text:p>
          </table:table-cell>
          <table:table-cell table:style-name="ce42" table:formula="of:=[.I17]/[.K17]" office:value-type="percentage" office:value="0.00742649573211632" calcext:value-type="percentage">
            <text:p>0.74%</text:p>
          </table:table-cell>
          <table:table-cell table:style-name="ce46" table:formula="of:=LOG([.H17]/[.I17])" office:value-type="float" office:value="1.1182760380597" calcext:value-type="float">
            <text:p>1.1182760381</text:p>
          </table:table-cell>
          <table:table-cell table:style-name="ce50" table:formula="of:=[.H17]-[.I17]" office:value-type="float" office:value="547.9603" calcext:value-type="float">
            <text:p>547.96</text:p>
          </table:table-cell>
          <table:table-cell table:style-name="ce54" office:value-type="float" office:value="0.011738075300279" calcext:value-type="float">
            <text:p>1.174E-02</text:p>
          </table:table-cell>
          <table:table-cell table:style-name="ce54" office:value-type="float" office:value="8.40189490105158" calcext:value-type="float">
            <text:p>8.402E+00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400303039805397" calcext:value-type="float">
            <text:p>4.003E-01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Trichoplax</text:p>
          </table:table-cell>
          <table:table-cell table:style-name="ce12" office:value-type="string" calcext:value-type="string">
            <text:p>Tadh</text:p>
          </table:table-cell>
          <table:table-cell table:style-name="ce12" office:value-type="float" office:value="14" calcext:value-type="float">
            <text:p>14</text:p>
          </table:table-cell>
          <table:table-cell table:style-name="ce11" table:formula="of:=IF([.E1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86.024" calcext:value-type="float">
            <text:p>286.024</text:p>
          </table:table-cell>
          <table:table-cell table:style-name="ce12" office:value-type="float" office:value="197.194" calcext:value-type="float">
            <text:p>197.194</text:p>
          </table:table-cell>
          <table:table-cell table:style-name="ce12" office:value-type="float" office:value="633.926" calcext:value-type="float">
            <text:p>633.926</text:p>
          </table:table-cell>
          <table:table-cell table:style-name="ce12" office:value-type="float" office:value="1916.6" calcext:value-type="float">
            <text:p>1916.6</text:p>
          </table:table-cell>
          <table:table-cell table:style-name="ce12" office:value-type="float" office:value="873" calcext:value-type="float">
            <text:p>873</text:p>
          </table:table-cell>
          <table:table-cell table:style-name="ce12" office:value-type="float" office:value="4252" calcext:value-type="float">
            <text:p>4252</text:p>
          </table:table-cell>
          <table:table-cell table:style-name="ce42" table:formula="of:=[.H18]/[.K18]" office:value-type="percentage" office:value="0.149088899341486" calcext:value-type="percentage">
            <text:p>14.91%</text:p>
          </table:table-cell>
          <table:table-cell table:style-name="ce42" table:formula="of:=[.I18]/[.K18]" office:value-type="percentage" office:value="0.450752587017874" calcext:value-type="percentage">
            <text:p>45.08%</text:p>
          </table:table-cell>
          <table:table-cell table:style-name="ce46" table:formula="of:=LOG([.H18]/[.I18])" office:value-type="float" office:value="-0.480492919412129" calcext:value-type="float">
            <text:p>-0.4804929194</text:p>
          </table:table-cell>
          <table:table-cell table:style-name="ce50" table:formula="of:=[.H18]-[.I18]" office:value-type="float" office:value="-1282.674" calcext:value-type="float">
            <text:p>-1282.67</text:p>
          </table:table-cell>
          <table:table-cell table:style-name="ce54" office:value-type="float" office:value="0.591664847020843" calcext:value-type="float">
            <text:p>5.917E-01</text:p>
          </table:table-cell>
          <table:table-cell table:style-name="ce54" office:value-type="float" office:value="0.513589857237287" calcext:value-type="float">
            <text:p>5.136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09761875851051" calcext:value-type="float">
            <text:p>1.098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Bilateria+Cnidaria+Placozoa</text:p>
          </table:table-cell>
          <table:table-cell table:style-name="ce14" office:value-type="string" calcext:value-type="string">
            <text:p>EUMPLA</text:p>
          </table:table-cell>
          <table:table-cell table:style-name="ce12" office:value-type="float" office:value="15" calcext:value-type="float">
            <text:p>15</text:p>
          </table:table-cell>
          <table:table-cell table:style-name="ce11" table:formula="of:=IF([.E19]&lt;2;0;1)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2" office:value-type="float" office:value="23.2419" calcext:value-type="float">
            <text:p>23.2419</text:p>
          </table:table-cell>
          <table:table-cell table:style-name="ce12" office:value-type="float" office:value="131.357" calcext:value-type="float">
            <text:p>131.357</text:p>
          </table:table-cell>
          <table:table-cell table:style-name="ce12" office:value-type="float" office:value="465.062" calcext:value-type="float">
            <text:p>465.062</text:p>
          </table:table-cell>
          <table:table-cell table:style-name="ce12" office:value-type="float" office:value="80.883" calcext:value-type="float">
            <text:p>80.883</text:p>
          </table:table-cell>
          <table:table-cell table:style-name="ce12" office:value-type="float" office:value="1024.15" calcext:value-type="float">
            <text:p>1024.15</text:p>
          </table:table-cell>
          <table:table-cell table:style-name="ce12" office:value-type="float" office:value="5534.68" calcext:value-type="float">
            <text:p>5534.68</text:p>
          </table:table-cell>
          <table:table-cell table:style-name="ce42" table:formula="of:=[.H19]/[.K19]" office:value-type="percentage" office:value="0.0840268994774766" calcext:value-type="percentage">
            <text:p>8.40%</text:p>
          </table:table-cell>
          <table:table-cell table:style-name="ce42" table:formula="of:=[.I19]/[.K19]" office:value-type="percentage" office:value="0.0146138530140857" calcext:value-type="percentage">
            <text:p>1.46%</text:p>
          </table:table-cell>
          <table:table-cell table:style-name="ce46" table:formula="of:=LOG([.H19]/[.I19])" office:value-type="float" office:value="0.759653603830857" calcext:value-type="float">
            <text:p>0.7596536038</text:p>
          </table:table-cell>
          <table:table-cell table:style-name="ce50" table:formula="of:=[.H19]-[.I19]" office:value-type="float" office:value="384.179" calcext:value-type="float">
            <text:p>384.18</text:p>
          </table:table-cell>
          <table:table-cell table:style-name="ce54" office:value-type="float" office:value="0.0207824217404136" calcext:value-type="float">
            <text:p>2.078E-02</text:p>
          </table:table-cell>
          <table:table-cell table:style-name="ce54" office:value-type="float" office:value="3.14915678019275" calcext:value-type="float">
            <text:p>3.149E+00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178027172930936" calcext:value-type="float">
            <text:p>1.780E-01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Mnemiopsis leidyi</text:p>
          </table:table-cell>
          <table:table-cell table:style-name="ce12" office:value-type="string" calcext:value-type="string">
            <text:p>Mlei</text:p>
          </table:table-cell>
          <table:table-cell table:style-name="ce12" office:value-type="float" office:value="16" calcext:value-type="float">
            <text:p>16</text:p>
          </table:table-cell>
          <table:table-cell table:style-name="ce11" table:formula="of:=IF([.E20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10.721" calcext:value-type="float">
            <text:p>310.721</text:p>
          </table:table-cell>
          <table:table-cell table:style-name="ce12" office:value-type="float" office:value="138.31" calcext:value-type="float">
            <text:p>138.31</text:p>
          </table:table-cell>
          <table:table-cell table:style-name="ce12" office:value-type="float" office:value="1686.56" calcext:value-type="float">
            <text:p>1686.56</text:p>
          </table:table-cell>
          <table:table-cell table:style-name="ce12" office:value-type="float" office:value="2512.06" calcext:value-type="float">
            <text:p>2512.06</text:p>
          </table:table-cell>
          <table:table-cell table:style-name="ce12" office:value-type="float" office:value="643" calcext:value-type="float">
            <text:p>643</text:p>
          </table:table-cell>
          <table:table-cell table:style-name="ce12" office:value-type="float" office:value="4325" calcext:value-type="float">
            <text:p>4325</text:p>
          </table:table-cell>
          <table:table-cell table:style-name="ce42" table:formula="of:=[.H20]/[.K20]" office:value-type="percentage" office:value="0.389956069364162" calcext:value-type="percentage">
            <text:p>39.00%</text:p>
          </table:table-cell>
          <table:table-cell table:style-name="ce42" table:formula="of:=[.I20]/[.K20]" office:value-type="percentage" office:value="0.580823121387283" calcext:value-type="percentage">
            <text:p>58.08%</text:p>
          </table:table-cell>
          <table:table-cell table:style-name="ce46" table:formula="of:=LOG([.H20]/[.I20])" office:value-type="float" office:value="-0.173028212229162" calcext:value-type="float">
            <text:p>-0.1730282122</text:p>
          </table:table-cell>
          <table:table-cell table:style-name="ce50" table:formula="of:=[.H20]-[.I20]" office:value-type="float" office:value="-825.5" calcext:value-type="float">
            <text:p>-825.50</text:p>
          </table:table-cell>
          <table:table-cell table:style-name="ce54" office:value-type="float" office:value="0.892040238689684" calcext:value-type="float">
            <text:p>8.920E-01</text:p>
          </table:table-cell>
          <table:table-cell table:style-name="ce54" office:value-type="float" office:value="0.369353214014896" calcext:value-type="float">
            <text:p>3.694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21948780368401" calcext:value-type="float">
            <text:p>2.195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Oscarella carmela</text:p>
          </table:table-cell>
          <table:table-cell table:style-name="ce12" office:value-type="string" calcext:value-type="string">
            <text:p>Ocar</text:p>
          </table:table-cell>
          <table:table-cell table:style-name="ce12" office:value-type="float" office:value="17" calcext:value-type="float">
            <text:p>17</text:p>
          </table:table-cell>
          <table:table-cell table:style-name="ce11" table:formula="of:=IF([.E2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412.119" calcext:value-type="float">
            <text:p>412.119</text:p>
          </table:table-cell>
          <table:table-cell table:style-name="ce12" office:value-type="float" office:value="88.3416" calcext:value-type="float">
            <text:p>88.3416</text:p>
          </table:table-cell>
          <table:table-cell table:style-name="ce12" office:value-type="float" office:value="2069.62" calcext:value-type="float">
            <text:p>2069.62</text:p>
          </table:table-cell>
          <table:table-cell table:style-name="ce12" office:value-type="float" office:value="2571.82" calcext:value-type="float">
            <text:p>2571.82</text:p>
          </table:table-cell>
          <table:table-cell table:style-name="ce12" office:value-type="float" office:value="511" calcext:value-type="float">
            <text:p>511</text:p>
          </table:table-cell>
          <table:table-cell table:style-name="ce12" office:value-type="float" office:value="4451" calcext:value-type="float">
            <text:p>4451</text:p>
          </table:table-cell>
          <table:table-cell table:style-name="ce42" table:formula="of:=[.H21]/[.K21]" office:value-type="percentage" office:value="0.464978656481689" calcext:value-type="percentage">
            <text:p>46.50%</text:p>
          </table:table-cell>
          <table:table-cell table:style-name="ce42" table:formula="of:=[.I21]/[.K21]" office:value-type="percentage" office:value="0.577807234329364" calcext:value-type="percentage">
            <text:p>57.78%</text:p>
          </table:table-cell>
          <table:table-cell table:style-name="ce46" table:formula="of:=LOG([.H21]/[.I21])" office:value-type="float" office:value="-0.094349956747891" calcext:value-type="float">
            <text:p>-0.0943499567</text:p>
          </table:table-cell>
          <table:table-cell table:style-name="ce50" table:formula="of:=[.H21]-[.I21]" office:value-type="float" office:value="-502.2" calcext:value-type="float">
            <text:p>-502.20</text:p>
          </table:table-cell>
          <table:table-cell table:style-name="ce54" office:value-type="float" office:value="0.931950340570381" calcext:value-type="float">
            <text:p>9.320E-01</text:p>
          </table:table-cell>
          <table:table-cell table:style-name="ce54" office:value-type="float" office:value="0.115082751187836" calcext:value-type="float">
            <text:p>1.151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268130009254806" calcext:value-type="float">
            <text:p>2.681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Amphimedon queenslandica</text:p>
          </table:table-cell>
          <table:table-cell table:style-name="ce12" office:value-type="string" calcext:value-type="string">
            <text:p>Aque</text:p>
          </table:table-cell>
          <table:table-cell table:style-name="ce12" office:value-type="float" office:value="18" calcext:value-type="float">
            <text:p>18</text:p>
          </table:table-cell>
          <table:table-cell table:style-name="ce11" table:formula="of:=IF([.E22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86.595" calcext:value-type="float">
            <text:p>286.595</text:p>
          </table:table-cell>
          <table:table-cell table:style-name="ce12" office:value-type="float" office:value="484.518" calcext:value-type="float">
            <text:p>484.518</text:p>
          </table:table-cell>
          <table:table-cell table:style-name="ce12" office:value-type="float" office:value="2047.62" calcext:value-type="float">
            <text:p>2047.62</text:p>
          </table:table-cell>
          <table:table-cell table:style-name="ce12" office:value-type="float" office:value="1347.82" calcext:value-type="float">
            <text:p>1347.82</text:p>
          </table:table-cell>
          <table:table-cell table:style-name="ce12" office:value-type="float" office:value="1397" calcext:value-type="float">
            <text:p>1397</text:p>
          </table:table-cell>
          <table:table-cell table:style-name="ce12" office:value-type="float" office:value="5653" calcext:value-type="float">
            <text:p>5653</text:p>
          </table:table-cell>
          <table:table-cell table:style-name="ce42" table:formula="of:=[.H22]/[.K22]" office:value-type="percentage" office:value="0.362218291172829" calcext:value-type="percentage">
            <text:p>36.22%</text:p>
          </table:table-cell>
          <table:table-cell table:style-name="ce42" table:formula="of:=[.I22]/[.K22]" office:value-type="percentage" office:value="0.238425614717849" calcext:value-type="percentage">
            <text:p>23.84%</text:p>
          </table:table-cell>
          <table:table-cell table:style-name="ce46" table:formula="of:=LOG([.H22]/[.I22])" office:value-type="float" office:value="0.181617466360721" calcext:value-type="float">
            <text:p>0.1816174664</text:p>
          </table:table-cell>
          <table:table-cell table:style-name="ce50" table:formula="of:=[.H22]-[.I22]" office:value-type="float" office:value="699.8" calcext:value-type="float">
            <text:p>699.80</text:p>
          </table:table-cell>
          <table:table-cell table:style-name="ce54" office:value-type="float" office:value="0.584260311295064" calcext:value-type="float">
            <text:p>5.843E-01</text:p>
          </table:table-cell>
          <table:table-cell table:style-name="ce54" office:value-type="float" office:value="1.15890603927851" calcext:value-type="float">
            <text:p>1.159E+00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350538237915185" calcext:value-type="float">
            <text:p>3.505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Porifera</text:p>
          </table:table-cell>
          <table:table-cell table:style-name="ce14" office:value-type="string" calcext:value-type="string">
            <text:p>PORIFERA</text:p>
          </table:table-cell>
          <table:table-cell table:style-name="ce12" office:value-type="float" office:value="19" calcext:value-type="float">
            <text:p>19</text:p>
          </table:table-cell>
          <table:table-cell table:style-name="ce11" table:formula="of:=IF([.E23]&lt;2;0;1)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2" office:value-type="float" office:value="75.1072" calcext:value-type="float">
            <text:p>75.1072</text:p>
          </table:table-cell>
          <table:table-cell table:style-name="ce12" office:value-type="float" office:value="227.727" calcext:value-type="float">
            <text:p>227.727</text:p>
          </table:table-cell>
          <table:table-cell table:style-name="ce12" office:value-type="float" office:value="118.516" calcext:value-type="float">
            <text:p>118.516</text:p>
          </table:table-cell>
          <table:table-cell table:style-name="ce12" office:value-type="float" office:value="315.816" calcext:value-type="float">
            <text:p>315.816</text:p>
          </table:table-cell>
          <table:table-cell table:style-name="ce12" office:value-type="float" office:value="1057.44" calcext:value-type="float">
            <text:p>1057.44</text:p>
          </table:table-cell>
          <table:table-cell table:style-name="ce12" office:value-type="float" office:value="4953.2" calcext:value-type="float">
            <text:p>4953.2</text:p>
          </table:table-cell>
          <table:table-cell table:style-name="ce42" table:formula="of:=[.H23]/[.K23]" office:value-type="percentage" office:value="0.0239271582007591" calcext:value-type="percentage">
            <text:p>2.39%</text:p>
          </table:table-cell>
          <table:table-cell table:style-name="ce42" table:formula="of:=[.I23]/[.K23]" office:value-type="percentage" office:value="0.06375999353953" calcext:value-type="percentage">
            <text:p>6.38%</text:p>
          </table:table-cell>
          <table:table-cell table:style-name="ce46" table:formula="of:=LOG([.H23]/[.I23])" office:value-type="float" office:value="-0.425657143330068" calcext:value-type="float">
            <text:p>-0.4256571433</text:p>
          </table:table-cell>
          <table:table-cell table:style-name="ce50" table:formula="of:=[.H23]-[.I23]" office:value-type="float" office:value="-197.3" calcext:value-type="float">
            <text:p>-197.30</text:p>
          </table:table-cell>
          <table:table-cell table:style-name="ce54" office:value-type="float" office:value="0.084015333136582" calcext:value-type="float">
            <text:p>8.402E-02</text:p>
          </table:table-cell>
          <table:table-cell table:style-name="ce54" office:value-type="float" office:value="0.984936490186739" calcext:value-type="float">
            <text:p>9.849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34685353728187" calcext:value-type="float">
            <text:p>1.347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4" office:value-type="string" calcext:value-type="string">
            <text:p>Metazoa</text:p>
          </table:table-cell>
          <table:table-cell table:style-name="ce15" office:value-type="string" calcext:value-type="string">
            <text:p>METAZOA</text:p>
          </table:table-cell>
          <table:table-cell table:style-name="ce13" office:value-type="float" office:value="20" calcext:value-type="float">
            <text:p>20</text:p>
          </table:table-cell>
          <table:table-cell table:style-name="ce21" table:formula="of:=IF([.E24]&lt;2;0;1)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3" office:value-type="float" office:value="68.4798" calcext:value-type="float">
            <text:p>68.4798</text:p>
          </table:table-cell>
          <table:table-cell table:style-name="ce13" office:value-type="float" office:value="207.576" calcext:value-type="float">
            <text:p>207.576</text:p>
          </table:table-cell>
          <table:table-cell table:style-name="ce13" office:value-type="float" office:value="1177.4" calcext:value-type="float">
            <text:p>1177.4</text:p>
          </table:table-cell>
          <table:table-cell table:style-name="ce13" office:value-type="float" office:value="259.387" calcext:value-type="float">
            <text:p>259.387</text:p>
          </table:table-cell>
          <table:table-cell table:style-name="ce13" office:value-type="float" office:value="902.224" calcext:value-type="float">
            <text:p>902.224</text:p>
          </table:table-cell>
          <table:table-cell table:style-name="ce13" office:value-type="float" office:value="5150.5" calcext:value-type="float">
            <text:p>5150.5</text:p>
          </table:table-cell>
          <table:table-cell table:style-name="ce43" table:formula="of:=[.H24]/[.K24]" office:value-type="percentage" office:value="0.228599165129599" calcext:value-type="percentage">
            <text:p>22.86%</text:p>
          </table:table-cell>
          <table:table-cell table:style-name="ce43" table:formula="of:=[.I24]/[.K24]" office:value-type="percentage" office:value="0.0503615182991943" calcext:value-type="percentage">
            <text:p>5.04%</text:p>
          </table:table-cell>
          <table:table-cell table:style-name="ce47" table:formula="of:=LOG([.H24]/[.I24])" office:value-type="float" office:value="0.656975825224394" calcext:value-type="float">
            <text:p>0.6569758252</text:p>
          </table:table-cell>
          <table:table-cell table:style-name="ce51" table:formula="of:=[.H24]-[.I24]" office:value-type="float" office:value="918.013" calcext:value-type="float">
            <text:p>918.01</text:p>
          </table:table-cell>
          <table:table-cell table:style-name="ce55" office:value-type="float" office:value="0.0894270022302985" calcext:value-type="float">
            <text:p>8.943E-02</text:p>
          </table:table-cell>
          <table:table-cell table:style-name="ce55" office:value-type="float" office:value="1.56805425844474" calcext:value-type="float">
            <text:p>1.568E+00</text:p>
          </table:table-cell>
          <table:table-cell table:style-name="ce55" office:value-type="float" office:value="1" calcext:value-type="float">
            <text:p>1.000E+00</text:p>
          </table:table-cell>
          <table:table-cell table:style-name="ce55" office:value-type="float" office:value="0.108180073638611" calcext:value-type="float">
            <text:p>1.082E-01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Monosiga brevicollis</text:p>
          </table:table-cell>
          <table:table-cell table:style-name="ce12" office:value-type="string" calcext:value-type="string">
            <text:p>Mbre</text:p>
          </table:table-cell>
          <table:table-cell table:style-name="ce12" office:value-type="float" office:value="21" calcext:value-type="float">
            <text:p>21</text:p>
          </table:table-cell>
          <table:table-cell table:style-name="ce11" table:formula="of:=IF([.E25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40.447" calcext:value-type="float">
            <text:p>140.447</text:p>
          </table:table-cell>
          <table:table-cell table:style-name="ce12" office:value-type="float" office:value="71.0243" calcext:value-type="float">
            <text:p>71.0243</text:p>
          </table:table-cell>
          <table:table-cell table:style-name="ce12" office:value-type="float" office:value="1219.48" calcext:value-type="float">
            <text:p>1219.48</text:p>
          </table:table-cell>
          <table:table-cell table:style-name="ce12" office:value-type="float" office:value="1120.46" calcext:value-type="float">
            <text:p>1120.46</text:p>
          </table:table-cell>
          <table:table-cell table:style-name="ce12" office:value-type="float" office:value="493" calcext:value-type="float">
            <text:p>493</text:p>
          </table:table-cell>
          <table:table-cell table:style-name="ce12" office:value-type="float" office:value="3896" calcext:value-type="float">
            <text:p>3896</text:p>
          </table:table-cell>
          <table:table-cell table:style-name="ce42" table:formula="of:=[.H25]/[.K25]" office:value-type="percentage" office:value="0.313008213552361" calcext:value-type="percentage">
            <text:p>31.30%</text:p>
          </table:table-cell>
          <table:table-cell table:style-name="ce42" table:formula="of:=[.I25]/[.K25]" office:value-type="percentage" office:value="0.287592402464066" calcext:value-type="percentage">
            <text:p>28.76%</text:p>
          </table:table-cell>
          <table:table-cell table:style-name="ce46" table:formula="of:=LOG([.H25]/[.I25])" office:value-type="float" office:value="0.036778325092231" calcext:value-type="float">
            <text:p>0.0367783251</text:p>
          </table:table-cell>
          <table:table-cell table:style-name="ce50" table:formula="of:=[.H25]-[.I25]" office:value-type="float" office:value="99.02" calcext:value-type="float">
            <text:p>99.02</text:p>
          </table:table-cell>
          <table:table-cell table:style-name="ce54" office:value-type="float" office:value="0.395958182823203" calcext:value-type="float">
            <text:p>3.960E-01</text:p>
          </table:table-cell>
          <table:table-cell table:style-name="ce54" office:value-type="float" office:value="0.225340577899675" calcext:value-type="float">
            <text:p>2.253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290587016673051" calcext:value-type="float">
            <text:p>2.906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Salpingoeca rosetta</text:p>
          </table:table-cell>
          <table:table-cell table:style-name="ce12" office:value-type="string" calcext:value-type="string">
            <text:p>Sros</text:p>
          </table:table-cell>
          <table:table-cell table:style-name="ce12" office:value-type="float" office:value="22" calcext:value-type="float">
            <text:p>22</text:p>
          </table:table-cell>
          <table:table-cell table:style-name="ce11" table:formula="of:=IF([.E26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90.9577" calcext:value-type="float">
            <text:p>90.9577</text:p>
          </table:table-cell>
          <table:table-cell table:style-name="ce12" office:value-type="float" office:value="210.366" calcext:value-type="float">
            <text:p>210.366</text:p>
          </table:table-cell>
          <table:table-cell table:style-name="ce12" office:value-type="float" office:value="1242.62" calcext:value-type="float">
            <text:p>1242.62</text:p>
          </table:table-cell>
          <table:table-cell table:style-name="ce12" office:value-type="float" office:value="553.602" calcext:value-type="float">
            <text:p>553.602</text:p>
          </table:table-cell>
          <table:table-cell table:style-name="ce12" office:value-type="float" office:value="781" calcext:value-type="float">
            <text:p>781</text:p>
          </table:table-cell>
          <table:table-cell table:style-name="ce12" office:value-type="float" office:value="4486" calcext:value-type="float">
            <text:p>4486</text:p>
          </table:table-cell>
          <table:table-cell table:style-name="ce42" table:formula="of:=[.H26]/[.K26]" office:value-type="percentage" office:value="0.276999554168524" calcext:value-type="percentage">
            <text:p>27.70%</text:p>
          </table:table-cell>
          <table:table-cell table:style-name="ce42" table:formula="of:=[.I26]/[.K26]" office:value-type="percentage" office:value="0.12340659830584" calcext:value-type="percentage">
            <text:p>12.34%</text:p>
          </table:table-cell>
          <table:table-cell table:style-name="ce46" table:formula="of:=LOG([.H26]/[.I26])" office:value-type="float" office:value="0.351140688885082" calcext:value-type="float">
            <text:p>0.3511406889</text:p>
          </table:table-cell>
          <table:table-cell table:style-name="ce50" table:formula="of:=[.H26]-[.I26]" office:value-type="float" office:value="689.018" calcext:value-type="float">
            <text:p>689.02</text:p>
          </table:table-cell>
          <table:table-cell table:style-name="ce54" office:value-type="float" office:value="0.199705315777863" calcext:value-type="float">
            <text:p>1.997E-01</text:p>
          </table:table-cell>
          <table:table-cell table:style-name="ce54" office:value-type="float" office:value="1.05357979562114" calcext:value-type="float">
            <text:p>1.054E+00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530842487352915" calcext:value-type="float">
            <text:p>5.308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4" office:value-type="string" calcext:value-type="string">
            <text:p>Choanoflagellata</text:p>
          </table:table-cell>
          <table:table-cell table:style-name="ce13" office:value-type="string" calcext:value-type="string">
            <text:p>CHOANOS</text:p>
          </table:table-cell>
          <table:table-cell table:style-name="ce13" office:value-type="float" office:value="23" calcext:value-type="float">
            <text:p>23</text:p>
          </table:table-cell>
          <table:table-cell table:style-name="ce21" table:formula="of:=IF([.E27]&lt;2;0;1)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3" office:value-type="float" office:value="160.134" calcext:value-type="float">
            <text:p>160.134</text:p>
          </table:table-cell>
          <table:table-cell table:style-name="ce13" office:value-type="float" office:value="75.4483" calcext:value-type="float">
            <text:p>75.4483</text:p>
          </table:table-cell>
          <table:table-cell table:style-name="ce13" office:value-type="float" office:value="499.743" calcext:value-type="float">
            <text:p>499.743</text:p>
          </table:table-cell>
          <table:table-cell table:style-name="ce13" office:value-type="float" office:value="935.252" calcext:value-type="float">
            <text:p>935.252</text:p>
          </table:table-cell>
          <table:table-cell table:style-name="ce13" office:value-type="float" office:value="584.346" calcext:value-type="float">
            <text:p>584.346</text:p>
          </table:table-cell>
          <table:table-cell table:style-name="ce13" office:value-type="float" office:value="3796.98" calcext:value-type="float">
            <text:p>3796.98</text:p>
          </table:table-cell>
          <table:table-cell table:style-name="ce43" table:formula="of:=[.H27]/[.K27]" office:value-type="percentage" office:value="0.131615915806773" calcext:value-type="percentage">
            <text:p>13.16%</text:p>
          </table:table-cell>
          <table:table-cell table:style-name="ce43" table:formula="of:=[.I27]/[.K27]" office:value-type="percentage" office:value="0.246314702737439" calcext:value-type="percentage">
            <text:p>24.63%</text:p>
          </table:table-cell>
          <table:table-cell table:style-name="ce47" table:formula="of:=LOG([.H27]/[.I27])" office:value-type="float" office:value="-0.27218192600986" calcext:value-type="float">
            <text:p>-0.272181926</text:p>
          </table:table-cell>
          <table:table-cell table:style-name="ce51" table:formula="of:=[.H27]-[.I27]" office:value-type="float" office:value="-435.509" calcext:value-type="float">
            <text:p>-435.51</text:p>
          </table:table-cell>
          <table:table-cell table:style-name="ce55" office:value-type="float" office:value="0.280697637992967" calcext:value-type="float">
            <text:p>2.807E-01</text:p>
          </table:table-cell>
          <table:table-cell table:style-name="ce55" office:value-type="float" office:value="0.211768277399078" calcext:value-type="float">
            <text:p>2.118E-01</text:p>
          </table:table-cell>
          <table:table-cell table:style-name="ce55" office:value-type="float" office:value="1" calcext:value-type="float">
            <text:p>1.000E+00</text:p>
          </table:table-cell>
          <table:table-cell table:style-name="ce55" office:value-type="float" office:value="0.0165722991928118" calcext:value-type="float">
            <text:p>1.657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Metazoa+Choanoflagellata</text:p>
          </table:table-cell>
          <table:table-cell table:style-name="ce12" office:value-type="string" calcext:value-type="string">
            <text:p>CHOAZOA</text:p>
          </table:table-cell>
          <table:table-cell table:style-name="ce12" office:value-type="float" office:value="24" calcext:value-type="float">
            <text:p>24</text:p>
          </table:table-cell>
          <table:table-cell table:style-name="ce11" table:formula="of:=IF([.E28]&lt;2;0;1)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82.4789" calcext:value-type="float">
            <text:p>82.4789</text:p>
          </table:table-cell>
          <table:table-cell table:style-name="ce12" office:value-type="float" office:value="63.5366" calcext:value-type="float">
            <text:p>63.5366</text:p>
          </table:table-cell>
          <table:table-cell table:style-name="ce12" office:value-type="float" office:value="242.644" calcext:value-type="float">
            <text:p>242.644</text:p>
          </table:table-cell>
          <table:table-cell table:style-name="ce12" office:value-type="float" office:value="352.124" calcext:value-type="float">
            <text:p>352.124</text:p>
          </table:table-cell>
          <table:table-cell table:style-name="ce12" office:value-type="float" office:value="669.952" calcext:value-type="float">
            <text:p>669.952</text:p>
          </table:table-cell>
          <table:table-cell table:style-name="ce12" office:value-type="float" office:value="4232.49" calcext:value-type="float">
            <text:p>4232.49</text:p>
          </table:table-cell>
          <table:table-cell table:style-name="ce42" table:formula="of:=[.H28]/[.K28]" office:value-type="percentage" office:value="0.0573289009542846" calcext:value-type="percentage">
            <text:p>5.73%</text:p>
          </table:table-cell>
          <table:table-cell table:style-name="ce42" table:formula="of:=[.I28]/[.K28]" office:value-type="percentage" office:value="0.083195471223795" calcext:value-type="percentage">
            <text:p>8.32%</text:p>
          </table:table-cell>
          <table:table-cell table:style-name="ce46" table:formula="of:=LOG([.H28]/[.I28])" office:value-type="float" office:value="-0.161726069908315" calcext:value-type="float">
            <text:p>-0.1617260699</text:p>
          </table:table-cell>
          <table:table-cell table:style-name="ce50" table:formula="of:=[.H28]-[.I28]" office:value-type="float" office:value="-109.48" calcext:value-type="float">
            <text:p>-109.48</text:p>
          </table:table-cell>
          <table:table-cell table:style-name="ce54" office:value-type="float" office:value="0.110003036249988" calcext:value-type="float">
            <text:p>1.100E-01</text:p>
          </table:table-cell>
          <table:table-cell table:style-name="ce54" office:value-type="float" office:value="0.348666790952014" calcext:value-type="float">
            <text:p>3.487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84721122508267" calcext:value-type="float">
            <text:p>1.847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Capsaspora owczarzaki</text:p>
          </table:table-cell>
          <table:table-cell table:style-name="ce12" office:value-type="string" calcext:value-type="string">
            <text:p>Cowc</text:p>
          </table:table-cell>
          <table:table-cell table:style-name="ce12" office:value-type="float" office:value="25" calcext:value-type="float">
            <text:p>25</text:p>
          </table:table-cell>
          <table:table-cell table:style-name="ce11" table:formula="of:=IF([.E29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11.362" calcext:value-type="float">
            <text:p>211.362</text:p>
          </table:table-cell>
          <table:table-cell table:style-name="ce12" office:value-type="float" office:value="155.904" calcext:value-type="float">
            <text:p>155.904</text:p>
          </table:table-cell>
          <table:table-cell table:style-name="ce12" office:value-type="float" office:value="1030.65" calcext:value-type="float">
            <text:p>1030.65</text:p>
          </table:table-cell>
          <table:table-cell table:style-name="ce12" office:value-type="float" office:value="1356.62" calcext:value-type="float">
            <text:p>1356.62</text:p>
          </table:table-cell>
          <table:table-cell table:style-name="ce12" office:value-type="float" office:value="664" calcext:value-type="float">
            <text:p>664</text:p>
          </table:table-cell>
          <table:table-cell table:style-name="ce12" office:value-type="float" office:value="4016" calcext:value-type="float">
            <text:p>4016</text:p>
          </table:table-cell>
          <table:table-cell table:style-name="ce42" table:formula="of:=[.H29]/[.K29]" office:value-type="percentage" office:value="0.256635956175299" calcext:value-type="percentage">
            <text:p>25.66%</text:p>
          </table:table-cell>
          <table:table-cell table:style-name="ce42" table:formula="of:=[.I29]/[.K29]" office:value-type="percentage" office:value="0.337803784860558" calcext:value-type="percentage">
            <text:p>33.78%</text:p>
          </table:table-cell>
          <table:table-cell table:style-name="ce46" table:formula="of:=LOG([.H29]/[.I29])" office:value-type="float" office:value="-0.119347007775501" calcext:value-type="float">
            <text:p>-0.1193470078</text:p>
          </table:table-cell>
          <table:table-cell table:style-name="ce50" table:formula="of:=[.H29]-[.I29]" office:value-type="float" office:value="-325.97" calcext:value-type="float">
            <text:p>-325.97</text:p>
          </table:table-cell>
          <table:table-cell table:style-name="ce54" office:value-type="float" office:value="0.509947445015501" calcext:value-type="float">
            <text:p>5.099E-01</text:p>
          </table:table-cell>
          <table:table-cell table:style-name="ce54" office:value-type="float" office:value="0.404565831834936" calcext:value-type="float">
            <text:p>4.046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200803692972495" calcext:value-type="float">
            <text:p>2.008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Filozoa (Met+Cho+Capsaspora)</text:p>
          </table:table-cell>
          <table:table-cell table:style-name="ce13" office:value-type="string" calcext:value-type="string">
            <text:p>FILOZOA</text:p>
          </table:table-cell>
          <table:table-cell table:style-name="ce12" office:value-type="float" office:value="26" calcext:value-type="float">
            <text:p>26</text:p>
          </table:table-cell>
          <table:table-cell table:style-name="ce11" table:formula="of:=IF([.E30]&lt;2;0;1)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12" office:value-type="float" office:value="46.8492" calcext:value-type="float">
            <text:p>46.8492</text:p>
          </table:table-cell>
          <table:table-cell table:style-name="ce12" office:value-type="float" office:value="45.6947" calcext:value-type="float">
            <text:p>45.6947</text:p>
          </table:table-cell>
          <table:table-cell table:style-name="ce12" office:value-type="float" office:value="364.16" calcext:value-type="float">
            <text:p>364.16</text:p>
          </table:table-cell>
          <table:table-cell table:style-name="ce12" office:value-type="float" office:value="207.851" calcext:value-type="float">
            <text:p>207.851</text:p>
          </table:table-cell>
          <table:table-cell table:style-name="ce12" office:value-type="float" office:value="686.67" calcext:value-type="float">
            <text:p>686.67</text:p>
          </table:table-cell>
          <table:table-cell table:style-name="ce12" office:value-type="float" office:value="4341.97" calcext:value-type="float">
            <text:p>4341.97</text:p>
          </table:table-cell>
          <table:table-cell table:style-name="ce42" table:formula="of:=[.H30]/[.K30]" office:value-type="percentage" office:value="0.0838697641853813" calcext:value-type="percentage">
            <text:p>8.39%</text:p>
          </table:table-cell>
          <table:table-cell table:style-name="ce42" table:formula="of:=[.I30]/[.K30]" office:value-type="percentage" office:value="0.0478702063809745" calcext:value-type="percentage">
            <text:p>4.79%</text:p>
          </table:table-cell>
          <table:table-cell table:style-name="ce46" table:formula="of:=LOG([.H30]/[.I30])" office:value-type="float" office:value="0.243540122080688" calcext:value-type="float">
            <text:p>0.2435401221</text:p>
          </table:table-cell>
          <table:table-cell table:style-name="ce50" table:formula="of:=[.H30]-[.I30]" office:value-type="float" office:value="156.309" calcext:value-type="float">
            <text:p>156.31</text:p>
          </table:table-cell>
          <table:table-cell table:style-name="ce54" office:value-type="float" office:value="0.064400918724307" calcext:value-type="float">
            <text:p>6.440E-02</text:p>
          </table:table-cell>
          <table:table-cell table:style-name="ce54" office:value-type="float" office:value="0.299516748025284" calcext:value-type="float">
            <text:p>2.995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473223035613347" calcext:value-type="float">
            <text:p>4.732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Sphaeroforma arctica</text:p>
          </table:table-cell>
          <table:table-cell table:style-name="ce12" office:value-type="string" calcext:value-type="string">
            <text:p>Sarc</text:p>
          </table:table-cell>
          <table:table-cell table:style-name="ce12" office:value-type="float" office:value="27" calcext:value-type="float">
            <text:p>27</text:p>
          </table:table-cell>
          <table:table-cell table:style-name="ce11" table:formula="of:=IF([.E3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15.19" calcext:value-type="float">
            <text:p>215.19</text:p>
          </table:table-cell>
          <table:table-cell table:style-name="ce12" office:value-type="float" office:value="35.6771" calcext:value-type="float">
            <text:p>35.6771</text:p>
          </table:table-cell>
          <table:table-cell table:style-name="ce12" office:value-type="float" office:value="208.932" calcext:value-type="float">
            <text:p>208.932</text:p>
          </table:table-cell>
          <table:table-cell table:style-name="ce12" office:value-type="float" office:value="1148.6" calcext:value-type="float">
            <text:p>1148.6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091" calcext:value-type="float">
            <text:p>2091</text:p>
          </table:table-cell>
          <table:table-cell table:style-name="ce42" table:formula="of:=[.H31]/[.K31]" office:value-type="percentage" office:value="0.0999196556671449" calcext:value-type="percentage">
            <text:p>9.99%</text:p>
          </table:table-cell>
          <table:table-cell table:style-name="ce42" table:formula="of:=[.I31]/[.K31]" office:value-type="percentage" office:value="0.549306551889048" calcext:value-type="percentage">
            <text:p>54.93%</text:p>
          </table:table-cell>
          <table:table-cell table:style-name="ce46" table:formula="of:=LOG([.H31]/[.I31])" office:value-type="float" office:value="-0.740163850379857" calcext:value-type="float">
            <text:p>-0.7401638504</text:p>
          </table:table-cell>
          <table:table-cell table:style-name="ce50" table:formula="of:=[.H31]-[.I31]" office:value-type="float" office:value="-939.668" calcext:value-type="float">
            <text:p>-939.67</text:p>
          </table:table-cell>
          <table:table-cell table:style-name="ce54" office:value-type="float" office:value="0.580928255538016" calcext:value-type="float">
            <text:p>5.809E-01</text:p>
          </table:table-cell>
          <table:table-cell table:style-name="ce54" office:value-type="float" office:value="0.15698411512434" calcext:value-type="float">
            <text:p>1.570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36528432166394" calcext:value-type="float">
            <text:p>3.653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Creolimax fragrantissima</text:p>
          </table:table-cell>
          <table:table-cell table:style-name="ce12" office:value-type="string" calcext:value-type="string">
            <text:p>Cfra</text:p>
          </table:table-cell>
          <table:table-cell table:style-name="ce12" office:value-type="float" office:value="28" calcext:value-type="float">
            <text:p>28</text:p>
          </table:table-cell>
          <table:table-cell table:style-name="ce11" table:formula="of:=IF([.E32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67.0812" calcext:value-type="float">
            <text:p>67.0812</text:p>
          </table:table-cell>
          <table:table-cell table:style-name="ce12" office:value-type="float" office:value="24.779" calcext:value-type="float">
            <text:p>24.779</text:p>
          </table:table-cell>
          <table:table-cell table:style-name="ce12" office:value-type="float" office:value="343.387" calcext:value-type="float">
            <text:p>343.387</text:p>
          </table:table-cell>
          <table:table-cell table:style-name="ce12" office:value-type="float" office:value="251.06" calcext:value-type="float">
            <text:p>251.06</text:p>
          </table:table-cell>
          <table:table-cell table:style-name="ce12" office:value-type="float" office:value="573" calcext:value-type="float">
            <text:p>573</text:p>
          </table:table-cell>
          <table:table-cell table:style-name="ce12" office:value-type="float" office:value="3123" calcext:value-type="float">
            <text:p>3123</text:p>
          </table:table-cell>
          <table:table-cell table:style-name="ce42" table:formula="of:=[.H32]/[.K32]" office:value-type="percentage" office:value="0.109954210694845" calcext:value-type="percentage">
            <text:p>11.00%</text:p>
          </table:table-cell>
          <table:table-cell table:style-name="ce42" table:formula="of:=[.I32]/[.K32]" office:value-type="percentage" office:value="0.0803906500160102" calcext:value-type="percentage">
            <text:p>8.04%</text:p>
          </table:table-cell>
          <table:table-cell table:style-name="ce46" table:formula="of:=LOG([.H32]/[.I32])" office:value-type="float" office:value="0.136006325057317" calcext:value-type="float">
            <text:p>0.1360063251</text:p>
          </table:table-cell>
          <table:table-cell table:style-name="ce50" table:formula="of:=[.H32]-[.I32]" office:value-type="float" office:value="92.327" calcext:value-type="float">
            <text:p>92.33</text:p>
          </table:table-cell>
          <table:table-cell table:style-name="ce54" office:value-type="float" office:value="0.10737087258008" calcext:value-type="float">
            <text:p>1.074E-01</text:p>
          </table:table-cell>
          <table:table-cell table:style-name="ce54" office:value-type="float" office:value="0.110970448729578" calcext:value-type="float">
            <text:p>1.110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263073324677182" calcext:value-type="float">
            <text:p>2.631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Sphaeroforma+Creolimax</text:p>
          </table:table-cell>
          <table:table-cell table:style-name="ce12" office:value-type="string" calcext:value-type="string">
            <text:p>ICCFSA</text:p>
          </table:table-cell>
          <table:table-cell table:style-name="ce12" office:value-type="float" office:value="29" calcext:value-type="float">
            <text:p>29</text:p>
          </table:table-cell>
          <table:table-cell table:style-name="ce11" table:formula="of:=IF([.E33]&lt;2;0;1)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96.9033" calcext:value-type="float">
            <text:p>96.9033</text:p>
          </table:table-cell>
          <table:table-cell table:style-name="ce12" office:value-type="float" office:value="136.917" calcext:value-type="float">
            <text:p>136.917</text:p>
          </table:table-cell>
          <table:table-cell table:style-name="ce12" office:value-type="float" office:value="235.82" calcext:value-type="float">
            <text:p>235.82</text:p>
          </table:table-cell>
          <table:table-cell table:style-name="ce12" office:value-type="float" office:value="440.6" calcext:value-type="float">
            <text:p>440.6</text:p>
          </table:table-cell>
          <table:table-cell table:style-name="ce12" office:value-type="float" office:value="619.138" calcext:value-type="float">
            <text:p>619.138</text:p>
          </table:table-cell>
          <table:table-cell table:style-name="ce12" office:value-type="float" office:value="3030.67" calcext:value-type="float">
            <text:p>3030.67</text:p>
          </table:table-cell>
          <table:table-cell table:style-name="ce42" table:formula="of:=[.H33]/[.K33]" office:value-type="percentage" office:value="0.0778111770664573" calcext:value-type="percentage">
            <text:p>7.78%</text:p>
          </table:table-cell>
          <table:table-cell table:style-name="ce42" table:formula="of:=[.I33]/[.K33]" office:value-type="percentage" office:value="0.145380394434234" calcext:value-type="percentage">
            <text:p>14.54%</text:p>
          </table:table-cell>
          <table:table-cell table:style-name="ce46" table:formula="of:=LOG([.H33]/[.I33])" office:value-type="float" office:value="-0.271463857783836" calcext:value-type="float">
            <text:p>-0.2714638578</text:p>
          </table:table-cell>
          <table:table-cell table:style-name="ce50" table:formula="of:=[.H33]-[.I33]" office:value-type="float" office:value="-204.78" calcext:value-type="float">
            <text:p>-204.78</text:p>
          </table:table-cell>
          <table:table-cell table:style-name="ce54" office:value-type="float" office:value="0.187650012764235" calcext:value-type="float">
            <text:p>1.877E-01</text:p>
          </table:table-cell>
          <table:table-cell table:style-name="ce54" office:value-type="float" office:value="0.50074926223213" calcext:value-type="float">
            <text:p>5.007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10122554871794" calcext:value-type="float">
            <text:p>1.101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Ichthyophonus hoferi</text:p>
          </table:table-cell>
          <table:table-cell table:style-name="ce12" office:value-type="string" calcext:value-type="string">
            <text:p>Ihof</text:p>
          </table:table-cell>
          <table:table-cell table:style-name="ce12" office:value-type="float" office:value="30" calcext:value-type="float">
            <text:p>30</text:p>
          </table:table-cell>
          <table:table-cell table:style-name="ce11" table:formula="of:=IF([.E34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23.891" calcext:value-type="float">
            <text:p>223.891</text:p>
          </table:table-cell>
          <table:table-cell table:style-name="ce12" office:value-type="float" office:value="58.9329" calcext:value-type="float">
            <text:p>58.9329</text:p>
          </table:table-cell>
          <table:table-cell table:style-name="ce12" office:value-type="float" office:value="261.02" calcext:value-type="float">
            <text:p>261.02</text:p>
          </table:table-cell>
          <table:table-cell table:style-name="ce12" office:value-type="float" office:value="1682.47" calcext:value-type="float">
            <text:p>1682.47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814" calcext:value-type="float">
            <text:p>1814</text:p>
          </table:table-cell>
          <table:table-cell table:style-name="ce42" table:formula="of:=[.H34]/[.K34]" office:value-type="percentage" office:value="0.143891951488423" calcext:value-type="percentage">
            <text:p>14.39%</text:p>
          </table:table-cell>
          <table:table-cell table:style-name="ce42" table:formula="of:=[.I34]/[.K34]" office:value-type="percentage" office:value="0.927491730981257" calcext:value-type="percentage">
            <text:p>92.75%</text:p>
          </table:table-cell>
          <table:table-cell table:style-name="ce46" table:formula="of:=LOG([.H34]/[.I34])" office:value-type="float" office:value="-0.809273543757864" calcext:value-type="float">
            <text:p>-0.8092735438</text:p>
          </table:table-cell>
          <table:table-cell table:style-name="ce50" table:formula="of:=[.H34]-[.I34]" office:value-type="float" office:value="-1421.45" calcext:value-type="float">
            <text:p>-1421.45</text:p>
          </table:table-cell>
          <table:table-cell table:style-name="ce54" office:value-type="float" office:value="0.891083744920435" calcext:value-type="float">
            <text:p>8.911E-01</text:p>
          </table:table-cell>
          <table:table-cell table:style-name="ce54" office:value-type="float" office:value="0.0999400708315995" calcext:value-type="float">
            <text:p>9.994E-02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342904505739798" calcext:value-type="float">
            <text:p>3.429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4" office:value-type="string" calcext:value-type="string">
            <text:p>Ichthyophonida</text:p>
          </table:table-cell>
          <table:table-cell table:style-name="ce13" office:value-type="string" calcext:value-type="string">
            <text:p>ICHPHO</text:p>
          </table:table-cell>
          <table:table-cell table:style-name="ce13" office:value-type="float" office:value="31" calcext:value-type="float">
            <text:p>31</text:p>
          </table:table-cell>
          <table:table-cell table:style-name="ce21" table:formula="of:=IF([.E35]&lt;2;0;1)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13" office:value-type="float" office:value="106.982" calcext:value-type="float">
            <text:p>106.982</text:p>
          </table:table-cell>
          <table:table-cell table:style-name="ce13" office:value-type="float" office:value="87.4834" calcext:value-type="float">
            <text:p>87.4834</text:p>
          </table:table-cell>
          <table:table-cell table:style-name="ce13" office:value-type="float" office:value="94.1255" calcext:value-type="float">
            <text:p>94.1255</text:p>
          </table:table-cell>
          <table:table-cell table:style-name="ce13" office:value-type="float" office:value="620.315" calcext:value-type="float">
            <text:p>620.315</text:p>
          </table:table-cell>
          <table:table-cell table:style-name="ce13" office:value-type="float" office:value="574.131" calcext:value-type="float">
            <text:p>574.131</text:p>
          </table:table-cell>
          <table:table-cell table:style-name="ce13" office:value-type="float" office:value="3235.45" calcext:value-type="float">
            <text:p>3235.45</text:p>
          </table:table-cell>
          <table:table-cell table:style-name="ce43" table:formula="of:=[.H35]/[.K35]" office:value-type="percentage" office:value="0.02909193466133" calcext:value-type="percentage">
            <text:p>2.91%</text:p>
          </table:table-cell>
          <table:table-cell table:style-name="ce43" table:formula="of:=[.I35]/[.K35]" office:value-type="percentage" office:value="0.191724489638227" calcext:value-type="percentage">
            <text:p>19.17%</text:p>
          </table:table-cell>
          <table:table-cell table:style-name="ce47" table:formula="of:=LOG([.H35]/[.I35])" office:value-type="float" office:value="-0.818904986869088" calcext:value-type="float">
            <text:p>-0.8189049869</text:p>
          </table:table-cell>
          <table:table-cell table:style-name="ce51" table:formula="of:=[.H35]-[.I35]" office:value-type="float" office:value="-526.1895" calcext:value-type="float">
            <text:p>-526.19</text:p>
          </table:table-cell>
          <table:table-cell table:style-name="ce55" office:value-type="float" office:value="0.235428265992026" calcext:value-type="float">
            <text:p>2.354E-01</text:p>
          </table:table-cell>
          <table:table-cell table:style-name="ce55" office:value-type="float" office:value="0.190907287016207" calcext:value-type="float">
            <text:p>1.909E-01</text:p>
          </table:table-cell>
          <table:table-cell table:style-name="ce55" office:value-type="float" office:value="1" calcext:value-type="float">
            <text:p>1.000E+00</text:p>
          </table:table-cell>
          <table:table-cell table:style-name="ce55" office:value-type="float" office:value="0.0038054560734917" calcext:value-type="float">
            <text:p>3.805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Chromosphaera perkinsii</text:p>
          </table:table-cell>
          <table:table-cell table:style-name="ce12" office:value-type="string" calcext:value-type="string">
            <text:p>Nk52</text:p>
          </table:table-cell>
          <table:table-cell table:style-name="ce12" office:value-type="float" office:value="32" calcext:value-type="float">
            <text:p>32</text:p>
          </table:table-cell>
          <table:table-cell table:style-name="ce11" table:formula="of:=IF([.E36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32.022" calcext:value-type="float">
            <text:p>132.022</text:p>
          </table:table-cell>
          <table:table-cell table:style-name="ce12" office:value-type="float" office:value="160.382" calcext:value-type="float">
            <text:p>160.382</text:p>
          </table:table-cell>
          <table:table-cell table:style-name="ce12" office:value-type="float" office:value="841.873" calcext:value-type="float">
            <text:p>841.873</text:p>
          </table:table-cell>
          <table:table-cell table:style-name="ce12" office:value-type="float" office:value="863.515" calcext:value-type="float">
            <text:p>863.515</text:p>
          </table:table-cell>
          <table:table-cell table:style-name="ce12" office:value-type="float" office:value="672" calcext:value-type="float">
            <text:p>672</text:p>
          </table:table-cell>
          <table:table-cell table:style-name="ce12" office:value-type="float" office:value="3740" calcext:value-type="float">
            <text:p>3740</text:p>
          </table:table-cell>
          <table:table-cell table:style-name="ce42" table:formula="of:=[.H36]/[.K36]" office:value-type="percentage" office:value="0.225099732620321" calcext:value-type="percentage">
            <text:p>22.51%</text:p>
          </table:table-cell>
          <table:table-cell table:style-name="ce42" table:formula="of:=[.I36]/[.K36]" office:value-type="percentage" office:value="0.230886363636364" calcext:value-type="percentage">
            <text:p>23.09%</text:p>
          </table:table-cell>
          <table:table-cell table:style-name="ce46" table:formula="of:=LOG([.H36]/[.I36])" office:value-type="float" office:value="-0.0110233047042379" calcext:value-type="float">
            <text:p>-0.0110233047</text:p>
          </table:table-cell>
          <table:table-cell table:style-name="ce50" table:formula="of:=[.H36]-[.I36]" office:value-type="float" office:value="-21.6419999999999" calcext:value-type="float">
            <text:p>-21.64</text:p>
          </table:table-cell>
          <table:table-cell table:style-name="ce54" office:value-type="float" office:value="0.338075391551261" calcext:value-type="float">
            <text:p>3.381E-01</text:p>
          </table:table-cell>
          <table:table-cell table:style-name="ce54" office:value-type="float" office:value="0.867665115098526" calcext:value-type="float">
            <text:p>8.677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224602572319924" calcext:value-type="float">
            <text:p>2.246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4" office:value-type="string" calcext:value-type="string">
            <text:p>Ichthyosporea</text:p>
          </table:table-cell>
          <table:table-cell table:style-name="ce13" office:value-type="string" calcext:value-type="string">
            <text:p>ICHTHY</text:p>
          </table:table-cell>
          <table:table-cell table:style-name="ce13" office:value-type="float" office:value="33" calcext:value-type="float">
            <text:p>33</text:p>
          </table:table-cell>
          <table:table-cell table:style-name="ce21" table:formula="of:=IF([.E37]&lt;2;0;1)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3" office:value-type="float" office:value="9.34474" calcext:value-type="float">
            <text:p>9.34474</text:p>
          </table:table-cell>
          <table:table-cell table:style-name="ce13" office:value-type="float" office:value="0.000617871" calcext:value-type="float">
            <text:p>0.000617871</text:p>
          </table:table-cell>
          <table:table-cell table:style-name="ce13" office:value-type="float" office:value="0.0164125" calcext:value-type="float">
            <text:p>0.0164125</text:p>
          </table:table-cell>
          <table:table-cell table:style-name="ce13" office:value-type="float" office:value="46.9559" calcext:value-type="float">
            <text:p>46.9559</text:p>
          </table:table-cell>
          <table:table-cell table:style-name="ce13" office:value-type="float" office:value="602.367" calcext:value-type="float">
            <text:p>602.367</text:p>
          </table:table-cell>
          <table:table-cell table:style-name="ce13" office:value-type="float" office:value="3761.64" calcext:value-type="float">
            <text:p>3761.64</text:p>
          </table:table-cell>
          <table:table-cell table:style-name="ce43" table:formula="of:=[.H37]/[.K37]" office:value-type="percentage" office:value="0.00000436312353122574" calcext:value-type="percentage">
            <text:p>0.00%</text:p>
          </table:table-cell>
          <table:table-cell table:style-name="ce43" table:formula="of:=[.I37]/[.K37]" office:value-type="percentage" office:value="0.0124828266394445" calcext:value-type="percentage">
            <text:p>1.25%</text:p>
          </table:table-cell>
          <table:table-cell table:style-name="ce47" table:formula="of:=LOG([.H37]/[.I37])" office:value-type="float" office:value="-3.45651542995311" calcext:value-type="float">
            <text:p>-3.45651543</text:p>
          </table:table-cell>
          <table:table-cell table:style-name="ce51" table:formula="of:=[.H37]-[.I37]" office:value-type="float" office:value="-46.9394875" calcext:value-type="float">
            <text:p>-46.94</text:p>
          </table:table-cell>
          <table:table-cell table:style-name="ce55" office:value-type="float" office:value="0.0140636009085577" calcext:value-type="float">
            <text:p>1.406E-02</text:p>
          </table:table-cell>
          <table:table-cell table:style-name="ce55" office:value-type="float" office:value="0.0000101659524762726" calcext:value-type="float">
            <text:p>1.017E-05</text:p>
          </table:table-cell>
          <table:table-cell table:style-name="ce55" office:value-type="float" office:value="1" calcext:value-type="float">
            <text:p>1.000E+00</text:p>
          </table:table-cell>
          <table:table-cell table:style-name="ce55" office:value-type="float" office:value="0.0000101484468984037" calcext:value-type="float">
            <text:p>1.015E-05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Corallochytrium limacisporum</text:p>
          </table:table-cell>
          <table:table-cell table:style-name="ce12" office:value-type="string" calcext:value-type="string">
            <text:p>Clim</text:p>
          </table:table-cell>
          <table:table-cell table:style-name="ce12" office:value-type="float" office:value="34" calcext:value-type="float">
            <text:p>34</text:p>
          </table:table-cell>
          <table:table-cell table:style-name="ce11" table:formula="of:=IF([.E3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20.243" calcext:value-type="float">
            <text:p>220.243</text:p>
          </table:table-cell>
          <table:table-cell table:style-name="ce12" office:value-type="float" office:value="67.3973" calcext:value-type="float">
            <text:p>67.3973</text:p>
          </table:table-cell>
          <table:table-cell table:style-name="ce12" office:value-type="float" office:value="326.672" calcext:value-type="float">
            <text:p>326.672</text:p>
          </table:table-cell>
          <table:table-cell table:style-name="ce12" office:value-type="float" office:value="1367.25" calcext:value-type="float">
            <text:p>1367.25</text:p>
          </table:table-cell>
          <table:table-cell table:style-name="ce12" office:value-type="float" office:value="411" calcext:value-type="float">
            <text:p>411</text:p>
          </table:table-cell>
          <table:table-cell table:style-name="ce12" office:value-type="float" office:value="2768" calcext:value-type="float">
            <text:p>2768</text:p>
          </table:table-cell>
          <table:table-cell table:style-name="ce42" table:formula="of:=[.H38]/[.K38]" office:value-type="percentage" office:value="0.118017341040462" calcext:value-type="percentage">
            <text:p>11.80%</text:p>
          </table:table-cell>
          <table:table-cell table:style-name="ce42" table:formula="of:=[.I38]/[.K38]" office:value-type="percentage" office:value="0.493948699421965" calcext:value-type="percentage">
            <text:p>49.39%</text:p>
          </table:table-cell>
          <table:table-cell table:style-name="ce46" table:formula="of:=LOG([.H38]/[.I38])" office:value-type="float" office:value="-0.621736020609571" calcext:value-type="float">
            <text:p>-0.6217360206</text:p>
          </table:table-cell>
          <table:table-cell table:style-name="ce50" table:formula="of:=[.H38]-[.I38]" office:value-type="float" office:value="-1040.578" calcext:value-type="float">
            <text:p>-1040.58</text:p>
          </table:table-cell>
          <table:table-cell table:style-name="ce54" office:value-type="float" office:value="0.552224359782472" calcext:value-type="float">
            <text:p>5.522E-01</text:p>
          </table:table-cell>
          <table:table-cell table:style-name="ce54" office:value-type="float" office:value="0.115736273830739" calcext:value-type="float">
            <text:p>1.157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601288997212893" calcext:value-type="float">
            <text:p>6.013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4" office:value-type="string" calcext:value-type="string">
            <text:p>Teretosporea</text:p>
          </table:table-cell>
          <table:table-cell table:style-name="ce13" office:value-type="string" calcext:value-type="string">
            <text:p>TERETO</text:p>
          </table:table-cell>
          <table:table-cell table:style-name="ce13" office:value-type="float" office:value="35" calcext:value-type="float">
            <text:p>35</text:p>
          </table:table-cell>
          <table:table-cell table:style-name="ce21" table:formula="of:=IF([.E39]&lt;2;0;1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3" office:value-type="float" office:value="66.8141" calcext:value-type="float">
            <text:p>66.8141</text:p>
          </table:table-cell>
          <table:table-cell table:style-name="ce13" office:value-type="float" office:value="0.53087" calcext:value-type="float">
            <text:p>0.53087</text:p>
          </table:table-cell>
          <table:table-cell table:style-name="ce13" office:value-type="float" office:value="32.1384" calcext:value-type="float">
            <text:p>32.1384</text:p>
          </table:table-cell>
          <table:table-cell table:style-name="ce13" office:value-type="float" office:value="409.217" calcext:value-type="float">
            <text:p>409.217</text:p>
          </table:table-cell>
          <table:table-cell table:style-name="ce13" office:value-type="float" office:value="611.776" calcext:value-type="float">
            <text:p>611.776</text:p>
          </table:table-cell>
          <table:table-cell table:style-name="ce13" office:value-type="float" office:value="3808.58" calcext:value-type="float">
            <text:p>3808.58</text:p>
          </table:table-cell>
          <table:table-cell table:style-name="ce43" table:formula="of:=[.H39]/[.K39]" office:value-type="percentage" office:value="0.00843842061870828" calcext:value-type="percentage">
            <text:p>0.84%</text:p>
          </table:table-cell>
          <table:table-cell table:style-name="ce43" table:formula="of:=[.I39]/[.K39]" office:value-type="percentage" office:value="0.107446082266882" calcext:value-type="percentage">
            <text:p>10.74%</text:p>
          </table:table-cell>
          <table:table-cell table:style-name="ce47" table:formula="of:=LOG([.H39]/[.I39])" office:value-type="float" office:value="-1.10492941544932" calcext:value-type="float">
            <text:p>-1.1049294154</text:p>
          </table:table-cell>
          <table:table-cell table:style-name="ce51" table:formula="of:=[.H39]-[.I39]" office:value-type="float" office:value="-377.0786" calcext:value-type="float">
            <text:p>-377.08</text:p>
          </table:table-cell>
          <table:table-cell table:style-name="ce55" office:value-type="float" office:value="0.11378069518394" calcext:value-type="float">
            <text:p>1.138E-01</text:p>
          </table:table-cell>
          <table:table-cell table:style-name="ce55" office:value-type="float" office:value="0.0000101570919856109" calcext:value-type="float">
            <text:p>1.016E-05</text:p>
          </table:table-cell>
          <table:table-cell table:style-name="ce55" office:value-type="float" office:value="1" calcext:value-type="float">
            <text:p>1.000E+00</text:p>
          </table:table-cell>
          <table:table-cell table:style-name="ce55" office:value-type="float" office:value="0.00239620974735612" calcext:value-type="float">
            <text:p>2.396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4" office:value-type="string" calcext:value-type="string">
            <text:p>Holozoa</text:p>
          </table:table-cell>
          <table:table-cell table:style-name="ce16" office:value-type="string" calcext:value-type="string">
            <text:p>HOLOZOA</text:p>
          </table:table-cell>
          <table:table-cell table:style-name="ce13" office:value-type="float" office:value="36" calcext:value-type="float">
            <text:p>36</text:p>
          </table:table-cell>
          <table:table-cell table:style-name="ce21" table:formula="of:=IF([.E40]&lt;2;0;1)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3" office:value-type="float" office:value="18.6112" calcext:value-type="float">
            <text:p>18.6112</text:p>
          </table:table-cell>
          <table:table-cell table:style-name="ce13" office:value-type="float" office:value="20.6745" calcext:value-type="float">
            <text:p>20.6745</text:p>
          </table:table-cell>
          <table:table-cell table:style-name="ce13" office:value-type="float" office:value="525.519" calcext:value-type="float">
            <text:p>525.519</text:p>
          </table:table-cell>
          <table:table-cell table:style-name="ce13" office:value-type="float" office:value="73.4446" calcext:value-type="float">
            <text:p>73.4446</text:p>
          </table:table-cell>
          <table:table-cell table:style-name="ce13" office:value-type="float" office:value="683.499" calcext:value-type="float">
            <text:p>683.499</text:p>
          </table:table-cell>
          <table:table-cell table:style-name="ce13" office:value-type="float" office:value="4185.66" calcext:value-type="float">
            <text:p>4185.66</text:p>
          </table:table-cell>
          <table:table-cell table:style-name="ce43" table:formula="of:=[.H40]/[.K40]" office:value-type="percentage" office:value="0.125552242657072" calcext:value-type="percentage">
            <text:p>12.56%</text:p>
          </table:table-cell>
          <table:table-cell table:style-name="ce43" table:formula="of:=[.I40]/[.K40]" office:value-type="percentage" office:value="0.0175467190359465" calcext:value-type="percentage">
            <text:p>1.75%</text:p>
          </table:table-cell>
          <table:table-cell table:style-name="ce47" table:formula="of:=LOG([.H40]/[.I40])" office:value-type="float" office:value="0.854628552567501" calcext:value-type="float">
            <text:p>0.8546285526</text:p>
          </table:table-cell>
          <table:table-cell table:style-name="ce51" table:formula="of:=[.H40]-[.I40]" office:value-type="float" office:value="452.0744" calcext:value-type="float">
            <text:p>452.07</text:p>
          </table:table-cell>
          <table:table-cell table:style-name="ce55" office:value-type="float" office:value="0.0232496608369808" calcext:value-type="float">
            <text:p>2.325E-02</text:p>
          </table:table-cell>
          <table:table-cell table:style-name="ce55" office:value-type="float" office:value="0.303436529946521" calcext:value-type="float">
            <text:p>3.034E-01</text:p>
          </table:table-cell>
          <table:table-cell table:style-name="ce55" office:value-type="float" office:value="1" calcext:value-type="float">
            <text:p>1.000E+00</text:p>
          </table:table-cell>
          <table:table-cell table:style-name="ce55" office:value-type="float" office:value="0.180666670236998" calcext:value-type="float">
            <text:p>1.807E-01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Schizosaccharomyces pombe</text:p>
          </table:table-cell>
          <table:table-cell table:style-name="ce12" office:value-type="string" calcext:value-type="string">
            <text:p>Spom</text:p>
          </table:table-cell>
          <table:table-cell table:style-name="ce12" office:value-type="float" office:value="37" calcext:value-type="float">
            <text:p>37</text:p>
          </table:table-cell>
          <table:table-cell table:style-name="ce11" table:formula="of:=IF([.E4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10.308" calcext:value-type="float">
            <text:p>110.308</text:p>
          </table:table-cell>
          <table:table-cell table:style-name="ce12" office:value-type="float" office:value="154.737" calcext:value-type="float">
            <text:p>154.737</text:p>
          </table:table-cell>
          <table:table-cell table:style-name="ce12" office:value-type="float" office:value="178.237" calcext:value-type="float">
            <text:p>178.237</text:p>
          </table:table-cell>
          <table:table-cell table:style-name="ce12" office:value-type="float" office:value="686.897" calcext:value-type="float">
            <text:p>686.897</text:p>
          </table:table-cell>
          <table:table-cell table:style-name="ce12" office:value-type="float" office:value="425" calcext:value-type="float">
            <text:p>425</text:p>
          </table:table-cell>
          <table:table-cell table:style-name="ce12" office:value-type="float" office:value="2276" calcext:value-type="float">
            <text:p>2276</text:p>
          </table:table-cell>
          <table:table-cell table:style-name="ce42" table:formula="of:=[.H41]/[.K41]" office:value-type="percentage" office:value="0.0783115114235501" calcext:value-type="percentage">
            <text:p>7.83%</text:p>
          </table:table-cell>
          <table:table-cell table:style-name="ce42" table:formula="of:=[.I41]/[.K41]" office:value-type="percentage" office:value="0.301800087873462" calcext:value-type="percentage">
            <text:p>30.18%</text:p>
          </table:table-cell>
          <table:table-cell table:style-name="ce46" table:formula="of:=LOG([.H41]/[.I41])" office:value-type="float" office:value="-0.585893755895752" calcext:value-type="float">
            <text:p>-0.5858937559</text:p>
          </table:table-cell>
          <table:table-cell table:style-name="ce50" table:formula="of:=[.H41]-[.I41]" office:value-type="float" office:value="-508.66" calcext:value-type="float">
            <text:p>-508.66</text:p>
          </table:table-cell>
          <table:table-cell table:style-name="ce54" office:value-type="float" office:value="0.359350668525294" calcext:value-type="float">
            <text:p>3.594E-01</text:p>
          </table:table-cell>
          <table:table-cell table:style-name="ce54" office:value-type="float" office:value="0.343762977788522" calcext:value-type="float">
            <text:p>3.438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456641859650665" calcext:value-type="float">
            <text:p>4.566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Neurospora crassa</text:p>
          </table:table-cell>
          <table:table-cell table:style-name="ce12" office:value-type="string" calcext:value-type="string">
            <text:p>Ncra</text:p>
          </table:table-cell>
          <table:table-cell table:style-name="ce12" office:value-type="float" office:value="38" calcext:value-type="float">
            <text:p>38</text:p>
          </table:table-cell>
          <table:table-cell table:style-name="ce11" table:formula="of:=IF([.E42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01.689" calcext:value-type="float">
            <text:p>101.689</text:p>
          </table:table-cell>
          <table:table-cell table:style-name="ce12" office:value-type="float" office:value="141.987" calcext:value-type="float">
            <text:p>141.987</text:p>
          </table:table-cell>
          <table:table-cell table:style-name="ce12" office:value-type="float" office:value="415.19" calcext:value-type="float">
            <text:p>415.19</text:p>
          </table:table-cell>
          <table:table-cell table:style-name="ce12" office:value-type="float" office:value="389.85" calcext:value-type="float">
            <text:p>389.85</text:p>
          </table:table-cell>
          <table:table-cell table:style-name="ce12" office:value-type="float" office:value="484" calcext:value-type="float">
            <text:p>484</text:p>
          </table:table-cell>
          <table:table-cell table:style-name="ce12" office:value-type="float" office:value="2810" calcext:value-type="float">
            <text:p>2810</text:p>
          </table:table-cell>
          <table:table-cell table:style-name="ce42" table:formula="of:=[.H42]/[.K42]" office:value-type="percentage" office:value="0.147754448398577" calcext:value-type="percentage">
            <text:p>14.78%</text:p>
          </table:table-cell>
          <table:table-cell table:style-name="ce42" table:formula="of:=[.I42]/[.K42]" office:value-type="percentage" office:value="0.13873665480427" calcext:value-type="percentage">
            <text:p>13.87%</text:p>
          </table:table-cell>
          <table:table-cell table:style-name="ce46" table:formula="of:=LOG([.H42]/[.I42])" office:value-type="float" office:value="0.0273493462713779" calcext:value-type="float">
            <text:p>0.0273493463</text:p>
          </table:table-cell>
          <table:table-cell table:style-name="ce50" table:formula="of:=[.H42]-[.I42]" office:value-type="float" office:value="25.34" calcext:value-type="float">
            <text:p>25.34</text:p>
          </table:table-cell>
          <table:table-cell table:style-name="ce54" office:value-type="float" office:value="0.196339526520547" calcext:value-type="float">
            <text:p>1.963E-01</text:p>
          </table:table-cell>
          <table:table-cell table:style-name="ce54" office:value-type="float" office:value="0.738500240517849" calcext:value-type="float">
            <text:p>7.385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80020959027081" calcext:value-type="float">
            <text:p>1.800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Ascomycota</text:p>
          </table:table-cell>
          <table:table-cell table:style-name="ce12" office:value-type="string" calcext:value-type="string">
            <text:p>ASCOMY</text:p>
          </table:table-cell>
          <table:table-cell table:style-name="ce12" office:value-type="float" office:value="39" calcext:value-type="float">
            <text:p>39</text:p>
          </table:table-cell>
          <table:table-cell table:style-name="ce11" table:formula="of:=IF([.E43]&lt;2;0;1)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36.2718" calcext:value-type="float">
            <text:p>36.2718</text:p>
          </table:table-cell>
          <table:table-cell table:style-name="ce12" office:value-type="float" office:value="0.237114" calcext:value-type="float">
            <text:p>0.237114</text:p>
          </table:table-cell>
          <table:table-cell table:style-name="ce12" office:value-type="float" office:value="15.6619" calcext:value-type="float">
            <text:p>15.6619</text:p>
          </table:table-cell>
          <table:table-cell table:style-name="ce12" office:value-type="float" office:value="153.155" calcext:value-type="float">
            <text:p>153.155</text:p>
          </table:table-cell>
          <table:table-cell table:style-name="ce12" office:value-type="float" office:value="403.769" calcext:value-type="float">
            <text:p>403.769</text:p>
          </table:table-cell>
          <table:table-cell table:style-name="ce12" office:value-type="float" office:value="2784.66" calcext:value-type="float">
            <text:p>2784.66</text:p>
          </table:table-cell>
          <table:table-cell table:style-name="ce42" table:formula="of:=[.H43]/[.K43]" office:value-type="percentage" office:value="0.00562434911263853" calcext:value-type="percentage">
            <text:p>0.56%</text:p>
          </table:table-cell>
          <table:table-cell table:style-name="ce42" table:formula="of:=[.I43]/[.K43]" office:value-type="percentage" office:value="0.0549995331566511" calcext:value-type="percentage">
            <text:p>5.50%</text:p>
          </table:table-cell>
          <table:table-cell table:style-name="ce46" table:formula="of:=LOG([.H43]/[.I43])" office:value-type="float" office:value="-0.990286732936379" calcext:value-type="float">
            <text:p>-0.9902867329</text:p>
          </table:table-cell>
          <table:table-cell table:style-name="ce50" table:formula="of:=[.H43]-[.I43]" office:value-type="float" office:value="-137.4931" calcext:value-type="float">
            <text:p>-137.49</text:p>
          </table:table-cell>
          <table:table-cell table:style-name="ce54" office:value-type="float" office:value="0.0652966650976267" calcext:value-type="float">
            <text:p>6.530E-02</text:p>
          </table:table-cell>
          <table:table-cell table:style-name="ce54" office:value-type="float" office:value="0.0000101659524762726" calcext:value-type="float">
            <text:p>1.017E-05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198866104456251" calcext:value-type="float">
            <text:p>1.989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Cryptococcus neoformans</text:p>
          </table:table-cell>
          <table:table-cell table:style-name="ce12" office:value-type="string" calcext:value-type="string">
            <text:p>Cneo</text:p>
          </table:table-cell>
          <table:table-cell table:style-name="ce12" office:value-type="float" office:value="40" calcext:value-type="float">
            <text:p>40</text:p>
          </table:table-cell>
          <table:table-cell table:style-name="ce11" table:formula="of:=IF([.E44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55.384" calcext:value-type="float">
            <text:p>155.384</text:p>
          </table:table-cell>
          <table:table-cell table:style-name="ce12" office:value-type="float" office:value="47.863" calcext:value-type="float">
            <text:p>47.863</text:p>
          </table:table-cell>
          <table:table-cell table:style-name="ce12" office:value-type="float" office:value="232.183" calcext:value-type="float">
            <text:p>232.183</text:p>
          </table:table-cell>
          <table:table-cell table:style-name="ce12" office:value-type="float" office:value="715.337" calcext:value-type="float">
            <text:p>715.337</text:p>
          </table:table-cell>
          <table:table-cell table:style-name="ce12" office:value-type="float" office:value="324" calcext:value-type="float">
            <text:p>324</text:p>
          </table:table-cell>
          <table:table-cell table:style-name="ce12" office:value-type="float" office:value="2439" calcext:value-type="float">
            <text:p>2439</text:p>
          </table:table-cell>
          <table:table-cell table:style-name="ce42" table:formula="of:=[.H44]/[.K44]" office:value-type="percentage" office:value="0.0951959819598196" calcext:value-type="percentage">
            <text:p>9.52%</text:p>
          </table:table-cell>
          <table:table-cell table:style-name="ce42" table:formula="of:=[.I44]/[.K44]" office:value-type="percentage" office:value="0.293291102911029" calcext:value-type="percentage">
            <text:p>29.33%</text:p>
          </table:table-cell>
          <table:table-cell table:style-name="ce46" table:formula="of:=LOG([.H44]/[.I44])" office:value-type="float" office:value="-0.488680270671674" calcext:value-type="float">
            <text:p>-0.4886802707</text:p>
          </table:table-cell>
          <table:table-cell table:style-name="ce50" table:formula="of:=[.H44]-[.I44]" office:value-type="float" office:value="-483.154" calcext:value-type="float">
            <text:p>-483.15</text:p>
          </table:table-cell>
          <table:table-cell table:style-name="ce54" office:value-type="float" office:value="0.342802141627692" calcext:value-type="float">
            <text:p>3.428E-01</text:p>
          </table:table-cell>
          <table:table-cell table:style-name="ce54" office:value-type="float" office:value="0.207026376045263" calcext:value-type="float">
            <text:p>2.070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62174424957496" calcext:value-type="float">
            <text:p>6.217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Dikarya</text:p>
          </table:table-cell>
          <table:table-cell table:style-name="ce12" office:value-type="string" calcext:value-type="string">
            <text:p>DIKARYA</text:p>
          </table:table-cell>
          <table:table-cell table:style-name="ce12" office:value-type="float" office:value="41" calcext:value-type="float">
            <text:p>41</text:p>
          </table:table-cell>
          <table:table-cell table:style-name="ce11" table:formula="of:=IF([.E45]&lt;2;0;1)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218.666" calcext:value-type="float">
            <text:p>218.666</text:p>
          </table:table-cell>
          <table:table-cell table:style-name="ce12" office:value-type="float" office:value="5.83369" calcext:value-type="float">
            <text:p>5.83369</text:p>
          </table:table-cell>
          <table:table-cell table:style-name="ce12" office:value-type="float" office:value="82.5402" calcext:value-type="float">
            <text:p>82.5402</text:p>
          </table:table-cell>
          <table:table-cell table:style-name="ce12" office:value-type="float" office:value="745.988" calcext:value-type="float">
            <text:p>745.988</text:p>
          </table:table-cell>
          <table:table-cell table:style-name="ce12" office:value-type="float" office:value="440.565" calcext:value-type="float">
            <text:p>440.565</text:p>
          </table:table-cell>
          <table:table-cell table:style-name="ce12" office:value-type="float" office:value="2922.15" calcext:value-type="float">
            <text:p>2922.15</text:p>
          </table:table-cell>
          <table:table-cell table:style-name="ce42" table:formula="of:=[.H45]/[.K45]" office:value-type="percentage" office:value="0.0282463939222832" calcext:value-type="percentage">
            <text:p>2.82%</text:p>
          </table:table-cell>
          <table:table-cell table:style-name="ce42" table:formula="of:=[.I45]/[.K45]" office:value-type="percentage" office:value="0.255287374022552" calcext:value-type="percentage">
            <text:p>25.53%</text:p>
          </table:table-cell>
          <table:table-cell table:style-name="ce46" table:formula="of:=LOG([.H45]/[.I45])" office:value-type="float" office:value="-0.956066324581251" calcext:value-type="float">
            <text:p>-0.9560663246</text:p>
          </table:table-cell>
          <table:table-cell table:style-name="ce50" table:formula="of:=[.H45]-[.I45]" office:value-type="float" office:value="-663.4478" calcext:value-type="float">
            <text:p>-663.45</text:p>
          </table:table-cell>
          <table:table-cell table:style-name="ce54" office:value-type="float" office:value="0.338412801101011" calcext:value-type="float">
            <text:p>3.384E-01</text:p>
          </table:table-cell>
          <table:table-cell table:style-name="ce54" office:value-type="float" office:value="0.00987464624266224" calcext:value-type="float">
            <text:p>9.875E-03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230338576613282" calcext:value-type="float">
            <text:p>2.303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5" office:value-type="string" calcext:value-type="string">
            <text:p>Mortierella verticillata</text:p>
          </table:table-cell>
          <table:table-cell table:style-name="ce12" office:value-type="string" calcext:value-type="string">
            <text:p>Mver</text:p>
          </table:table-cell>
          <table:table-cell table:style-name="ce12" office:value-type="float" office:value="42" calcext:value-type="float">
            <text:p>42</text:p>
          </table:table-cell>
          <table:table-cell table:style-name="ce11" table:formula="of:=IF([.E46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60.886" calcext:value-type="float">
            <text:p>160.886</text:p>
          </table:table-cell>
          <table:table-cell table:style-name="ce12" office:value-type="float" office:value="364.087" calcext:value-type="float">
            <text:p>364.087</text:p>
          </table:table-cell>
          <table:table-cell table:style-name="ce12" office:value-type="float" office:value="427.625" calcext:value-type="float">
            <text:p>427.625</text:p>
          </table:table-cell>
          <table:table-cell table:style-name="ce12" office:value-type="float" office:value="846.226" calcext:value-type="float">
            <text:p>846.226</text:p>
          </table:table-cell>
          <table:table-cell table:style-name="ce12" office:value-type="float" office:value="911" calcext:value-type="float">
            <text:p>911</text:p>
          </table:table-cell>
          <table:table-cell table:style-name="ce12" office:value-type="float" office:value="3167" calcext:value-type="float">
            <text:p>3167</text:p>
          </table:table-cell>
          <table:table-cell table:style-name="ce42" table:formula="of:=[.H46]/[.K46]" office:value-type="percentage" office:value="0.135025260498895" calcext:value-type="percentage">
            <text:p>13.50%</text:p>
          </table:table-cell>
          <table:table-cell table:style-name="ce42" table:formula="of:=[.I46]/[.K46]" office:value-type="percentage" office:value="0.26720113672245" calcext:value-type="percentage">
            <text:p>26.72%</text:p>
          </table:table-cell>
          <table:table-cell table:style-name="ce46" table:formula="of:=LOG([.H46]/[.I46])" office:value-type="float" office:value="-0.296423277554298" calcext:value-type="float">
            <text:p>-0.2964232776</text:p>
          </table:table-cell>
          <table:table-cell table:style-name="ce50" table:formula="of:=[.H46]-[.I46]" office:value-type="float" office:value="-418.601" calcext:value-type="float">
            <text:p>-418.60</text:p>
          </table:table-cell>
          <table:table-cell table:style-name="ce54" office:value-type="float" office:value="0.400641099882736" calcext:value-type="float">
            <text:p>4.006E-01</text:p>
          </table:table-cell>
          <table:table-cell table:style-name="ce54" office:value-type="float" office:value="0.760727172684722" calcext:value-type="float">
            <text:p>7.607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994332197256749" calcext:value-type="float">
            <text:p>9.943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Spizellomyces punctatus</text:p>
          </table:table-cell>
          <table:table-cell table:style-name="ce12" office:value-type="string" calcext:value-type="string">
            <text:p>Spun</text:p>
          </table:table-cell>
          <table:table-cell table:style-name="ce12" office:value-type="float" office:value="43" calcext:value-type="float">
            <text:p>43</text:p>
          </table:table-cell>
          <table:table-cell table:style-name="ce11" table:formula="of:=IF([.E47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01.531" calcext:value-type="float">
            <text:p>201.531</text:p>
          </table:table-cell>
          <table:table-cell table:style-name="ce12" office:value-type="float" office:value="90.6045" calcext:value-type="float">
            <text:p>90.6045</text:p>
          </table:table-cell>
          <table:table-cell table:style-name="ce12" office:value-type="float" office:value="626.691" calcext:value-type="float">
            <text:p>626.691</text:p>
          </table:table-cell>
          <table:table-cell table:style-name="ce12" office:value-type="float" office:value="734.292" calcext:value-type="float">
            <text:p>734.292</text:p>
          </table:table-cell>
          <table:table-cell table:style-name="ce12" office:value-type="float" office:value="587" calcext:value-type="float">
            <text:p>587</text:p>
          </table:table-cell>
          <table:table-cell table:style-name="ce12" office:value-type="float" office:value="3478" calcext:value-type="float">
            <text:p>3478</text:p>
          </table:table-cell>
          <table:table-cell table:style-name="ce42" table:formula="of:=[.H47]/[.K47]" office:value-type="percentage" office:value="0.18018717653824" calcext:value-type="percentage">
            <text:p>18.02%</text:p>
          </table:table-cell>
          <table:table-cell table:style-name="ce42" table:formula="of:=[.I47]/[.K47]" office:value-type="percentage" office:value="0.211124784358827" calcext:value-type="percentage">
            <text:p>21.11%</text:p>
          </table:table-cell>
          <table:table-cell table:style-name="ce46" table:formula="of:=LOG([.H47]/[.I47])" office:value-type="float" office:value="-0.0688153388821099" calcext:value-type="float">
            <text:p>-0.0688153389</text:p>
          </table:table-cell>
          <table:table-cell table:style-name="ce50" table:formula="of:=[.H47]-[.I47]" office:value-type="float" office:value="-107.601" calcext:value-type="float">
            <text:p>-107.60</text:p>
          </table:table-cell>
          <table:table-cell table:style-name="ce54" office:value-type="float" office:value="0.299921123084733" calcext:value-type="float">
            <text:p>2.999E-01</text:p>
          </table:table-cell>
          <table:table-cell table:style-name="ce54" office:value-type="float" office:value="0.437357826804861" calcext:value-type="float">
            <text:p>4.374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87020588715846" calcext:value-type="float">
            <text:p>1.870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5" office:value-type="string" calcext:value-type="string">
            <text:p>Gonapodya prolifera</text:p>
          </table:table-cell>
          <table:table-cell table:style-name="ce12" office:value-type="string" calcext:value-type="string">
            <text:p>Gpro</text:p>
          </table:table-cell>
          <table:table-cell table:style-name="ce12" office:value-type="float" office:value="44" calcext:value-type="float">
            <text:p>44</text:p>
          </table:table-cell>
          <table:table-cell table:style-name="ce11" table:formula="of:=IF([.E4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93.667" calcext:value-type="float">
            <text:p>193.667</text:p>
          </table:table-cell>
          <table:table-cell table:style-name="ce12" office:value-type="float" office:value="132.358" calcext:value-type="float">
            <text:p>132.358</text:p>
          </table:table-cell>
          <table:table-cell table:style-name="ce12" office:value-type="float" office:value="435.817" calcext:value-type="float">
            <text:p>435.817</text:p>
          </table:table-cell>
          <table:table-cell table:style-name="ce12" office:value-type="float" office:value="1361.42" calcext:value-type="float">
            <text:p>1361.42</text:p>
          </table:table-cell>
          <table:table-cell table:style-name="ce12" office:value-type="float" office:value="580" calcext:value-type="float">
            <text:p>580</text:p>
          </table:table-cell>
          <table:table-cell table:style-name="ce12" office:value-type="float" office:value="2660" calcext:value-type="float">
            <text:p>2660</text:p>
          </table:table-cell>
          <table:table-cell table:style-name="ce42" table:formula="of:=[.H48]/[.K48]" office:value-type="percentage" office:value="0.163840977443609" calcext:value-type="percentage">
            <text:p>16.38%</text:p>
          </table:table-cell>
          <table:table-cell table:style-name="ce42" table:formula="of:=[.I48]/[.K48]" office:value-type="percentage" office:value="0.511812030075188" calcext:value-type="percentage">
            <text:p>51.18%</text:p>
          </table:table-cell>
          <table:table-cell table:style-name="ce46" table:formula="of:=LOG([.H48]/[.I48])" office:value-type="float" office:value="-0.494687959486023" calcext:value-type="float">
            <text:p>-0.4946879595</text:p>
          </table:table-cell>
          <table:table-cell table:style-name="ce50" table:formula="of:=[.H48]-[.I48]" office:value-type="float" office:value="-925.603" calcext:value-type="float">
            <text:p>-925.60</text:p>
          </table:table-cell>
          <table:table-cell table:style-name="ce54" office:value-type="float" office:value="0.582783429992849" calcext:value-type="float">
            <text:p>5.828E-01</text:p>
          </table:table-cell>
          <table:table-cell table:style-name="ce54" office:value-type="float" office:value="0.375016954443696" calcext:value-type="float">
            <text:p>3.750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759686914803243" calcext:value-type="float">
            <text:p>7.597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Fungi</text:p>
          </table:table-cell>
          <table:table-cell table:style-name="ce17" office:value-type="string" calcext:value-type="string">
            <text:p>FUNGI</text:p>
          </table:table-cell>
          <table:table-cell table:style-name="ce12" office:value-type="float" office:value="45" calcext:value-type="float">
            <text:p>45</text:p>
          </table:table-cell>
          <table:table-cell table:style-name="ce11" table:formula="of:=IF([.E49]&lt;2;0;1)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2" office:value-type="float" office:value="63.5187" calcext:value-type="float">
            <text:p>63.5187</text:p>
          </table:table-cell>
          <table:table-cell table:style-name="ce12" office:value-type="float" office:value="138.46" calcext:value-type="float">
            <text:p>138.46</text:p>
          </table:table-cell>
          <table:table-cell table:style-name="ce12" office:value-type="float" office:value="390.735" calcext:value-type="float">
            <text:p>390.735</text:p>
          </table:table-cell>
          <table:table-cell table:style-name="ce12" office:value-type="float" office:value="247.192" calcext:value-type="float">
            <text:p>247.192</text:p>
          </table:table-cell>
          <table:table-cell table:style-name="ce12" office:value-type="float" office:value="676.576" calcext:value-type="float">
            <text:p>676.576</text:p>
          </table:table-cell>
          <table:table-cell table:style-name="ce12" office:value-type="float" office:value="3585.6" calcext:value-type="float">
            <text:p>3585.6</text:p>
          </table:table-cell>
          <table:table-cell table:style-name="ce42" table:formula="of:=[.H49]/[.K49]" office:value-type="percentage" office:value="0.108973393574297" calcext:value-type="percentage">
            <text:p>10.90%</text:p>
          </table:table-cell>
          <table:table-cell table:style-name="ce42" table:formula="of:=[.I49]/[.K49]" office:value-type="percentage" office:value="0.0689402052655065" calcext:value-type="percentage">
            <text:p>6.89%</text:p>
          </table:table-cell>
          <table:table-cell table:style-name="ce46" table:formula="of:=LOG([.H49]/[.I49])" office:value-type="float" office:value="0.198847903446276" calcext:value-type="float">
            <text:p>0.1988479034</text:p>
          </table:table-cell>
          <table:table-cell table:style-name="ce50" table:formula="of:=[.H49]-[.I49]" office:value-type="float" office:value="143.543" calcext:value-type="float">
            <text:p>143.54</text:p>
          </table:table-cell>
          <table:table-cell table:style-name="ce54" office:value-type="float" office:value="0.0989845516039133" calcext:value-type="float">
            <text:p>9.898E-02</text:p>
          </table:table-cell>
          <table:table-cell table:style-name="ce54" office:value-type="float" office:value="0.853855660200548" calcext:value-type="float">
            <text:p>8.539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326013224825101" calcext:value-type="float">
            <text:p>3.260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Fonticula alba</text:p>
          </table:table-cell>
          <table:table-cell table:style-name="ce12" office:value-type="string" calcext:value-type="string">
            <text:p>Falb</text:p>
          </table:table-cell>
          <table:table-cell table:style-name="ce12" office:value-type="float" office:value="46" calcext:value-type="float">
            <text:p>46</text:p>
          </table:table-cell>
          <table:table-cell table:style-name="ce11" table:formula="of:=IF([.E50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56.266" calcext:value-type="float">
            <text:p>256.266</text:p>
          </table:table-cell>
          <table:table-cell table:style-name="ce12" office:value-type="float" office:value="16.6522" calcext:value-type="float">
            <text:p>16.6522</text:p>
          </table:table-cell>
          <table:table-cell table:style-name="ce12" office:value-type="float" office:value="179.574" calcext:value-type="float">
            <text:p>179.574</text:p>
          </table:table-cell>
          <table:table-cell table:style-name="ce12" office:value-type="float" office:value="2009.63" calcext:value-type="float">
            <text:p>2009.63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612" calcext:value-type="float">
            <text:p>1612</text:p>
          </table:table-cell>
          <table:table-cell table:style-name="ce42" table:formula="of:=[.H50]/[.K50]" office:value-type="percentage" office:value="0.111398263027295" calcext:value-type="percentage">
            <text:p>11.14%</text:p>
          </table:table-cell>
          <table:table-cell table:style-name="ce42" table:formula="of:=[.I50]/[.K50]" office:value-type="percentage" office:value="1.24666873449132" calcext:value-type="percentage">
            <text:p>124.67%</text:p>
          </table:table-cell>
          <table:table-cell table:style-name="ce46" table:formula="of:=LOG([.H50]/[.I50])" office:value-type="float" office:value="-1.04887264866488" calcext:value-type="float">
            <text:p>-1.0488726487</text:p>
          </table:table-cell>
          <table:table-cell table:style-name="ce50" table:formula="of:=[.H50]-[.I50]" office:value-type="float" office:value="-1830.056" calcext:value-type="float">
            <text:p>-1830.06</text:p>
          </table:table-cell>
          <table:table-cell table:style-name="ce54" office:value-type="float" office:value="1.02299523385438" calcext:value-type="float">
            <text:p>1.023E+00</text:p>
          </table:table-cell>
          <table:table-cell table:style-name="ce54" office:value-type="float" office:value="0.0499973977083035" calcext:value-type="float">
            <text:p>5.000E-02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218436145309152" calcext:value-type="float">
            <text:p>2.184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Holomycota</text:p>
          </table:table-cell>
          <table:table-cell table:style-name="ce12" office:value-type="string" calcext:value-type="string">
            <text:p>HOLOMYC</text:p>
          </table:table-cell>
          <table:table-cell table:style-name="ce12" office:value-type="float" office:value="47" calcext:value-type="float">
            <text:p>47</text:p>
          </table:table-cell>
          <table:table-cell table:style-name="ce11" table:formula="of:=IF([.E51]&lt;2;0;1)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85.3918" calcext:value-type="float">
            <text:p>85.3918</text:p>
          </table:table-cell>
          <table:table-cell table:style-name="ce12" office:value-type="float" office:value="0.565837" calcext:value-type="float">
            <text:p>0.565837</text:p>
          </table:table-cell>
          <table:table-cell table:style-name="ce12" office:value-type="float" office:value="35.7586" calcext:value-type="float">
            <text:p>35.7586</text:p>
          </table:table-cell>
          <table:table-cell table:style-name="ce12" office:value-type="float" office:value="327.286" calcext:value-type="float">
            <text:p>327.286</text:p>
          </table:table-cell>
          <table:table-cell table:style-name="ce12" office:value-type="float" office:value="588.168" calcext:value-type="float">
            <text:p>588.168</text:p>
          </table:table-cell>
          <table:table-cell table:style-name="ce12" office:value-type="float" office:value="3442.06" calcext:value-type="float">
            <text:p>3442.06</text:p>
          </table:table-cell>
          <table:table-cell table:style-name="ce42" table:formula="of:=[.H51]/[.K51]" office:value-type="percentage" office:value="0.0103887207079482" calcext:value-type="percentage">
            <text:p>1.04%</text:p>
          </table:table-cell>
          <table:table-cell table:style-name="ce42" table:formula="of:=[.I51]/[.K51]" office:value-type="percentage" office:value="0.0950843390295346" calcext:value-type="percentage">
            <text:p>9.51%</text:p>
          </table:table-cell>
          <table:table-cell table:style-name="ce46" table:formula="of:=LOG([.H51]/[.I51])" office:value-type="float" office:value="-0.961546921095247" calcext:value-type="float">
            <text:p>-0.9615469211</text:p>
          </table:table-cell>
          <table:table-cell table:style-name="ce50" table:formula="of:=[.H51]-[.I51]" office:value-type="float" office:value="-291.5274" calcext:value-type="float">
            <text:p>-291.53</text:p>
          </table:table-cell>
          <table:table-cell table:style-name="ce54" office:value-type="float" office:value="0.116493765163225" calcext:value-type="float">
            <text:p>1.165E-01</text:p>
          </table:table-cell>
          <table:table-cell table:style-name="ce54" office:value-type="float" office:value="0.0000101659524762726" calcext:value-type="float">
            <text:p>1.017E-05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264817906399066" calcext:value-type="float">
            <text:p>2.648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Opisthokinta</text:p>
          </table:table-cell>
          <table:table-cell table:style-name="ce13" office:value-type="string" calcext:value-type="string">
            <text:p>OPISTO</text:p>
          </table:table-cell>
          <table:table-cell table:style-name="ce12" office:value-type="float" office:value="48" calcext:value-type="float">
            <text:p>48</text:p>
          </table:table-cell>
          <table:table-cell table:style-name="ce11" table:formula="of:=IF([.E52]&lt;2;0;1)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12" office:value-type="float" office:value="47.5146" calcext:value-type="float">
            <text:p>47.5146</text:p>
          </table:table-cell>
          <table:table-cell table:style-name="ce12" office:value-type="float" office:value="3.97145" calcext:value-type="float">
            <text:p>3.97145</text:p>
          </table:table-cell>
          <table:table-cell table:style-name="ce12" office:value-type="float" office:value="322.009" calcext:value-type="float">
            <text:p>322.009</text:p>
          </table:table-cell>
          <table:table-cell table:style-name="ce12" office:value-type="float" office:value="124.4" calcext:value-type="float">
            <text:p>124.4</text:p>
          </table:table-cell>
          <table:table-cell table:style-name="ce12" office:value-type="float" office:value="677.617" calcext:value-type="float">
            <text:p>677.617</text:p>
          </table:table-cell>
          <table:table-cell table:style-name="ce12" office:value-type="float" office:value="3733.59" calcext:value-type="float">
            <text:p>3733.59</text:p>
          </table:table-cell>
          <table:table-cell table:style-name="ce42" table:formula="of:=[.H52]/[.K52]" office:value-type="percentage" office:value="0.0862464812686985" calcext:value-type="percentage">
            <text:p>8.62%</text:p>
          </table:table-cell>
          <table:table-cell table:style-name="ce42" table:formula="of:=[.I52]/[.K52]" office:value-type="percentage" office:value="0.0333191378806993" calcext:value-type="percentage">
            <text:p>3.33%</text:p>
          </table:table-cell>
          <table:table-cell table:style-name="ce46" table:formula="of:=LOG([.H52]/[.I52])" office:value-type="float" office:value="0.413047629837038" calcext:value-type="float">
            <text:p>0.4130476298</text:p>
          </table:table-cell>
          <table:table-cell table:style-name="ce50" table:formula="of:=[.H52]-[.I52]" office:value-type="float" office:value="197.609" calcext:value-type="float">
            <text:p>197.61</text:p>
          </table:table-cell>
          <table:table-cell table:style-name="ce54" office:value-type="float" office:value="0.0463049225664872" calcext:value-type="float">
            <text:p>4.630E-02</text:p>
          </table:table-cell>
          <table:table-cell table:style-name="ce54" office:value-type="float" office:value="0.0000101701239999184" calcext:value-type="float">
            <text:p>1.017E-05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558286634072925" calcext:value-type="float">
            <text:p>5.583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Thecamonas trahens</text:p>
          </table:table-cell>
          <table:table-cell table:style-name="ce12" office:value-type="string" calcext:value-type="string">
            <text:p>Ttra</text:p>
          </table:table-cell>
          <table:table-cell table:style-name="ce12" office:value-type="float" office:value="49" calcext:value-type="float">
            <text:p>49</text:p>
          </table:table-cell>
          <table:table-cell table:style-name="ce11" table:formula="of:=IF([.E53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37.523" calcext:value-type="float">
            <text:p>237.523</text:p>
          </table:table-cell>
          <table:table-cell table:style-name="ce12" office:value-type="float" office:value="128.959" calcext:value-type="float">
            <text:p>128.959</text:p>
          </table:table-cell>
          <table:table-cell table:style-name="ce12" office:value-type="float" office:value="1959.62" calcext:value-type="float">
            <text:p>1959.62</text:p>
          </table:table-cell>
          <table:table-cell table:style-name="ce12" office:value-type="float" office:value="1326.59" calcext:value-type="float">
            <text:p>1326.59</text:p>
          </table:table-cell>
          <table:table-cell table:style-name="ce12" office:value-type="float" office:value="652" calcext:value-type="float">
            <text:p>652</text:p>
          </table:table-cell>
          <table:table-cell table:style-name="ce12" office:value-type="float" office:value="4169" calcext:value-type="float">
            <text:p>4169</text:p>
          </table:table-cell>
          <table:table-cell table:style-name="ce42" table:formula="of:=[.H53]/[.K53]" office:value-type="percentage" office:value="0.470045574478292" calcext:value-type="percentage">
            <text:p>47.00%</text:p>
          </table:table-cell>
          <table:table-cell table:style-name="ce42" table:formula="of:=[.I53]/[.K53]" office:value-type="percentage" office:value="0.318203406092588" calcext:value-type="percentage">
            <text:p>31.82%</text:p>
          </table:table-cell>
          <table:table-cell table:style-name="ce46" table:formula="of:=LOG([.H53]/[.I53])" office:value-type="float" office:value="0.169435144033595" calcext:value-type="float">
            <text:p>0.169435144</text:p>
          </table:table-cell>
          <table:table-cell table:style-name="ce50" table:formula="of:=[.H53]-[.I53]" office:value-type="float" office:value="633.03" calcext:value-type="float">
            <text:p>633.03</text:p>
          </table:table-cell>
          <table:table-cell table:style-name="ce54" office:value-type="float" office:value="0.596149383454973" calcext:value-type="float">
            <text:p>5.961E-01</text:p>
          </table:table-cell>
          <table:table-cell table:style-name="ce54" office:value-type="float" office:value="0.445764922958099" calcext:value-type="float">
            <text:p>4.458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335756786553792" calcext:value-type="float">
            <text:p>3.358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Obazoa (Opistho+Apusomonadida)</text:p>
          </table:table-cell>
          <table:table-cell table:style-name="ce13" office:value-type="string" calcext:value-type="string">
            <text:p>OBAZOA</text:p>
          </table:table-cell>
          <table:table-cell table:style-name="ce12" office:value-type="float" office:value="50" calcext:value-type="float">
            <text:p>50</text:p>
          </table:table-cell>
          <table:table-cell table:style-name="ce11" table:formula="of:=IF([.E54]&lt;2;0;1)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style-name="ce12" office:value-type="float" office:value="0.768966" calcext:value-type="float">
            <text:p>0.768966</text:p>
          </table:table-cell>
          <table:table-cell table:style-name="ce12" office:value-type="float" office:value="156.044" calcext:value-type="float">
            <text:p>156.044</text:p>
          </table:table-cell>
          <table:table-cell table:style-name="ce12" office:value-type="float" office:value="34.3265" calcext:value-type="float">
            <text:p>34.3265</text:p>
          </table:table-cell>
          <table:table-cell table:style-name="ce12" office:value-type="float" office:value="3.18968" calcext:value-type="float">
            <text:p>3.18968</text:p>
          </table:table-cell>
          <table:table-cell table:style-name="ce12" office:value-type="float" office:value="722.174" calcext:value-type="float">
            <text:p>722.174</text:p>
          </table:table-cell>
          <table:table-cell table:style-name="ce12" office:value-type="float" office:value="3535.98" calcext:value-type="float">
            <text:p>3535.98</text:p>
          </table:table-cell>
          <table:table-cell table:style-name="ce42" table:formula="of:=[.H54]/[.K54]" office:value-type="percentage" office:value="0.00970777549646774" calcext:value-type="percentage">
            <text:p>0.97%</text:p>
          </table:table-cell>
          <table:table-cell table:style-name="ce42" table:formula="of:=[.I54]/[.K54]" office:value-type="percentage" office:value="0.000902063925700937" calcext:value-type="percentage">
            <text:p>0.09%</text:p>
          </table:table-cell>
          <table:table-cell table:style-name="ce46" table:formula="of:=LOG([.H54]/[.I54])" office:value-type="float" office:value="1.03188240885008" calcext:value-type="float">
            <text:p>1.0318824089</text:p>
          </table:table-cell>
          <table:table-cell table:style-name="ce50" table:formula="of:=[.H54]-[.I54]" office:value-type="float" office:value="31.13682" calcext:value-type="float">
            <text:p>31.14</text:p>
          </table:table-cell>
          <table:table-cell table:style-name="ce54" office:value-type="float" office:value="0.0010130285034208" calcext:value-type="float">
            <text:p>1.013E-03</text:p>
          </table:table-cell>
          <table:table-cell table:style-name="ce54" office:value-type="float" office:value="97.8723387865491" calcext:value-type="float">
            <text:p>9.787E+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267301315053126" calcext:value-type="float">
            <text:p>2.673E-01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5" office:value-type="string" calcext:value-type="string">
            <text:p>Dictyostelium discoideum</text:p>
          </table:table-cell>
          <table:table-cell table:style-name="ce12" office:value-type="string" calcext:value-type="string">
            <text:p>Ddis</text:p>
          </table:table-cell>
          <table:table-cell table:style-name="ce12" office:value-type="float" office:value="51" calcext:value-type="float">
            <text:p>51</text:p>
          </table:table-cell>
          <table:table-cell table:style-name="ce11" table:formula="of:=IF([.E55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68.2991" calcext:value-type="float">
            <text:p>68.2991</text:p>
          </table:table-cell>
          <table:table-cell table:style-name="ce12" office:value-type="float" office:value="169.679" calcext:value-type="float">
            <text:p>169.679</text:p>
          </table:table-cell>
          <table:table-cell table:style-name="ce12" office:value-type="float" office:value="466.565" calcext:value-type="float">
            <text:p>466.565</text:p>
          </table:table-cell>
          <table:table-cell table:style-name="ce12" office:value-type="float" office:value="239.758" calcext:value-type="float">
            <text:p>239.758</text:p>
          </table:table-cell>
          <table:table-cell table:style-name="ce12" office:value-type="float" office:value="731" calcext:value-type="float">
            <text:p>731</text:p>
          </table:table-cell>
          <table:table-cell table:style-name="ce12" office:value-type="float" office:value="3274" calcext:value-type="float">
            <text:p>3274</text:p>
          </table:table-cell>
          <table:table-cell table:style-name="ce42" table:formula="of:=[.H55]/[.K55]" office:value-type="percentage" office:value="0.142506108735492" calcext:value-type="percentage">
            <text:p>14.25%</text:p>
          </table:table-cell>
          <table:table-cell table:style-name="ce42" table:formula="of:=[.I55]/[.K55]" office:value-type="percentage" office:value="0.0732309102015883" calcext:value-type="percentage">
            <text:p>7.32%</text:p>
          </table:table-cell>
          <table:table-cell table:style-name="ce46" table:formula="of:=LOG([.H55]/[.I55])" office:value-type="float" office:value="0.289139049316855" calcext:value-type="float">
            <text:p>0.2891390493</text:p>
          </table:table-cell>
          <table:table-cell table:style-name="ce50" table:formula="of:=[.H55]-[.I55]" office:value-type="float" office:value="226.807" calcext:value-type="float">
            <text:p>226.81</text:p>
          </table:table-cell>
          <table:table-cell table:style-name="ce54" office:value-type="float" office:value="0.130066571037065" calcext:value-type="float">
            <text:p>1.301E-01</text:p>
          </table:table-cell>
          <table:table-cell table:style-name="ce54" office:value-type="float" office:value="2.54219691487549" calcext:value-type="float">
            <text:p>2.542E+00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29452075314541" calcext:value-type="float">
            <text:p>2.945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5" office:value-type="string" calcext:value-type="string">
            <text:p>Polysphondylium pallidum</text:p>
          </table:table-cell>
          <table:table-cell table:style-name="ce12" office:value-type="string" calcext:value-type="string">
            <text:p>Ppal</text:p>
          </table:table-cell>
          <table:table-cell table:style-name="ce12" office:value-type="float" office:value="52" calcext:value-type="float">
            <text:p>52</text:p>
          </table:table-cell>
          <table:table-cell table:style-name="ce11" table:formula="of:=IF([.E56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59.8657" calcext:value-type="float">
            <text:p>59.8657</text:p>
          </table:table-cell>
          <table:table-cell table:style-name="ce12" office:value-type="float" office:value="101.379" calcext:value-type="float">
            <text:p>101.379</text:p>
          </table:table-cell>
          <table:table-cell table:style-name="ce12" office:value-type="float" office:value="1196.97" calcext:value-type="float">
            <text:p>1196.97</text:p>
          </table:table-cell>
          <table:table-cell table:style-name="ce12" office:value-type="float" office:value="354.16" calcext:value-type="float">
            <text:p>354.16</text:p>
          </table:table-cell>
          <table:table-cell table:style-name="ce12" office:value-type="float" office:value="668" calcext:value-type="float">
            <text:p>668</text:p>
          </table:table-cell>
          <table:table-cell table:style-name="ce12" office:value-type="float" office:value="3890" calcext:value-type="float">
            <text:p>3890</text:p>
          </table:table-cell>
          <table:table-cell table:style-name="ce42" table:formula="of:=[.H56]/[.K56]" office:value-type="percentage" office:value="0.307704370179949" calcext:value-type="percentage">
            <text:p>30.77%</text:p>
          </table:table-cell>
          <table:table-cell table:style-name="ce42" table:formula="of:=[.I56]/[.K56]" office:value-type="percentage" office:value="0.0910437017994859" calcext:value-type="percentage">
            <text:p>9.10%</text:p>
          </table:table-cell>
          <table:table-cell table:style-name="ce46" table:formula="of:=LOG([.H56]/[.I56])" office:value-type="float" office:value="0.528883756725737" calcext:value-type="float">
            <text:p>0.5288837567</text:p>
          </table:table-cell>
          <table:table-cell table:style-name="ce50" table:formula="of:=[.H56]-[.I56]" office:value-type="float" office:value="842.81" calcext:value-type="float">
            <text:p>842.81</text:p>
          </table:table-cell>
          <table:table-cell table:style-name="ce54" office:value-type="float" office:value="0.14842664884773" calcext:value-type="float">
            <text:p>1.484E-01</text:p>
          </table:table-cell>
          <table:table-cell table:style-name="ce54" office:value-type="float" office:value="0.830266727478984" calcext:value-type="float">
            <text:p>8.303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674867244065828" calcext:value-type="float">
            <text:p>6.749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Dictyostelia</text:p>
          </table:table-cell>
          <table:table-cell table:style-name="ce12" office:value-type="string" calcext:value-type="string">
            <text:p>DICTYOS</text:p>
          </table:table-cell>
          <table:table-cell table:style-name="ce12" office:value-type="float" office:value="53" calcext:value-type="float">
            <text:p>53</text:p>
          </table:table-cell>
          <table:table-cell table:style-name="ce11" table:formula="of:=IF([.E57]&lt;2;0;1)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58.834" calcext:value-type="float">
            <text:p>158.834</text:p>
          </table:table-cell>
          <table:table-cell table:style-name="ce12" office:value-type="float" office:value="191.843" calcext:value-type="float">
            <text:p>191.843</text:p>
          </table:table-cell>
          <table:table-cell table:style-name="ce12" office:value-type="float" office:value="434.303" calcext:value-type="float">
            <text:p>434.303</text:p>
          </table:table-cell>
          <table:table-cell table:style-name="ce12" office:value-type="float" office:value="759.145" calcext:value-type="float">
            <text:p>759.145</text:p>
          </table:table-cell>
          <table:table-cell table:style-name="ce12" office:value-type="float" office:value="605.322" calcext:value-type="float">
            <text:p>605.322</text:p>
          </table:table-cell>
          <table:table-cell table:style-name="ce12" office:value-type="float" office:value="3047.19" calcext:value-type="float">
            <text:p>3047.19</text:p>
          </table:table-cell>
          <table:table-cell table:style-name="ce42" table:formula="of:=[.H57]/[.K57]" office:value-type="percentage" office:value="0.142525736826388" calcext:value-type="percentage">
            <text:p>14.25%</text:p>
          </table:table-cell>
          <table:table-cell table:style-name="ce42" table:formula="of:=[.I57]/[.K57]" office:value-type="percentage" office:value="0.249129525891067" calcext:value-type="percentage">
            <text:p>24.91%</text:p>
          </table:table-cell>
          <table:table-cell table:style-name="ce46" table:formula="of:=LOG([.H57]/[.I57])" office:value-type="float" office:value="-0.242531906641628" calcext:value-type="float">
            <text:p>-0.2425319066</text:p>
          </table:table-cell>
          <table:table-cell table:style-name="ce50" table:formula="of:=[.H57]-[.I57]" office:value-type="float" office:value="-324.842" calcext:value-type="float">
            <text:p>-324.84</text:p>
          </table:table-cell>
          <table:table-cell table:style-name="ce54" office:value-type="float" office:value="0.36004451027941" calcext:value-type="float">
            <text:p>3.600E-01</text:p>
          </table:table-cell>
          <table:table-cell table:style-name="ce54" office:value-type="float" office:value="0.742765468603904" calcext:value-type="float">
            <text:p>7.428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11662089588994" calcext:value-type="float">
            <text:p>1.117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Acanthamoeba castellanii</text:p>
          </table:table-cell>
          <table:table-cell table:style-name="ce12" office:value-type="string" calcext:value-type="string">
            <text:p>Acas</text:p>
          </table:table-cell>
          <table:table-cell table:style-name="ce12" office:value-type="float" office:value="54" calcext:value-type="float">
            <text:p>54</text:p>
          </table:table-cell>
          <table:table-cell table:style-name="ce11" table:formula="of:=IF([.E5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58.155" calcext:value-type="float">
            <text:p>158.155</text:p>
          </table:table-cell>
          <table:table-cell table:style-name="ce12" office:value-type="float" office:value="333.696" calcext:value-type="float">
            <text:p>333.696</text:p>
          </table:table-cell>
          <table:table-cell table:style-name="ce12" office:value-type="float" office:value="2131.14" calcext:value-type="float">
            <text:p>2131.14</text:p>
          </table:table-cell>
          <table:table-cell table:style-name="ce12" office:value-type="float" office:value="986.178" calcext:value-type="float">
            <text:p>986.178</text:p>
          </table:table-cell>
          <table:table-cell table:style-name="ce12" office:value-type="float" office:value="938" calcext:value-type="float">
            <text:p>938</text:p>
          </table:table-cell>
          <table:table-cell table:style-name="ce12" office:value-type="float" office:value="4517" calcext:value-type="float">
            <text:p>4517</text:p>
          </table:table-cell>
          <table:table-cell table:style-name="ce42" table:formula="of:=[.H58]/[.K58]" office:value-type="percentage" office:value="0.471804294885986" calcext:value-type="percentage">
            <text:p>47.18%</text:p>
          </table:table-cell>
          <table:table-cell table:style-name="ce42" table:formula="of:=[.I58]/[.K58]" office:value-type="percentage" office:value="0.218325880008855" calcext:value-type="percentage">
            <text:p>21.83%</text:p>
          </table:table-cell>
          <table:table-cell table:style-name="ce46" table:formula="of:=LOG([.H58]/[.I58])" office:value-type="float" office:value="0.334656670647397" calcext:value-type="float">
            <text:p>0.3346566706</text:p>
          </table:table-cell>
          <table:table-cell table:style-name="ce50" table:formula="of:=[.H58]-[.I58]" office:value-type="float" office:value="1144.962" calcext:value-type="float">
            <text:p>1144.96</text:p>
          </table:table-cell>
          <table:table-cell table:style-name="ce54" office:value-type="float" office:value="0.514422193133674" calcext:value-type="float">
            <text:p>5.144E-01</text:p>
          </table:table-cell>
          <table:table-cell table:style-name="ce54" office:value-type="float" office:value="0.978657381571594" calcext:value-type="float">
            <text:p>9.787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403987702673804" calcext:value-type="float">
            <text:p>4.040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Amoebozoa</text:p>
          </table:table-cell>
          <table:table-cell table:style-name="ce12" office:value-type="string" calcext:value-type="string">
            <text:p>AMOEBO</text:p>
          </table:table-cell>
          <table:table-cell table:style-name="ce12" office:value-type="float" office:value="55" calcext:value-type="float">
            <text:p>55</text:p>
          </table:table-cell>
          <table:table-cell table:style-name="ce11" table:formula="of:=IF([.E59]&lt;2;0;1)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85.7083" calcext:value-type="float">
            <text:p>85.7083</text:p>
          </table:table-cell>
          <table:table-cell table:style-name="ce12" office:value-type="float" office:value="82.8211" calcext:value-type="float">
            <text:p>82.8211</text:p>
          </table:table-cell>
          <table:table-cell table:style-name="ce12" office:value-type="float" office:value="282.675" calcext:value-type="float">
            <text:p>282.675</text:p>
          </table:table-cell>
          <table:table-cell table:style-name="ce12" office:value-type="float" office:value="415.48" calcext:value-type="float">
            <text:p>415.48</text:p>
          </table:table-cell>
          <table:table-cell table:style-name="ce12" office:value-type="float" office:value="568.381" calcext:value-type="float">
            <text:p>568.381</text:p>
          </table:table-cell>
          <table:table-cell table:style-name="ce12" office:value-type="float" office:value="3372.03" calcext:value-type="float">
            <text:p>3372.03</text:p>
          </table:table-cell>
          <table:table-cell table:style-name="ce42" table:formula="of:=[.H59]/[.K59]" office:value-type="percentage" office:value="0.083829325361874" calcext:value-type="percentage">
            <text:p>8.38%</text:p>
          </table:table-cell>
          <table:table-cell table:style-name="ce42" table:formula="of:=[.I59]/[.K59]" office:value-type="percentage" office:value="0.12321361316477" calcext:value-type="percentage">
            <text:p>12.32%</text:p>
          </table:table-cell>
          <table:table-cell table:style-name="ce46" table:formula="of:=LOG([.H59]/[.I59])" office:value-type="float" office:value="-0.167262722107486" calcext:value-type="float">
            <text:p>-0.1672627221</text:p>
          </table:table-cell>
          <table:table-cell table:style-name="ce50" table:formula="of:=[.H59]-[.I59]" office:value-type="float" office:value="-132.805" calcext:value-type="float">
            <text:p>-132.81</text:p>
          </table:table-cell>
          <table:table-cell table:style-name="ce54" office:value-type="float" office:value="0.158038307807809" calcext:value-type="float">
            <text:p>1.580E-01</text:p>
          </table:table-cell>
          <table:table-cell table:style-name="ce54" office:value-type="float" office:value="0.300948018126779" calcext:value-type="float">
            <text:p>3.009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61207954812965" calcext:value-type="float">
            <text:p>1.612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Unikonta/Amorphea</text:p>
          </table:table-cell>
          <table:table-cell table:style-name="ce13" office:value-type="string" calcext:value-type="string">
            <text:p>UNIK</text:p>
          </table:table-cell>
          <table:table-cell table:style-name="ce12" office:value-type="float" office:value="56" calcext:value-type="float">
            <text:p>56</text:p>
          </table:table-cell>
          <table:table-cell table:style-name="ce11" table:formula="of:=IF([.E60]&lt;2;0;1)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style-name="ce12" office:value-type="float" office:value="0.248448" calcext:value-type="float">
            <text:p>0.248448</text:p>
          </table:table-cell>
          <table:table-cell table:style-name="ce12" office:value-type="float" office:value="380.577" calcext:value-type="float">
            <text:p>380.577</text:p>
          </table:table-cell>
          <table:table-cell table:style-name="ce12" office:value-type="float" office:value="308.296" calcext:value-type="float">
            <text:p>308.296</text:p>
          </table:table-cell>
          <table:table-cell table:style-name="ce12" office:value-type="float" office:value="21.4841" calcext:value-type="float">
            <text:p>21.4841</text:p>
          </table:table-cell>
          <table:table-cell table:style-name="ce12" office:value-type="float" office:value="565.56" calcext:value-type="float">
            <text:p>565.56</text:p>
          </table:table-cell>
          <table:table-cell table:style-name="ce12" office:value-type="float" office:value="3504.84" calcext:value-type="float">
            <text:p>3504.84</text:p>
          </table:table-cell>
          <table:table-cell table:style-name="ce42" table:formula="of:=[.H60]/[.K60]" office:value-type="percentage" office:value="0.0879629312607708" calcext:value-type="percentage">
            <text:p>8.80%</text:p>
          </table:table-cell>
          <table:table-cell table:style-name="ce42" table:formula="of:=[.I60]/[.K60]" office:value-type="percentage" office:value="0.00612983759601009" calcext:value-type="percentage">
            <text:p>0.61%</text:p>
          </table:table-cell>
          <table:table-cell table:style-name="ce46" table:formula="of:=LOG([.H60]/[.I60])" office:value-type="float" office:value="1.15685072481277" calcext:value-type="float">
            <text:p>1.1568507248</text:p>
          </table:table-cell>
          <table:table-cell table:style-name="ce50" table:formula="of:=[.H60]-[.I60]" office:value-type="float" office:value="286.8119" calcext:value-type="float">
            <text:p>286.81</text:p>
          </table:table-cell>
          <table:table-cell table:style-name="ce54" office:value-type="float" office:value="0.00870126964517334" calcext:value-type="float">
            <text:p>8.701E-03</text:p>
          </table:table-cell>
          <table:table-cell table:style-name="ce54" office:value-type="float" office:value="22.4377429892278" calcext:value-type="float">
            <text:p>2.244E+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277969947041441" calcext:value-type="float">
            <text:p>2.780E-01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Arabidopsis thaliana</text:p>
          </table:table-cell>
          <table:table-cell table:style-name="ce12" office:value-type="string" calcext:value-type="string">
            <text:p>Atha</text:p>
          </table:table-cell>
          <table:table-cell table:style-name="ce12" office:value-type="float" office:value="57" calcext:value-type="float">
            <text:p>57</text:p>
          </table:table-cell>
          <table:table-cell table:style-name="ce11" table:formula="of:=IF([.E6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10.771" calcext:value-type="float">
            <text:p>110.771</text:p>
          </table:table-cell>
          <table:table-cell table:style-name="ce12" office:value-type="float" office:value="715.1" calcext:value-type="float">
            <text:p>715.1</text:p>
          </table:table-cell>
          <table:table-cell table:style-name="ce12" office:value-type="float" office:value="1122.37" calcext:value-type="float">
            <text:p>1122.37</text:p>
          </table:table-cell>
          <table:table-cell table:style-name="ce12" office:value-type="float" office:value="367.18" calcext:value-type="float">
            <text:p>367.18</text:p>
          </table:table-cell>
          <table:table-cell table:style-name="ce12" office:value-type="float" office:value="1840" calcext:value-type="float">
            <text:p>1840</text:p>
          </table:table-cell>
          <table:table-cell table:style-name="ce12" office:value-type="float" office:value="4113" calcext:value-type="float">
            <text:p>4113</text:p>
          </table:table-cell>
          <table:table-cell table:style-name="ce42" table:formula="of:=[.H61]/[.K61]" office:value-type="percentage" office:value="0.272883539995137" calcext:value-type="percentage">
            <text:p>27.29%</text:p>
          </table:table-cell>
          <table:table-cell table:style-name="ce42" table:formula="of:=[.I61]/[.K61]" office:value-type="percentage" office:value="0.0892730367128617" calcext:value-type="percentage">
            <text:p>8.93%</text:p>
          </table:table-cell>
          <table:table-cell table:style-name="ce46" table:formula="of:=LOG([.H61]/[.I61])" office:value-type="float" office:value="0.485257032350122" calcext:value-type="float">
            <text:p>0.4852570324</text:p>
          </table:table-cell>
          <table:table-cell table:style-name="ce50" table:formula="of:=[.H61]-[.I61]" office:value-type="float" office:value="755.19" calcext:value-type="float">
            <text:p>755.19</text:p>
          </table:table-cell>
          <table:table-cell table:style-name="ce54" office:value-type="float" office:value="0.306025436924082" calcext:value-type="float">
            <text:p>3.060E-01</text:p>
          </table:table-cell>
          <table:table-cell table:style-name="ce54" office:value-type="float" office:value="3.37263050727677" calcext:value-type="float">
            <text:p>3.373E+00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321155640236386" calcext:value-type="float">
            <text:p>3.212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5" office:value-type="string" calcext:value-type="string">
            <text:p>Physcomitrella patens</text:p>
          </table:table-cell>
          <table:table-cell table:style-name="ce12" office:value-type="string" calcext:value-type="string">
            <text:p>Ppat</text:p>
          </table:table-cell>
          <table:table-cell table:style-name="ce12" office:value-type="float" office:value="58" calcext:value-type="float">
            <text:p>58</text:p>
          </table:table-cell>
          <table:table-cell table:style-name="ce11" table:formula="of:=IF([.E62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40.1545" calcext:value-type="float">
            <text:p>40.1545</text:p>
          </table:table-cell>
          <table:table-cell table:style-name="ce12" office:value-type="float" office:value="887.068" calcext:value-type="float">
            <text:p>887.068</text:p>
          </table:table-cell>
          <table:table-cell table:style-name="ce12" office:value-type="float" office:value="840.285" calcext:value-type="float">
            <text:p>840.285</text:p>
          </table:table-cell>
          <table:table-cell table:style-name="ce12" office:value-type="float" office:value="229.091" calcext:value-type="float">
            <text:p>229.091</text:p>
          </table:table-cell>
          <table:table-cell table:style-name="ce12" office:value-type="float" office:value="2035" calcext:value-type="float">
            <text:p>2035</text:p>
          </table:table-cell>
          <table:table-cell table:style-name="ce12" office:value-type="float" office:value="3969" calcext:value-type="float">
            <text:p>3969</text:p>
          </table:table-cell>
          <table:table-cell table:style-name="ce42" table:formula="of:=[.H62]/[.K62]" office:value-type="percentage" office:value="0.21171201814059" calcext:value-type="percentage">
            <text:p>21.17%</text:p>
          </table:table-cell>
          <table:table-cell table:style-name="ce42" table:formula="of:=[.I62]/[.K62]" office:value-type="percentage" office:value="0.0577200806248425" calcext:value-type="percentage">
            <text:p>5.77%</text:p>
          </table:table-cell>
          <table:table-cell table:style-name="ce46" table:formula="of:=LOG([.H62]/[.I62])" office:value-type="float" office:value="0.564418583021812" calcext:value-type="float">
            <text:p>0.564418583</text:p>
          </table:table-cell>
          <table:table-cell table:style-name="ce50" table:formula="of:=[.H62]-[.I62]" office:value-type="float" office:value="611.194" calcext:value-type="float">
            <text:p>611.19</text:p>
          </table:table-cell>
          <table:table-cell table:style-name="ce54" office:value-type="float" office:value="0.125458719370686" calcext:value-type="float">
            <text:p>1.255E-01</text:p>
          </table:table-cell>
          <table:table-cell table:style-name="ce54" office:value-type="float" office:value="4.67585235218513" calcext:value-type="float">
            <text:p>4.676E+00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552631369761737" calcext:value-type="float">
            <text:p>5.526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Embryophyta/Land plants</text:p>
          </table:table-cell>
          <table:table-cell table:style-name="ce18" office:value-type="string" calcext:value-type="string">
            <text:p>EMBPHY</text:p>
          </table:table-cell>
          <table:table-cell table:style-name="ce12" office:value-type="float" office:value="59" calcext:value-type="float">
            <text:p>59</text:p>
          </table:table-cell>
          <table:table-cell table:style-name="ce11" table:formula="of:=IF([.E63]&lt;2;0;1)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2" office:value-type="float" office:value="140.19" calcext:value-type="float">
            <text:p>140.19</text:p>
          </table:table-cell>
          <table:table-cell table:style-name="ce12" office:value-type="float" office:value="429.343" calcext:value-type="float">
            <text:p>429.343</text:p>
          </table:table-cell>
          <table:table-cell table:style-name="ce12" office:value-type="float" office:value="599.622" calcext:value-type="float">
            <text:p>599.622</text:p>
          </table:table-cell>
          <table:table-cell table:style-name="ce12" office:value-type="float" office:value="580.136" calcext:value-type="float">
            <text:p>580.136</text:p>
          </table:table-cell>
          <table:table-cell table:style-name="ce12" office:value-type="float" office:value="1040.03" calcext:value-type="float">
            <text:p>1040.03</text:p>
          </table:table-cell>
          <table:table-cell table:style-name="ce12" office:value-type="float" office:value="3357.81" calcext:value-type="float">
            <text:p>3357.81</text:p>
          </table:table-cell>
          <table:table-cell table:style-name="ce42" table:formula="of:=[.H63]/[.K63]" office:value-type="percentage" office:value="0.178575321414851" calcext:value-type="percentage">
            <text:p>17.86%</text:p>
          </table:table-cell>
          <table:table-cell table:style-name="ce42" table:formula="of:=[.I63]/[.K63]" office:value-type="percentage" office:value="0.172772134218434" calcext:value-type="percentage">
            <text:p>17.28%</text:p>
          </table:table-cell>
          <table:table-cell table:style-name="ce46" table:formula="of:=LOG([.H63]/[.I63])" office:value-type="float" office:value="0.014347742444341" calcext:value-type="float">
            <text:p>0.0143477424</text:p>
          </table:table-cell>
          <table:table-cell table:style-name="ce50" table:formula="of:=[.H63]-[.I63]" office:value-type="float" office:value="19.486" calcext:value-type="float">
            <text:p>19.49</text:p>
          </table:table-cell>
          <table:table-cell table:style-name="ce54" office:value-type="float" office:value="0.347901339222759" calcext:value-type="float">
            <text:p>3.479E-01</text:p>
          </table:table-cell>
          <table:table-cell table:style-name="ce54" office:value-type="float" office:value="1.16620973535128" calcext:value-type="float">
            <text:p>1.166E+00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58435788389239" calcext:value-type="float">
            <text:p>1.584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Chlamydomonas reinhardtii</text:p>
          </table:table-cell>
          <table:table-cell table:style-name="ce12" office:value-type="string" calcext:value-type="string">
            <text:p>Crei</text:p>
          </table:table-cell>
          <table:table-cell table:style-name="ce12" office:value-type="float" office:value="60" calcext:value-type="float">
            <text:p>60</text:p>
          </table:table-cell>
          <table:table-cell table:style-name="ce11" table:formula="of:=IF([.E64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72.904" calcext:value-type="float">
            <text:p>172.904</text:p>
          </table:table-cell>
          <table:table-cell table:style-name="ce12" office:value-type="float" office:value="80.6615" calcext:value-type="float">
            <text:p>80.6615</text:p>
          </table:table-cell>
          <table:table-cell table:style-name="ce12" office:value-type="float" office:value="564.38" calcext:value-type="float">
            <text:p>564.38</text:p>
          </table:table-cell>
          <table:table-cell table:style-name="ce12" office:value-type="float" office:value="888.867" calcext:value-type="float">
            <text:p>888.867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2473" calcext:value-type="float">
            <text:p>2473</text:p>
          </table:table-cell>
          <table:table-cell table:style-name="ce42" table:formula="of:=[.H64]/[.K64]" office:value-type="percentage" office:value="0.228216740800647" calcext:value-type="percentage">
            <text:p>22.82%</text:p>
          </table:table-cell>
          <table:table-cell table:style-name="ce42" table:formula="of:=[.I64]/[.K64]" office:value-type="percentage" office:value="0.359428629195309" calcext:value-type="percentage">
            <text:p>35.94%</text:p>
          </table:table-cell>
          <table:table-cell table:style-name="ce46" table:formula="of:=LOG([.H64]/[.I64])" office:value-type="float" office:value="-0.197265167708625" calcext:value-type="float">
            <text:p>-0.1972651677</text:p>
          </table:table-cell>
          <table:table-cell table:style-name="ce50" table:formula="of:=[.H64]-[.I64]" office:value-type="float" office:value="-324.487" calcext:value-type="float">
            <text:p>-324.49</text:p>
          </table:table-cell>
          <table:table-cell table:style-name="ce54" office:value-type="float" office:value="0.480082370017725" calcext:value-type="float">
            <text:p>4.801E-01</text:p>
          </table:table-cell>
          <table:table-cell table:style-name="ce54" office:value-type="float" office:value="0.407122793026058" calcext:value-type="float">
            <text:p>4.071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13727369230292" calcext:value-type="float">
            <text:p>1.137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Chlorella variabilis</text:p>
          </table:table-cell>
          <table:table-cell table:style-name="ce12" office:value-type="string" calcext:value-type="string">
            <text:p>Cvar</text:p>
          </table:table-cell>
          <table:table-cell table:style-name="ce12" office:value-type="float" office:value="61" calcext:value-type="float">
            <text:p>61</text:p>
          </table:table-cell>
          <table:table-cell table:style-name="ce11" table:formula="of:=IF([.E65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60.771" calcext:value-type="float">
            <text:p>160.771</text:p>
          </table:table-cell>
          <table:table-cell table:style-name="ce12" office:value-type="float" office:value="61.33" calcext:value-type="float">
            <text:p>61.33</text:p>
          </table:table-cell>
          <table:table-cell table:style-name="ce12" office:value-type="float" office:value="558.422" calcext:value-type="float">
            <text:p>558.422</text:p>
          </table:table-cell>
          <table:table-cell table:style-name="ce12" office:value-type="float" office:value="814.909" calcext:value-type="float">
            <text:p>814.909</text:p>
          </table:table-cell>
          <table:table-cell table:style-name="ce12" office:value-type="float" office:value="418" calcext:value-type="float">
            <text:p>418</text:p>
          </table:table-cell>
          <table:table-cell table:style-name="ce12" office:value-type="float" office:value="2541" calcext:value-type="float">
            <text:p>2541</text:p>
          </table:table-cell>
          <table:table-cell table:style-name="ce42" table:formula="of:=[.H65]/[.K65]" office:value-type="percentage" office:value="0.219764659582841" calcext:value-type="percentage">
            <text:p>21.98%</text:p>
          </table:table-cell>
          <table:table-cell table:style-name="ce42" table:formula="of:=[.I65]/[.K65]" office:value-type="percentage" office:value="0.320704053522235" calcext:value-type="percentage">
            <text:p>32.07%</text:p>
          </table:table-cell>
          <table:table-cell table:style-name="ce46" table:formula="of:=LOG([.H65]/[.I65])" office:value-type="float" office:value="-0.164146594522057" calcext:value-type="float">
            <text:p>-0.1641465945</text:p>
          </table:table-cell>
          <table:table-cell table:style-name="ce50" table:formula="of:=[.H65]-[.I65]" office:value-type="float" office:value="-256.487" calcext:value-type="float">
            <text:p>-256.49</text:p>
          </table:table-cell>
          <table:table-cell table:style-name="ce54" office:value-type="float" office:value="0.450161808124965" calcext:value-type="float">
            <text:p>4.502E-01</text:p>
          </table:table-cell>
          <table:table-cell table:style-name="ce54" office:value-type="float" office:value="0.141693358679038" calcext:value-type="float">
            <text:p>1.417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20079766241233" calcext:value-type="float">
            <text:p>1.201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Chlorophyta</text:p>
          </table:table-cell>
          <table:table-cell table:style-name="ce12" office:value-type="string" calcext:value-type="string">
            <text:p>CHLORO</text:p>
          </table:table-cell>
          <table:table-cell table:style-name="ce12" office:value-type="float" office:value="62" calcext:value-type="float">
            <text:p>62</text:p>
          </table:table-cell>
          <table:table-cell table:style-name="ce11" table:formula="of:=IF([.E66]&lt;2;0;1)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39.485" calcext:value-type="float">
            <text:p>139.485</text:p>
          </table:table-cell>
          <table:table-cell table:style-name="ce12" office:value-type="float" office:value="25.5065" calcext:value-type="float">
            <text:p>25.5065</text:p>
          </table:table-cell>
          <table:table-cell table:style-name="ce12" office:value-type="float" office:value="59.9987" calcext:value-type="float">
            <text:p>59.9987</text:p>
          </table:table-cell>
          <table:table-cell table:style-name="ce12" office:value-type="float" office:value="600.832" calcext:value-type="float">
            <text:p>600.832</text:p>
          </table:table-cell>
          <table:table-cell table:style-name="ce12" office:value-type="float" office:value="536.579" calcext:value-type="float">
            <text:p>536.579</text:p>
          </table:table-cell>
          <table:table-cell table:style-name="ce12" office:value-type="float" office:value="2797.49" calcext:value-type="float">
            <text:p>2797.49</text:p>
          </table:table-cell>
          <table:table-cell table:style-name="ce42" table:formula="of:=[.H66]/[.K66]" office:value-type="percentage" office:value="0.0214473331450693" calcext:value-type="percentage">
            <text:p>2.14%</text:p>
          </table:table-cell>
          <table:table-cell table:style-name="ce42" table:formula="of:=[.I66]/[.K66]" office:value-type="percentage" office:value="0.214775387937044" calcext:value-type="percentage">
            <text:p>21.48%</text:p>
          </table:table-cell>
          <table:table-cell table:style-name="ce46" table:formula="of:=LOG([.H66]/[.I66])" office:value-type="float" office:value="-1.00061121434251" calcext:value-type="float">
            <text:p>-1.0006112143</text:p>
          </table:table-cell>
          <table:table-cell table:style-name="ce50" table:formula="of:=[.H66]-[.I66]" office:value-type="float" office:value="-540.8333" calcext:value-type="float">
            <text:p>-540.83</text:p>
          </table:table-cell>
          <table:table-cell table:style-name="ce54" office:value-type="float" office:value="0.232487662346051" calcext:value-type="float">
            <text:p>2.325E-01</text:p>
          </table:table-cell>
          <table:table-cell table:style-name="ce54" office:value-type="float" office:value="0.0784524954249804" calcext:value-type="float">
            <text:p>7.845E-02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246141447119307" calcext:value-type="float">
            <text:p>2.461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Viridiplantae</text:p>
          </table:table-cell>
          <table:table-cell table:style-name="ce12" office:value-type="string" calcext:value-type="string">
            <text:p>VIRIDI</text:p>
          </table:table-cell>
          <table:table-cell table:style-name="ce12" office:value-type="float" office:value="63" calcext:value-type="float">
            <text:p>63</text:p>
          </table:table-cell>
          <table:table-cell table:style-name="ce11" table:formula="of:=IF([.E67]&lt;2;0;1)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36.341" calcext:value-type="float">
            <text:p>136.341</text:p>
          </table:table-cell>
          <table:table-cell table:style-name="ce12" office:value-type="float" office:value="25.4434" calcext:value-type="float">
            <text:p>25.4434</text:p>
          </table:table-cell>
          <table:table-cell table:style-name="ce12" office:value-type="float" office:value="367.154" calcext:value-type="float">
            <text:p>367.154</text:p>
          </table:table-cell>
          <table:table-cell table:style-name="ce12" office:value-type="float" office:value="424.298" calcext:value-type="float">
            <text:p>424.298</text:p>
          </table:table-cell>
          <table:table-cell table:style-name="ce12" office:value-type="float" office:value="663.191" calcext:value-type="float">
            <text:p>663.191</text:p>
          </table:table-cell>
          <table:table-cell table:style-name="ce12" office:value-type="float" office:value="3338.32" calcext:value-type="float">
            <text:p>3338.32</text:p>
          </table:table-cell>
          <table:table-cell table:style-name="ce42" table:formula="of:=[.H67]/[.K67]" office:value-type="percentage" office:value="0.109981667425531" calcext:value-type="percentage">
            <text:p>11.00%</text:p>
          </table:table-cell>
          <table:table-cell table:style-name="ce42" table:formula="of:=[.I67]/[.K67]" office:value-type="percentage" office:value="0.127099259507776" calcext:value-type="percentage">
            <text:p>12.71%</text:p>
          </table:table-cell>
          <table:table-cell table:style-name="ce46" table:formula="of:=LOG([.H67]/[.I67])" office:value-type="float" office:value="-0.0628227206123026" calcext:value-type="float">
            <text:p>-0.0628227206</text:p>
          </table:table-cell>
          <table:table-cell table:style-name="ce50" table:formula="of:=[.H67]-[.I67]" office:value-type="float" office:value="-57.144" calcext:value-type="float">
            <text:p>-57.14</text:p>
          </table:table-cell>
          <table:table-cell table:style-name="ce54" office:value-type="float" office:value="0.174576693229037" calcext:value-type="float">
            <text:p>1.746E-01</text:p>
          </table:table-cell>
          <table:table-cell table:style-name="ce54" office:value-type="float" office:value="0.0760556334027385" calcext:value-type="float">
            <text:p>7.606E-02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88942676523064" calcext:value-type="float">
            <text:p>1.889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Toxoplasma gondii</text:p>
          </table:table-cell>
          <table:table-cell table:style-name="ce12" office:value-type="string" calcext:value-type="string">
            <text:p>Tgon</text:p>
          </table:table-cell>
          <table:table-cell table:style-name="ce12" office:value-type="float" office:value="64" calcext:value-type="float">
            <text:p>64</text:p>
          </table:table-cell>
          <table:table-cell table:style-name="ce11" table:formula="of:=IF([.E6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66.001" calcext:value-type="float">
            <text:p>166.001</text:p>
          </table:table-cell>
          <table:table-cell table:style-name="ce12" office:value-type="float" office:value="80.2376" calcext:value-type="float">
            <text:p>80.2376</text:p>
          </table:table-cell>
          <table:table-cell table:style-name="ce12" office:value-type="float" office:value="323.156" calcext:value-type="float">
            <text:p>323.156</text:p>
          </table:table-cell>
          <table:table-cell table:style-name="ce12" office:value-type="float" office:value="1017.68" calcext:value-type="float">
            <text:p>1017.68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1724" calcext:value-type="float">
            <text:p>1724</text:p>
          </table:table-cell>
          <table:table-cell table:style-name="ce42" table:formula="of:=[.H68]/[.K68]" office:value-type="percentage" office:value="0.187445475638051" calcext:value-type="percentage">
            <text:p>18.74%</text:p>
          </table:table-cell>
          <table:table-cell table:style-name="ce42" table:formula="of:=[.I68]/[.K68]" office:value-type="percentage" office:value="0.59030162412993" calcext:value-type="percentage">
            <text:p>59.03%</text:p>
          </table:table-cell>
          <table:table-cell table:style-name="ce46" table:formula="of:=LOG([.H68]/[.I68])" office:value-type="float" office:value="-0.498199015781409" calcext:value-type="float">
            <text:p>-0.4981990158</text:p>
          </table:table-cell>
          <table:table-cell table:style-name="ce50" table:formula="of:=[.H68]-[.I68]" office:value-type="float" office:value="-694.524" calcext:value-type="float">
            <text:p>-694.52</text:p>
          </table:table-cell>
          <table:table-cell table:style-name="ce54" office:value-type="float" office:value="0.688359621309422" calcext:value-type="float">
            <text:p>6.884E-01</text:p>
          </table:table-cell>
          <table:table-cell table:style-name="ce54" office:value-type="float" office:value="0.253104492545878" calcext:value-type="float">
            <text:p>2.531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496445230250476" calcext:value-type="float">
            <text:p>4.964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Tetrahymena thermophila</text:p>
          </table:table-cell>
          <table:table-cell table:style-name="ce12" office:value-type="string" calcext:value-type="string">
            <text:p>Tthe</text:p>
          </table:table-cell>
          <table:table-cell table:style-name="ce12" office:value-type="float" office:value="65" calcext:value-type="float">
            <text:p>65</text:p>
          </table:table-cell>
          <table:table-cell table:style-name="ce11" table:formula="of:=IF([.E69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23.646" calcext:value-type="float">
            <text:p>123.646</text:p>
          </table:table-cell>
          <table:table-cell table:style-name="ce12" office:value-type="float" office:value="248.448" calcext:value-type="float">
            <text:p>248.448</text:p>
          </table:table-cell>
          <table:table-cell table:style-name="ce12" office:value-type="float" office:value="1105.14" calcext:value-type="float">
            <text:p>1105.14</text:p>
          </table:table-cell>
          <table:table-cell table:style-name="ce12" office:value-type="float" office:value="843.659" calcext:value-type="float">
            <text:p>843.659</text:p>
          </table:table-cell>
          <table:table-cell table:style-name="ce12" office:value-type="float" office:value="674" calcext:value-type="float">
            <text:p>674</text:p>
          </table:table-cell>
          <table:table-cell table:style-name="ce12" office:value-type="float" office:value="2680" calcext:value-type="float">
            <text:p>2680</text:p>
          </table:table-cell>
          <table:table-cell table:style-name="ce42" table:formula="of:=[.H69]/[.K69]" office:value-type="percentage" office:value="0.412365671641791" calcext:value-type="percentage">
            <text:p>41.24%</text:p>
          </table:table-cell>
          <table:table-cell table:style-name="ce42" table:formula="of:=[.I69]/[.K69]" office:value-type="percentage" office:value="0.314798134328358" calcext:value-type="percentage">
            <text:p>31.48%</text:p>
          </table:table-cell>
          <table:table-cell table:style-name="ce46" table:formula="of:=LOG([.H69]/[.I69])" office:value-type="float" office:value="0.117250354422105" calcext:value-type="float">
            <text:p>0.1172503544</text:p>
          </table:table-cell>
          <table:table-cell table:style-name="ce50" table:formula="of:=[.H69]-[.I69]" office:value-type="float" office:value="261.481" calcext:value-type="float">
            <text:p>261.48</text:p>
          </table:table-cell>
          <table:table-cell table:style-name="ce54" office:value-type="float" office:value="0.780641625854191" calcext:value-type="float">
            <text:p>7.806E-01</text:p>
          </table:table-cell>
          <table:table-cell table:style-name="ce54" office:value-type="float" office:value="1.32157222965351" calcext:value-type="float">
            <text:p>1.322E+00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45638821027181" calcext:value-type="float">
            <text:p>1.456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Alveolata</text:p>
          </table:table-cell>
          <table:table-cell table:style-name="ce12" office:value-type="string" calcext:value-type="string">
            <text:p>ALVEO</text:p>
          </table:table-cell>
          <table:table-cell table:style-name="ce12" office:value-type="float" office:value="66" calcext:value-type="float">
            <text:p>66</text:p>
          </table:table-cell>
          <table:table-cell table:style-name="ce11" table:formula="of:=IF([.E70]&lt;2;0;1)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306.295" calcext:value-type="float">
            <text:p>306.295</text:p>
          </table:table-cell>
          <table:table-cell table:style-name="ce12" office:value-type="float" office:value="0.615099" calcext:value-type="float">
            <text:p>0.615099</text:p>
          </table:table-cell>
          <table:table-cell table:style-name="ce12" office:value-type="float" office:value="63.9016" calcext:value-type="float">
            <text:p>63.9016</text:p>
          </table:table-cell>
          <table:table-cell table:style-name="ce12" office:value-type="float" office:value="970.954" calcext:value-type="float">
            <text:p>970.954</text:p>
          </table:table-cell>
          <table:table-cell table:style-name="ce12" office:value-type="float" office:value="477.456" calcext:value-type="float">
            <text:p>477.456</text:p>
          </table:table-cell>
          <table:table-cell table:style-name="ce12" office:value-type="float" office:value="2418.52" calcext:value-type="float">
            <text:p>2418.52</text:p>
          </table:table-cell>
          <table:table-cell table:style-name="ce42" table:formula="of:=[.H70]/[.K70]" office:value-type="percentage" office:value="0.0264217786084051" calcext:value-type="percentage">
            <text:p>2.64%</text:p>
          </table:table-cell>
          <table:table-cell table:style-name="ce42" table:formula="of:=[.I70]/[.K70]" office:value-type="percentage" office:value="0.401466185931892" calcext:value-type="percentage">
            <text:p>40.15%</text:p>
          </table:table-cell>
          <table:table-cell table:style-name="ce46" table:formula="of:=LOG([.H70]/[.I70])" office:value-type="float" office:value="-1.18168692284726" calcext:value-type="float">
            <text:p>-1.1816869228</text:p>
          </table:table-cell>
          <table:table-cell table:style-name="ce50" table:formula="of:=[.H70]-[.I70]" office:value-type="float" office:value="-907.0524" calcext:value-type="float">
            <text:p>-907.05</text:p>
          </table:table-cell>
          <table:table-cell table:style-name="ce54" office:value-type="float" office:value="0.453113316767774" calcext:value-type="float">
            <text:p>4.531E-01</text:p>
          </table:table-cell>
          <table:table-cell table:style-name="ce54" office:value-type="float" office:value="0.0000101659524762726" calcext:value-type="float">
            <text:p>1.017E-05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157049117872638" calcext:value-type="float">
            <text:p>1.570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Bigelowiella natans</text:p>
          </table:table-cell>
          <table:table-cell table:style-name="ce12" office:value-type="string" calcext:value-type="string">
            <text:p>Bnat</text:p>
          </table:table-cell>
          <table:table-cell table:style-name="ce12" office:value-type="float" office:value="67" calcext:value-type="float">
            <text:p>67</text:p>
          </table:table-cell>
          <table:table-cell table:style-name="ce11" table:formula="of:=IF([.E7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51.182" calcext:value-type="float">
            <text:p>251.182</text:p>
          </table:table-cell>
          <table:table-cell table:style-name="ce12" office:value-type="float" office:value="162.676" calcext:value-type="float">
            <text:p>162.676</text:p>
          </table:table-cell>
          <table:table-cell table:style-name="ce12" office:value-type="float" office:value="1070.56" calcext:value-type="float">
            <text:p>1070.56</text:p>
          </table:table-cell>
          <table:table-cell table:style-name="ce12" office:value-type="float" office:value="1323.14" calcext:value-type="float">
            <text:p>1323.14</text:p>
          </table:table-cell>
          <table:table-cell table:style-name="ce12" office:value-type="float" office:value="725" calcext:value-type="float">
            <text:p>725</text:p>
          </table:table-cell>
          <table:table-cell table:style-name="ce12" office:value-type="float" office:value="3073" calcext:value-type="float">
            <text:p>3073</text:p>
          </table:table-cell>
          <table:table-cell table:style-name="ce42" table:formula="of:=[.H71]/[.K71]" office:value-type="percentage" office:value="0.348376179629027" calcext:value-type="percentage">
            <text:p>34.84%</text:p>
          </table:table-cell>
          <table:table-cell table:style-name="ce42" table:formula="of:=[.I71]/[.K71]" office:value-type="percentage" office:value="0.430569476082005" calcext:value-type="percentage">
            <text:p>43.06%</text:p>
          </table:table-cell>
          <table:table-cell table:style-name="ce46" table:formula="of:=LOG([.H71]/[.I71])" office:value-type="float" office:value="-0.091994786308757" calcext:value-type="float">
            <text:p>-0.0919947863</text:p>
          </table:table-cell>
          <table:table-cell table:style-name="ce50" table:formula="of:=[.H71]-[.I71]" office:value-type="float" office:value="-252.58" calcext:value-type="float">
            <text:p>-252.58</text:p>
          </table:table-cell>
          <table:table-cell table:style-name="ce54" office:value-type="float" office:value="0.677309067451685" calcext:value-type="float">
            <text:p>6.773E-01</text:p>
          </table:table-cell>
          <table:table-cell table:style-name="ce54" office:value-type="float" office:value="0.357258110257001" calcext:value-type="float">
            <text:p>3.573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66796808807942" calcext:value-type="float">
            <text:p>1.668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5" office:value-type="string" calcext:value-type="string">
            <text:p>Ectocarpus siliculosus</text:p>
          </table:table-cell>
          <table:table-cell table:style-name="ce12" office:value-type="string" calcext:value-type="string">
            <text:p>Esil</text:p>
          </table:table-cell>
          <table:table-cell table:style-name="ce12" office:value-type="float" office:value="68" calcext:value-type="float">
            <text:p>68</text:p>
          </table:table-cell>
          <table:table-cell table:style-name="ce11" table:formula="of:=IF([.E72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30.414" calcext:value-type="float">
            <text:p>230.414</text:p>
          </table:table-cell>
          <table:table-cell table:style-name="ce12" office:value-type="float" office:value="223.443" calcext:value-type="float">
            <text:p>223.443</text:p>
          </table:table-cell>
          <table:table-cell table:style-name="ce12" office:value-type="float" office:value="1026.68" calcext:value-type="float">
            <text:p>1026.68</text:p>
          </table:table-cell>
          <table:table-cell table:style-name="ce12" office:value-type="float" office:value="857.598" calcext:value-type="float">
            <text:p>857.598</text:p>
          </table:table-cell>
          <table:table-cell table:style-name="ce12" office:value-type="float" office:value="721" calcext:value-type="float">
            <text:p>721</text:p>
          </table:table-cell>
          <table:table-cell table:style-name="ce12" office:value-type="float" office:value="3531" calcext:value-type="float">
            <text:p>3531</text:p>
          </table:table-cell>
          <table:table-cell table:style-name="ce42" table:formula="of:=[.H72]/[.K72]" office:value-type="percentage" office:value="0.290761823845936" calcext:value-type="percentage">
            <text:p>29.08%</text:p>
          </table:table-cell>
          <table:table-cell table:style-name="ce42" table:formula="of:=[.I72]/[.K72]" office:value-type="percentage" office:value="0.242876805437553" calcext:value-type="percentage">
            <text:p>24.29%</text:p>
          </table:table-cell>
          <table:table-cell table:style-name="ce46" table:formula="of:=LOG([.H72]/[.I72])" office:value-type="float" office:value="0.0781513423983443" calcext:value-type="float">
            <text:p>0.0781513424</text:p>
          </table:table-cell>
          <table:table-cell table:style-name="ce50" table:formula="of:=[.H72]-[.I72]" office:value-type="float" office:value="169.082" calcext:value-type="float">
            <text:p>169.08</text:p>
          </table:table-cell>
          <table:table-cell table:style-name="ce54" office:value-type="float" office:value="0.433054672188323" calcext:value-type="float">
            <text:p>4.331E-01</text:p>
          </table:table-cell>
          <table:table-cell table:style-name="ce54" office:value-type="float" office:value="0.652293893033135" calcext:value-type="float">
            <text:p>6.523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224237858277778" calcext:value-type="float">
            <text:p>2.242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5" office:value-type="string" calcext:value-type="string">
            <text:p>Phytophthora infestans</text:p>
          </table:table-cell>
          <table:table-cell table:style-name="ce12" office:value-type="string" calcext:value-type="string">
            <text:p>Pinf</text:p>
          </table:table-cell>
          <table:table-cell table:style-name="ce12" office:value-type="float" office:value="69" calcext:value-type="float">
            <text:p>69</text:p>
          </table:table-cell>
          <table:table-cell table:style-name="ce11" table:formula="of:=IF([.E73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13.35" calcext:value-type="float">
            <text:p>213.35</text:p>
          </table:table-cell>
          <table:table-cell table:style-name="ce12" office:value-type="float" office:value="270.21" calcext:value-type="float">
            <text:p>270.21</text:p>
          </table:table-cell>
          <table:table-cell table:style-name="ce12" office:value-type="float" office:value="1185.54" calcext:value-type="float">
            <text:p>1185.54</text:p>
          </table:table-cell>
          <table:table-cell table:style-name="ce12" office:value-type="float" office:value="879.457" calcext:value-type="float">
            <text:p>879.457</text:p>
          </table:table-cell>
          <table:table-cell table:style-name="ce12" office:value-type="float" office:value="823" calcext:value-type="float">
            <text:p>823</text:p>
          </table:table-cell>
          <table:table-cell table:style-name="ce12" office:value-type="float" office:value="3668" calcext:value-type="float">
            <text:p>3668</text:p>
          </table:table-cell>
          <table:table-cell table:style-name="ce42" table:formula="of:=[.H73]/[.K73]" office:value-type="percentage" office:value="0.323211559432933" calcext:value-type="percentage">
            <text:p>32.32%</text:p>
          </table:table-cell>
          <table:table-cell table:style-name="ce42" table:formula="of:=[.I73]/[.K73]" office:value-type="percentage" office:value="0.239764721919302" calcext:value-type="percentage">
            <text:p>23.98%</text:p>
          </table:table-cell>
          <table:table-cell table:style-name="ce46" table:formula="of:=LOG([.H73]/[.I73])" office:value-type="float" office:value="0.129701601611012" calcext:value-type="float">
            <text:p>0.1297016016</text:p>
          </table:table-cell>
          <table:table-cell table:style-name="ce50" table:formula="of:=[.H73]-[.I73]" office:value-type="float" office:value="306.083" calcext:value-type="float">
            <text:p>306.08</text:p>
          </table:table-cell>
          <table:table-cell table:style-name="ce54" office:value-type="float" office:value="0.471834110845242" calcext:value-type="float">
            <text:p>4.718E-01</text:p>
          </table:table-cell>
          <table:table-cell table:style-name="ce54" office:value-type="float" office:value="0.778875366028182" calcext:value-type="float">
            <text:p>7.789E-01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241272177279191" calcext:value-type="float">
            <text:p>2.413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Stramenopila/Heterokonta</text:p>
          </table:table-cell>
          <table:table-cell table:style-name="ce13" office:value-type="string" calcext:value-type="string">
            <text:p>STRAM</text:p>
          </table:table-cell>
          <table:table-cell table:style-name="ce12" office:value-type="float" office:value="70" calcext:value-type="float">
            <text:p>70</text:p>
          </table:table-cell>
          <table:table-cell table:style-name="ce11" table:formula="of:=IF([.E74]&lt;2;0;1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2" office:value-type="float" office:value="150.693" calcext:value-type="float">
            <text:p>150.693</text:p>
          </table:table-cell>
          <table:table-cell table:style-name="ce12" office:value-type="float" office:value="4.52941" calcext:value-type="float">
            <text:p>4.52941</text:p>
          </table:table-cell>
          <table:table-cell table:style-name="ce12" office:value-type="float" office:value="375.085" calcext:value-type="float">
            <text:p>375.085</text:p>
          </table:table-cell>
          <table:table-cell table:style-name="ce12" office:value-type="float" office:value="338.746" calcext:value-type="float">
            <text:p>338.746</text:p>
          </table:table-cell>
          <table:table-cell table:style-name="ce12" office:value-type="float" office:value="710.297" calcext:value-type="float">
            <text:p>710.297</text:p>
          </table:table-cell>
          <table:table-cell table:style-name="ce12" office:value-type="float" office:value="3361.91" calcext:value-type="float">
            <text:p>3361.91</text:p>
          </table:table-cell>
          <table:table-cell table:style-name="ce42" table:formula="of:=[.H74]/[.K74]" office:value-type="percentage" office:value="0.111569018801812" calcext:value-type="percentage">
            <text:p>11.16%</text:p>
          </table:table-cell>
          <table:table-cell table:style-name="ce42" table:formula="of:=[.I74]/[.K74]" office:value-type="percentage" office:value="0.100759984651582" calcext:value-type="percentage">
            <text:p>10.08%</text:p>
          </table:table-cell>
          <table:table-cell table:style-name="ce46" table:formula="of:=LOG([.H74]/[.I74])" office:value-type="float" office:value="0.0442555210037661" calcext:value-type="float">
            <text:p>0.044255521</text:p>
          </table:table-cell>
          <table:table-cell table:style-name="ce50" table:formula="of:=[.H74]-[.I74]" office:value-type="float" office:value="36.339" calcext:value-type="float">
            <text:p>36.34</text:p>
          </table:table-cell>
          <table:table-cell table:style-name="ce54" office:value-type="float" office:value="0.141361246514123" calcext:value-type="float">
            <text:p>1.414E-01</text:p>
          </table:table-cell>
          <table:table-cell table:style-name="ce54" office:value-type="float" office:value="0.0000101629271098232" calcext:value-type="float">
            <text:p>1.016E-05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238534257039591" calcext:value-type="float">
            <text:p>2.385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SAR (Stram+Alveolata+Rhizaria)</text:p>
          </table:table-cell>
          <table:table-cell table:style-name="ce12" office:value-type="string" calcext:value-type="string">
            <text:p>SAR</text:p>
          </table:table-cell>
          <table:table-cell table:style-name="ce12" office:value-type="float" office:value="71" calcext:value-type="float">
            <text:p>71</text:p>
          </table:table-cell>
          <table:table-cell table:style-name="ce11" table:formula="of:=IF([.E75]&lt;2;0;1)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53.4454" calcext:value-type="float">
            <text:p>53.4454</text:p>
          </table:table-cell>
          <table:table-cell table:style-name="ce12" office:value-type="float" office:value="137.576" calcext:value-type="float">
            <text:p>137.576</text:p>
          </table:table-cell>
          <table:table-cell table:style-name="ce12" office:value-type="float" office:value="61.7077" calcext:value-type="float">
            <text:p>61.7077</text:p>
          </table:table-cell>
          <table:table-cell table:style-name="ce12" office:value-type="float" office:value="131.597" calcext:value-type="float">
            <text:p>131.597</text:p>
          </table:table-cell>
          <table:table-cell table:style-name="ce12" office:value-type="float" office:value="864.223" calcext:value-type="float">
            <text:p>864.223</text:p>
          </table:table-cell>
          <table:table-cell table:style-name="ce12" office:value-type="float" office:value="3325.57" calcext:value-type="float">
            <text:p>3325.57</text:p>
          </table:table-cell>
          <table:table-cell table:style-name="ce42" table:formula="of:=[.H75]/[.K75]" office:value-type="percentage" office:value="0.0185555258196339" calcext:value-type="percentage">
            <text:p>1.86%</text:p>
          </table:table-cell>
          <table:table-cell table:style-name="ce42" table:formula="of:=[.I75]/[.K75]" office:value-type="percentage" office:value="0.0395712614679589" calcext:value-type="percentage">
            <text:p>3.96%</text:p>
          </table:table-cell>
          <table:table-cell table:style-name="ce46" table:formula="of:=LOG([.H75]/[.I75])" office:value-type="float" office:value="-0.328906629358236" calcext:value-type="float">
            <text:p>-0.3289066294</text:p>
          </table:table-cell>
          <table:table-cell table:style-name="ce50" table:formula="of:=[.H75]-[.I75]" office:value-type="float" office:value="-69.8893" calcext:value-type="float">
            <text:p>-69.89</text:p>
          </table:table-cell>
          <table:table-cell table:style-name="ce54" office:value-type="float" office:value="0.0528281371425073" calcext:value-type="float">
            <text:p>5.283E-02</text:p>
          </table:table-cell>
          <table:table-cell table:style-name="ce54" office:value-type="float" office:value="1.81537867337003" calcext:value-type="float">
            <text:p>1.815E+00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0962384464561303" calcext:value-type="float">
            <text:p>9.624E-03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Bikonta/Diaphoratickes</text:p>
          </table:table-cell>
          <table:table-cell table:style-name="ce12" office:value-type="string" calcext:value-type="string">
            <text:p>BIKONT</text:p>
          </table:table-cell>
          <table:table-cell table:style-name="ce12" office:value-type="float" office:value="72" calcext:value-type="float">
            <text:p>72</text:p>
          </table:table-cell>
          <table:table-cell table:style-name="ce11" table:formula="of:=IF([.E76]&lt;2;0;1)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2.04739" calcext:value-type="float">
            <text:p>2.04739</text:p>
          </table:table-cell>
          <table:table-cell table:style-name="ce12" office:value-type="float" office:value="585.35" calcext:value-type="float">
            <text:p>585.35</text:p>
          </table:table-cell>
          <table:table-cell table:style-name="ce12" office:value-type="float" office:value="337.354" calcext:value-type="float">
            <text:p>337.354</text:p>
          </table:table-cell>
          <table:table-cell table:style-name="ce12" office:value-type="float" office:value="159.918" calcext:value-type="float">
            <text:p>159.918</text:p>
          </table:table-cell>
          <table:table-cell table:style-name="ce12" office:value-type="float" office:value="780.452" calcext:value-type="float">
            <text:p>780.452</text:p>
          </table:table-cell>
          <table:table-cell table:style-name="ce12" office:value-type="float" office:value="3395.46" calcext:value-type="float">
            <text:p>3395.46</text:p>
          </table:table-cell>
          <table:table-cell table:style-name="ce42" table:formula="of:=[.H76]/[.K76]" office:value-type="percentage" office:value="0.0993544320946205" calcext:value-type="percentage">
            <text:p>9.94%</text:p>
          </table:table-cell>
          <table:table-cell table:style-name="ce42" table:formula="of:=[.I76]/[.K76]" office:value-type="percentage" office:value="0.0470975950239437" calcext:value-type="percentage">
            <text:p>4.71%</text:p>
          </table:table-cell>
          <table:table-cell table:style-name="ce46" table:formula="of:=LOG([.H76]/[.I76])" office:value-type="float" office:value="0.324188514263928" calcext:value-type="float">
            <text:p>0.3241885143</text:p>
          </table:table-cell>
          <table:table-cell table:style-name="ce50" table:formula="of:=[.H76]-[.I76]" office:value-type="float" office:value="177.436" calcext:value-type="float">
            <text:p>177.44</text:p>
          </table:table-cell>
          <table:table-cell table:style-name="ce54" office:value-type="float" office:value="0.0619986081580344" calcext:value-type="float">
            <text:p>6.200E-02</text:p>
          </table:table-cell>
          <table:table-cell table:style-name="ce54" office:value-type="float" office:value="5.63704839031021" calcext:value-type="float">
            <text:p>5.637E+00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440052020288522" calcext:value-type="float">
            <text:p>4.401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Naegleria gruberi</text:p>
          </table:table-cell>
          <table:table-cell table:style-name="ce12" office:value-type="string" calcext:value-type="string">
            <text:p>Ngru</text:p>
          </table:table-cell>
          <table:table-cell table:style-name="ce12" office:value-type="float" office:value="73" calcext:value-type="float">
            <text:p>73</text:p>
          </table:table-cell>
          <table:table-cell table:style-name="ce11" table:formula="of:=IF([.E77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3.9355" calcext:value-type="float">
            <text:p>13.9355</text:p>
          </table:table-cell>
          <table:table-cell table:style-name="ce12" office:value-type="float" office:value="405.358" calcext:value-type="float">
            <text:p>405.358</text:p>
          </table:table-cell>
          <table:table-cell table:style-name="ce12" office:value-type="float" office:value="1135.48" calcext:value-type="float">
            <text:p>1135.48</text:p>
          </table:table-cell>
          <table:table-cell table:style-name="ce12" office:value-type="float" office:value="1346.51" calcext:value-type="float">
            <text:p>1346.51</text:p>
          </table:table-cell>
          <table:table-cell table:style-name="ce12" office:value-type="float" office:value="686" calcext:value-type="float">
            <text:p>686</text:p>
          </table:table-cell>
          <table:table-cell table:style-name="ce12" office:value-type="float" office:value="3007" calcext:value-type="float">
            <text:p>3007</text:p>
          </table:table-cell>
          <table:table-cell table:style-name="ce42" table:formula="of:=[.H77]/[.K77]" office:value-type="percentage" office:value="0.377612238111074" calcext:value-type="percentage">
            <text:p>37.76%</text:p>
          </table:table-cell>
          <table:table-cell table:style-name="ce42" table:formula="of:=[.I77]/[.K77]" office:value-type="percentage" office:value="0.447791819088793" calcext:value-type="percentage">
            <text:p>44.78%</text:p>
          </table:table-cell>
          <table:table-cell table:style-name="ce46" table:formula="of:=LOG([.H77]/[.I77])" office:value-type="float" office:value="-0.07403009400179" calcext:value-type="float">
            <text:p>-0.074030094</text:p>
          </table:table-cell>
          <table:table-cell table:style-name="ce50" table:formula="of:=[.H77]-[.I77]" office:value-type="float" office:value="-211.03" calcext:value-type="float">
            <text:p>-211.03</text:p>
          </table:table-cell>
          <table:table-cell table:style-name="ce54" office:value-type="float" office:value="0.699547708575352" calcext:value-type="float">
            <text:p>6.995E-01</text:p>
          </table:table-cell>
          <table:table-cell table:style-name="ce54" office:value-type="float" office:value="1.00090368450203" calcext:value-type="float">
            <text:p>1.001E+00</text:p>
          </table:table-cell>
          <table:table-cell table:style-name="ce54" office:value-type="float" office:value="1" calcext:value-type="float">
            <text:p>1.000E+00</text:p>
          </table:table-cell>
          <table:table-cell table:style-name="ce54" office:value-type="float" office:value="0.0167547237400581" calcext:value-type="float">
            <text:p>1.675E-02</text:p>
          </table:table-cell>
          <table:table-cell table:style-name="ce54"/>
          <table:table-cell table:number-columns-repeated="1002"/>
        </table:table-row>
        <table:table-row table:style-name="ro4">
          <table:table-cell table:style-name="ce3" office:value-type="string" calcext:value-type="string">
            <text:p>Ancestral eukaryote (root)</text:p>
          </table:table-cell>
          <table:table-cell table:style-name="ce19" office:value-type="string" calcext:value-type="string">
            <text:p>LECA</text:p>
          </table:table-cell>
          <table:table-cell table:style-name="ce19" office:value-type="float" office:value="74" calcext:value-type="float">
            <text:p>74</text:p>
          </table:table-cell>
          <table:table-cell table:style-name="ce11" table:formula="of:=IF([.E78]&lt;2;0;1)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77.348" calcext:value-type="float">
            <text:p>177.348</text:p>
          </table:table-cell>
          <table:table-cell table:style-name="ce19" office:value-type="float" office:value="3218.03" calcext:value-type="float">
            <text:p>3218.03</text:p>
          </table:table-cell>
          <table:table-cell table:style-name="ce42" table:formula="of:=[.H78]/[.K78]" office:value-type="percentage" office:value="0" calcext:value-type="percentage">
            <text:p>0.00%</text:p>
          </table:table-cell>
          <table:table-cell table:style-name="ce42" table:formula="of:=[.I78]/[.K78]" office:value-type="percentage" office:value="0" calcext:value-type="percentage">
            <text:p>0.00%</text:p>
          </table:table-cell>
          <table:table-cell table:style-name="ce46"/>
          <table:table-cell table:style-name="ce52"/>
          <table:table-cell table:style-name="ce3" table:number-columns-repeated="5"/>
          <table:table-cell table:number-columns-repeated="1002"/>
        </table:table-row>
        <table:table-row table:style-name="ro5" table:number-rows-repeated="5">
          <table:table-cell table:style-name="ce3" table:number-columns-repeated="15"/>
          <table:table-cell table:style-name="Default" table:number-columns-repeated="5"/>
          <table:table-cell table:number-columns-repeated="1002"/>
        </table:table-row>
        <table:table-row table:style-name="ro5" table:number-rows-repeated="1048492">
          <table:table-cell table:number-columns-repeated="1022"/>
        </table:table-row>
        <table:table-row table:style-name="ro5">
          <table:table-cell table:number-columns-repeated="1022"/>
        </table:table-row>
        <calcext:conditional-formats>
          <calcext:conditional-format calcext:target-range-address="Full1.N5:Full1.N78">
            <calcext:color-scale>
              <calcext:color-scale-entry calcext:value="0" calcext:type="minimum" calcext:color="#ff6666"/>
              <calcext:color-scale-entry calcext:value="0" calcext:type="number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ull1.A4:Full1.S78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7P0"/>
    </number:currency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percentage-style style:name="N134">
      <number:number number:decimal-places="1" loext:min-decimal-places="1" number:min-integer-digits="1"/>
      <number:text>%</number:text>
    </number:percentage-style>
    <number:number-style style:name="N135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1:08:30.762074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 </meta:initial-creator>
    <meta:creation-date>2016-11-30T15:42:46.169598656</meta:creation-date>
    <dc:date>2017-01-27T11:12:08.440159376</dc:date>
    <meta:editing-duration>PT4H53M40S</meta:editing-duration>
    <meta:editing-cycles>34</meta:editing-cycles>
    <meta:generator>LibreOffice/5.0.6.2$Linux_X86_64 LibreOffice_project/00m0$Build-2</meta:generator>
    <dc:creator>xavi </dc:creator>
    <meta:document-statistic meta:table-count="1" meta:cell-count="1441" meta:object-count="0"/>
  </office:meta>
</office:document-meta>
</file>